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5819in" fo:margin-left="-0.075in" fo:margin-top="0in" fo:margin-bottom="0in" table:align="left" style:writing-mode="lr-tb"/>
    </style:style>
    <style:style style:name="Table1.A" style:family="table-column">
      <style:table-column-properties style:column-width="5.3861in"/>
    </style:style>
    <style:style style:name="Table1.B" style:family="table-column">
      <style:table-column-properties style:column-width="2.1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background-color="#8db3e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fo:background-color="#c4bc9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5" style:family="table-cell">
      <style:table-cell-properties fo:background-color="#e5b8b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30" style:family="table-row">
      <style:table-row-properties style:min-row-height="0.1736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" style:family="paragraph" style:parent-style-name="Normal_20__28_Web_29_">
      <style:paragraph-properties fo:margin-top="0.1945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4" style:family="paragraph" style:parent-style-name="Normal_20__28_Web_29_">
      <style:paragraph-properties fo:margin-top="0in" fo:margin-bottom="0.1945in" style:contextual-spacing="false" fo:text-align="start" style:justify-single-word="false" fo:orphans="2" fo:widows="2"/>
      <style:text-properties fo:language="fr" fo:country="FR" fo:font-weight="bold" style:letter-kerning="false" style:font-weight-asian="bold" style:language-complex="ar" style:country-complex="SA" style:font-weight-complex="bold"/>
    </style:style>
    <style:style style:name="P5" style:family="paragraph" style:parent-style-name="Normal_20__28_Web_29_">
      <style:paragraph-properties fo:margin-top="0.1945in" fo:margin-bottom="0.1945in" style:contextual-spacing="false" fo:text-align="start" style:justify-single-word="false" fo:orphans="2" fo:widows="2"/>
      <style:text-properties fo:language="fr" fo:country="FR" fo:font-weight="bold" style:letter-kerning="false" style:font-weight-asian="bold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c9211e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c9211e" loext:opacity="100%" style:font-name="Times New Roman" fo:font-size="12pt" fo:language="fr" fo:country="FR" fo:font-weight="bold" style:letter-kerning="false" style:font-name-asian="Times New Roman1" style:font-size-asian="12pt" style:language-asian="fr" style:country-asian="FR" style:font-weight-asian="bold" style:font-name-complex="Times New Roman1" style:font-size-complex="12pt" style:language-complex="ar" style:country-complex="SA" style:font-weight-complex="bold"/>
    </style:style>
    <style:style style:name="P8" style:family="paragraph" style:parent-style-name="Normal_20__28_Web_29_" style:list-style-name="WWNum87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9" style:family="paragraph" style:parent-style-name="Normal_20__28_Web_29_" style:list-style-name="WWNum87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0" style:family="paragraph" style:parent-style-name="Normal_20__28_Web_29_" style:list-style-name="WWNum87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1" style:family="paragraph" style:parent-style-name="Normal_20__28_Web_29_" style:list-style-name="WWNum88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2" style:family="paragraph" style:parent-style-name="Normal_20__28_Web_29_" style:list-style-name="WWNum88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3" style:family="paragraph" style:parent-style-name="Normal_20__28_Web_29_" style:list-style-name="WWNum88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4" style:family="paragraph" style:parent-style-name="Normal_20__28_Web_29_" style:list-style-name="WWNum89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5" style:family="paragraph" style:parent-style-name="Normal_20__28_Web_29_" style:list-style-name="WWNum89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6" style:family="paragraph" style:parent-style-name="Normal_20__28_Web_29_" style:list-style-name="WWNum90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7" style:family="paragraph" style:parent-style-name="Normal_20__28_Web_29_" style:list-style-name="WWNum90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8" style:family="paragraph" style:parent-style-name="Normal_20__28_Web_29_" style:list-style-name="WWNum91">
      <style:paragraph-properties fo:margin-top="0.1945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" style:family="paragraph" style:parent-style-name="Normal_20__28_Web_29_" style:list-style-name="WWNum92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0" style:family="paragraph" style:parent-style-name="Normal_20__28_Web_29_" style:list-style-name="WWNum92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1" style:family="paragraph" style:parent-style-name="Normal_20__28_Web_29_" style:list-style-name="WWNum92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2" style:family="paragraph" style:parent-style-name="Normal_20__28_Web_29_" style:list-style-name="WWNum93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3" style:family="paragraph" style:parent-style-name="Normal_20__28_Web_29_" style:list-style-name="WWNum93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4" style:family="paragraph" style:parent-style-name="Normal_20__28_Web_29_" style:list-style-name="WWNum93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5" style:family="paragraph" style:parent-style-name="Normal_20__28_Web_29_" style:list-style-name="WWNum94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6" style:family="paragraph" style:parent-style-name="Normal_20__28_Web_29_" style:list-style-name="WWNum94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7" style:family="paragraph" style:parent-style-name="Normal_20__28_Web_29_" style:list-style-name="WWNum95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8" style:family="paragraph" style:parent-style-name="Normal_20__28_Web_29_" style:list-style-name="WWNum95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9" style:family="paragraph" style:parent-style-name="Normal_20__28_Web_29_" style:list-style-name="WWNum96">
      <style:paragraph-properties fo:margin-top="0.1945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30" style:family="paragraph" style:parent-style-name="Quotations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" style:family="paragraph" style:parent-style-name="Quotations" style:list-style-name="L1"/>
    <style:style style:name="P32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" style:family="paragraph" style:parent-style-name="Standard" style:list-style-name="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" style:family="paragraph" style:parent-style-name="Standard" style:list-style-name="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" style:family="paragraph" style:parent-style-name="Standard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7" style:family="paragraph" style:parent-style-name="Standard" style:list-style-name="WWNum1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8" style:family="paragraph" style:parent-style-name="Standard" style:list-style-name="WWNum1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9" style:family="paragraph" style:parent-style-name="Standard" style:list-style-name="WWNum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0" style:family="paragraph" style:parent-style-name="Standard" style:list-style-name="WWNum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1" style:family="paragraph" style:parent-style-name="Standard" style:list-style-name="WWNum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2" style:family="paragraph" style:parent-style-name="Standard" style:list-style-name="WWNum3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3" style:family="paragraph" style:parent-style-name="Standard" style:list-style-name="WWNum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4" style:family="paragraph" style:parent-style-name="Standard" style:list-style-name="WWNum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5" style:family="paragraph" style:parent-style-name="Standard" style:list-style-name="WWNum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6" style:family="paragraph" style:parent-style-name="Standard" style:list-style-name="WWNum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7" style:family="paragraph" style:parent-style-name="Standard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8" style:family="paragraph" style:parent-style-name="Standard" style:list-style-name="WWNum4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9" style:family="paragraph" style:parent-style-name="Standard" style:list-style-name="WWNum4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0" style:family="paragraph" style:parent-style-name="Standard" style:list-style-name="WWNum4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1" style:family="paragraph" style:parent-style-name="Standard" style:list-style-name="WWNum4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2" style:family="paragraph" style:parent-style-name="Standard" style:list-style-name="WWNum4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3" style:family="paragraph" style:parent-style-name="Standard" style:list-style-name="WWNum4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4" style:family="paragraph" style:parent-style-name="Standard" style:list-style-name="WWNum4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5" style:family="paragraph" style:parent-style-name="Standard" style:list-style-name="WWNum4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7" style:family="paragraph" style:parent-style-name="Standard" style:list-style-name="WWNum4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8" style:family="paragraph" style:parent-style-name="Standard" style:list-style-name="WWNum4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9" style:family="paragraph" style:parent-style-name="Standard" style:list-style-name="WWNum4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0" style:family="paragraph" style:parent-style-name="Standard" style:list-style-name="WWNum4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1" style:family="paragraph" style:parent-style-name="Standard" style:list-style-name="WWNum49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2" style:family="paragraph" style:parent-style-name="Standard" style:list-style-name="WWNum5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3" style:family="paragraph" style:parent-style-name="Standard" style:list-style-name="WWNum5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4" style:family="paragraph" style:parent-style-name="Standard" style:list-style-name="WWNum5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5" style:family="paragraph" style:parent-style-name="Standard" style:list-style-name="WWNum5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6" style:family="paragraph" style:parent-style-name="Standard" style:list-style-name="WWNum5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7" style:family="paragraph" style:parent-style-name="Standard" style:list-style-name="WWNum5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8" style:family="paragraph" style:parent-style-name="Standard" style:list-style-name="WWNum54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9" style:family="paragraph" style:parent-style-name="Standard" style:list-style-name="WWNum5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0" style:family="paragraph" style:parent-style-name="Standard" style:list-style-name="WWNum5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1" style:family="paragraph" style:parent-style-name="Standard" style:list-style-name="WWNum57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2" style:family="paragraph" style:parent-style-name="Standard" style:list-style-name="WWNum57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3" style:family="paragraph" style:parent-style-name="Standard" style:list-style-name="WWNum58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4" style:family="paragraph" style:parent-style-name="Standard" style:list-style-name="WWNum58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5" style:family="paragraph" style:parent-style-name="Standard" style:list-style-name="WWNum59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6" style:family="paragraph" style:parent-style-name="Standard" style:list-style-name="WWNum59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7" style:family="paragraph" style:parent-style-name="Standard" style:list-style-name="WWNum60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8" style:family="paragraph" style:parent-style-name="Standard" style:list-style-name="WWNum61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9" style:family="paragraph" style:parent-style-name="Standard" style:list-style-name="WWNum6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0" style:family="paragraph" style:parent-style-name="Standard" style:list-style-name="WWNum6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1" style:family="paragraph" style:parent-style-name="Standard" style:list-style-name="WWNum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2" style:family="paragraph" style:parent-style-name="Standard" style:list-style-name="WWNum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3" style:family="paragraph" style:parent-style-name="Standard" style:list-style-name="WWNum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4" style:family="paragraph" style:parent-style-name="Standard" style:list-style-name="WWNum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5" style:family="paragraph" style:parent-style-name="Standard" style:list-style-name="WWNum9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6" style:family="paragraph" style:parent-style-name="Standard" style:list-style-name="WWNum9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7" style:family="paragraph" style:parent-style-name="Standard" style:list-style-name="WWNum1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8" style:family="paragraph" style:parent-style-name="Standard" style:list-style-name="WWNum11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9" style:family="paragraph" style:parent-style-name="Standard" style:list-style-name="WWNum11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0" style:family="paragraph" style:parent-style-name="Standard" style:list-style-name="WWNum1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1" style:family="paragraph" style:parent-style-name="Standard" style:list-style-name="WWNum1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2" style:family="paragraph" style:parent-style-name="Standard" style:list-style-name="WWNum13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3" style:family="paragraph" style:parent-style-name="Standard" style:list-style-name="WWNum14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4" style:family="paragraph" style:parent-style-name="Standard" style:list-style-name="WWNum1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5" style:family="paragraph" style:parent-style-name="Standard" style:list-style-name="WWNum1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6" style:family="paragraph" style:parent-style-name="Standard" style:list-style-name="WWNum1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7" style:family="paragraph" style:parent-style-name="Standard" style:list-style-name="WWNum1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8" style:family="paragraph" style:parent-style-name="Standard" style:list-style-name="WWNum1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9" style:family="paragraph" style:parent-style-name="Standard" style:list-style-name="WWNum1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0" style:family="paragraph" style:parent-style-name="Standard" style:list-style-name="WWNum19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1" style:family="paragraph" style:parent-style-name="Standard" style:list-style-name="WWNum20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2" style:family="paragraph" style:parent-style-name="Standard" style:list-style-name="WWNum20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3" style:family="paragraph" style:parent-style-name="Standard" style:list-style-name="WWNum2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4" style:family="paragraph" style:parent-style-name="Standard" style:list-style-name="WWNum2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5" style:family="paragraph" style:parent-style-name="Standard" style:list-style-name="WWNum2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6" style:family="paragraph" style:parent-style-name="Standard" style:list-style-name="WWNum2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7" style:family="paragraph" style:parent-style-name="Standard" style:list-style-name="WWNum2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8" style:family="paragraph" style:parent-style-name="Standard" style:list-style-name="WWNum2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9" style:family="paragraph" style:parent-style-name="Standard" style:list-style-name="WWNum2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0" style:family="paragraph" style:parent-style-name="Standard" style:list-style-name="WWNum2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1" style:family="paragraph" style:parent-style-name="Standard" style:list-style-name="WWNum2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2" style:family="paragraph" style:parent-style-name="Standard" style:list-style-name="WWNum27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3" style:family="paragraph" style:parent-style-name="Standard" style:list-style-name="WWNum27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4" style:family="paragraph" style:parent-style-name="Standard" style:list-style-name="WWNum28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5" style:family="paragraph" style:parent-style-name="Standard" style:list-style-name="WWNum28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6" style:family="paragraph" style:parent-style-name="Standard" style:list-style-name="WWNum29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7" style:family="paragraph" style:parent-style-name="Standard" style:list-style-name="WWNum30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8" style:family="paragraph" style:parent-style-name="Standard" style:list-style-name="WWNum31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9" style:family="paragraph" style:parent-style-name="Standard" style:list-style-name="WWNum3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0" style:family="paragraph" style:parent-style-name="Standard" style:list-style-name="WWNum3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1" style:family="paragraph" style:parent-style-name="Standard" style:list-style-name="WWNum3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2" style:family="paragraph" style:parent-style-name="Standard" style:list-style-name="WWNum3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3" style:family="paragraph" style:parent-style-name="Standard" style:list-style-name="WWNum3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4" style:family="paragraph" style:parent-style-name="Standard" style:list-style-name="WWNum3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5" style:family="paragraph" style:parent-style-name="Standard" style:list-style-name="WWNum3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6" style:family="paragraph" style:parent-style-name="Standard" style:list-style-name="WWNum3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7" style:family="paragraph" style:parent-style-name="Standard" style:list-style-name="WWNum3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8" style:family="paragraph" style:parent-style-name="Standard" style:list-style-name="WWNum3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9" style:family="paragraph" style:parent-style-name="Standard" style:list-style-name="WWNum3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0" style:family="paragraph" style:parent-style-name="Standard" style:list-style-name="WWNum3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1" style:family="paragraph" style:parent-style-name="Standard" style:list-style-name="WWNum39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2" style:family="paragraph" style:parent-style-name="Standard" style:list-style-name="WWNum39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3" style:family="paragraph" style:parent-style-name="Standard" style:list-style-name="WWNum4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4" style:family="paragraph" style:parent-style-name="Standard" style:list-style-name="WWNum4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5" style:family="paragraph" style:parent-style-name="Standard" style:list-style-name="WWNum6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6" style:family="paragraph" style:parent-style-name="Standard" style:list-style-name="WWNum6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7" style:family="paragraph" style:parent-style-name="Standard" style:list-style-name="WWNum6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8" style:family="paragraph" style:parent-style-name="Standard" style:list-style-name="WWNum6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9" style:family="paragraph" style:parent-style-name="Standard" style:list-style-name="WWNum64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0" style:family="paragraph" style:parent-style-name="Standard" style:list-style-name="WWNum6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1" style:family="paragraph" style:parent-style-name="Standard" style:list-style-name="WWNum6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2" style:family="paragraph" style:parent-style-name="Standard" style:list-style-name="WWNum6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3" style:family="paragraph" style:parent-style-name="Standard" style:list-style-name="WWNum6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4" style:family="paragraph" style:parent-style-name="Standard" style:list-style-name="WWNum6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5" style:family="paragraph" style:parent-style-name="Standard" style:list-style-name="WWNum6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6" style:family="paragraph" style:parent-style-name="Standard" style:list-style-name="WWNum69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7" style:family="paragraph" style:parent-style-name="Standard" style:list-style-name="WWNum7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8" style:family="paragraph" style:parent-style-name="Standard" style:list-style-name="WWNum7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9" style:family="paragraph" style:parent-style-name="Standard" style:list-style-name="WWNum77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0" style:family="paragraph" style:parent-style-name="Standard" style:list-style-name="WWNum77">
      <style:paragraph-properties fo:margin-left="1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1" style:family="paragraph" style:parent-style-name="Standard" style:list-style-name="WWNum77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2" style:family="paragraph" style:parent-style-name="Standard" style:list-style-name="WWNum78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3" style:family="paragraph" style:parent-style-name="Standard" style:list-style-name="WWNum78">
      <style:paragraph-properties fo:margin-left="1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4" style:family="paragraph" style:parent-style-name="Standard" style:list-style-name="WWNum78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5" style:family="paragraph" style:parent-style-name="Standard" style:list-style-name="WWNum78">
      <style:paragraph-properties fo:margin-left="1.5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6" style:family="paragraph" style:parent-style-name="Standard" style:list-style-name="WWNum79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7" style:family="paragraph" style:parent-style-name="Standard" style:list-style-name="WWNum79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8" style:family="paragraph" style:parent-style-name="Standard" style:list-style-name="WWNum80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9" style:family="paragraph" style:parent-style-name="Standard" style:list-style-name="WWNum80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0" style:family="paragraph" style:parent-style-name="Standard" style:list-style-name="WWNum81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1" style:family="paragraph" style:parent-style-name="Standard" style:list-style-name="WWNum8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2" style:family="paragraph" style:parent-style-name="Standard" style:list-style-name="WWNum82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3" style:family="paragraph" style:parent-style-name="Standard" style:list-style-name="WWNum8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4" style:family="paragraph" style:parent-style-name="Standard" style:list-style-name="WWNum8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5" style:family="paragraph" style:parent-style-name="Standard" style:list-style-name="WWNum83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6" style:family="paragraph" style:parent-style-name="Standard" style:list-style-name="WWNum8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7" style:family="paragraph" style:parent-style-name="Standard" style:list-style-name="WWNum8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8" style:family="paragraph" style:parent-style-name="Standard" style:list-style-name="WWNum84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9" style:family="paragraph" style:parent-style-name="Standard" style:list-style-name="WWNum8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70" style:family="paragraph" style:parent-style-name="Standard" style:list-style-name="WWNum85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71" style:family="paragraph" style:parent-style-name="Standard" style:list-style-name="WWNum85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72" style:family="paragraph" style:parent-style-name="Standard" style:list-style-name="WWNum86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73" style:family="paragraph" style:parent-style-name="Standard" style:list-style-name="WWNum86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74" style:family="paragraph" style:parent-style-name="Standard">
      <style:paragraph-properties fo:margin-top="0in" fo:margin-bottom="0.1945in" style:contextual-spacing="false" fo:line-height="100%" fo:text-align="end" style:justify-single-word="false" fo:orphans="2" fo:widows="2" style:writing-mode="rl-tb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75" style:family="paragraph" style:parent-style-name="Standard">
      <style:paragraph-properties fo:margin-top="0.1945in" fo:margin-bottom="0.1945in" style:contextual-spacing="false" fo:line-height="100%" fo:text-align="end" style:justify-single-word="false" fo:orphans="2" fo:widows="2" style:writing-mode="rl-tb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7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77" style:family="paragraph" style:parent-style-name="Standard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7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3.5pt" fo:language="en" fo:country="US" fo:font-weight="bold" style:letter-kerning="false" style:font-name-asian="Times New Roman1" style:font-size-asian="13.5pt" style:language-asian="fr" style:country-asian="FR" style:font-weight-asian="bold" style:font-name-complex="Times New Roman1" style:font-size-complex="13.5pt" style:language-complex="ar" style:country-complex="SA" style:font-weight-complex="bold"/>
    </style:style>
    <style:style style:name="P179" style:family="paragraph" style:parent-style-name="Standard" style:list-style-name="">
      <style:paragraph-properties fo:margin-top="0.1945in" fo:margin-bottom="0in" style:contextual-spacing="false" fo:line-height="100%" fo:text-align="start" style:justify-single-word="false" fo:orphans="2" fo:widows="2"/>
      <style:text-properties style:font-name="Times New Roman" fo:font-size="13.5pt" fo:language="en" fo:country="US" fo:font-weight="bold" style:letter-kerning="false" style:font-name-asian="Times New Roman1" style:font-size-asian="13.5pt" style:language-asian="fr" style:country-asian="FR" style:font-weight-asian="bold" style:font-name-complex="Times New Roman1" style:font-size-complex="13.5pt" style:language-complex="ar" style:country-complex="SA" style:font-weight-complex="bold"/>
    </style:style>
    <style:style style:name="P180" style:family="paragraph" style:parent-style-name="Standard" style:list-style-name="">
      <style:paragraph-properties fo:margin-top="0.1945in" fo:margin-bottom="0in" style:contextual-spacing="false" fo:line-height="100%" fo:text-align="start" style:justify-single-word="false" fo:orphans="2" fo:widows="2"/>
      <style:text-properties style:font-name="Times New Roman" fo:font-size="13.5pt" fo:language="fr" fo:country="FR" fo:font-weight="bold" style:letter-kerning="false" style:font-name-asian="Times New Roman1" style:font-size-asian="13.5pt" style:language-asian="fr" style:country-asian="FR" style:font-weight-asian="bold" style:font-name-complex="Times New Roman1" style:font-size-complex="13.5pt" style:language-complex="ar" style:country-complex="SA" style:font-weight-complex="bold"/>
    </style:style>
    <style:style style:name="P181" style:family="paragraph" style:parent-style-name="Standard">
      <style:text-properties fo:language="en" fo:country="US"/>
    </style:style>
    <style:style style:name="P18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c9211e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18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e3e3e3" loext:opacity="100%" style:font-name="Google Sans Flex" fo:font-size="12pt" fo:letter-spacing="normal" fo:font-style="normal" fo:font-weight="normal"/>
    </style:style>
    <style:style style:name="P184" style:family="paragraph" style:parent-style-name="Text_20_body">
      <style:paragraph-properties fo:margin-top="0in" fo:margin-bottom="0in" style:contextual-spacing="false" fo:line-height="100%" fo:text-align="start" style:justify-single-word="false" fo:orphans="2" fo:widows="2"/>
      <style:text-properties fo:font-variant="normal" fo:text-transform="none" fo:color="#c9211e" loext:opacity="100%" style:font-name="Google Sans Flex" fo:font-size="12pt" fo:letter-spacing="normal" fo:language="en" fo:country="US" fo:font-style="normal" fo:font-weight="normal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8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c9211e" loext:opacity="100%" style:font-name="Google Sans Flex" fo:font-size="12pt" fo:letter-spacing="normal" fo:font-style="normal" fo:font-weight="normal"/>
    </style:style>
    <style:style style:name="P18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c9211e" loext:opacity="100%" fo:letter-spacing="normal" style:font-name-complex="Google Sans Flex" style:font-size-complex="12pt" style:font-style-complex="normal" style:font-weight-complex="normal"/>
    </style:style>
    <style:style style:name="P18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c9211e" loext:opacity="100%" fo:letter-spacing="normal"/>
    </style:style>
    <style:style style:name="P18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c9211e" loext:opacity="100%"/>
    </style:style>
    <style:style style:name="T1" style:family="text">
      <style:text-properties style:font-name="Times New Roman" fo:font-size="13.5pt" fo:language="en" fo:country="US" fo:font-weight="bold" style:font-name-asian="Times New Roman1" style:font-size-asian="13.5pt" style:language-asian="fr" style:country-asian="FR" style:font-weight-asian="bold" style:font-name-complex="Times New Roman1" style:font-size-complex="13.5pt" style:font-weight-complex="bold"/>
    </style:style>
    <style:style style:name="T2" style:family="text">
      <style:text-properties style:font-name="Times New Roman" fo:font-size="13.5pt" fo:font-weight="bold" style:font-name-asian="Times New Roman1" style:font-size-asian="13.5pt" style:language-asian="fr" style:country-asian="FR" style:font-weight-asian="bold" style:font-name-complex="Times New Roman1" style:font-size-complex="13.5pt" style:font-weight-complex="bold"/>
    </style:style>
    <style:style style:name="T3" style:family="text">
      <style:text-properties style:font-name="Times New Roman" fo:font-size="12pt" fo:language="en" fo:country="US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1" fo:font-size="10pt" fo:language="en" fo:country="US" style:font-name-asian="Times New Roman1" style:font-size-asian="10pt" style:language-asian="fr" style:country-asian="FR" style:font-name-complex="Courier New2" style:font-size-complex="10pt"/>
    </style:style>
    <style:style style:name="T10" style:family="text">
      <style:text-properties style:font-name="Courier New1" fo:font-size="10pt" style:font-name-asian="Times New Roman1" style:font-size-asian="10pt" style:language-asian="fr" style:country-asian="FR" style:font-name-complex="Courier New2" style:font-size-complex="10pt"/>
    </style:style>
    <style:style style:name="T11" style:family="text">
      <style:text-properties style:font-name="Courier New1" fo:font-size="10pt" fo:font-weight="bold" style:font-name-asian="Times New Roman1" style:font-size-asian="10pt" style:language-asian="fr" style:country-asian="FR" style:font-weight-asian="bold" style:font-name-complex="Courier New2" style:font-size-complex="10pt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ff0000" loext:opacity="100%"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16" style:family="text">
      <style:text-properties fo:color="#ff0000" loext:opacity="100%"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17" style:family="text">
      <style:text-properties fo:color="#ff0000" loext:opacity="100%" fo:language="en" fo:country="US" fo:font-weight="bold" style:font-weight-asian="bold" style:font-weight-complex="bold"/>
    </style:style>
    <style:style style:name="T18" style:family="text">
      <style:text-properties fo:font-size="12pt" fo:font-weight="bold" style:font-size-asian="12pt" style:language-asian="fr" style:country-asian="FR" style:font-weight-asian="bold" style:font-size-complex="12pt" style:font-weight-complex="bold"/>
    </style:style>
    <style:style style:name="T19" style:family="text">
      <style:text-properties style:font-weight-complex="bold"/>
    </style:style>
    <style:style style:name="T20" style:family="text">
      <style:text-properties style:font-name="Google Sans Flex" fo:font-size="12pt" fo:font-style="normal" fo:font-weight="normal"/>
    </style:style>
    <style:style style:name="T21" style:family="text">
      <style:text-properties style:font-name-complex="Google Sans Flex" style:font-size-complex="12pt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char" style:horizontal-pos="from-left" style:horizontal-rel="char" fo:padding="0in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32" text:outline-level="3" loext:marker-style-name="T1"><text:span text:style-name="T1">promps</text:span><text:span text:style-name="T1"/></text:h>
          </table:table-cell>
          <table:table-cell table:style-name="Table1.A1" office:value-type="string">
            <text:p text:style-name="P33" loext:marker-style-name="T8"><text:span text:style-name="T8">tables</text:span><text:span text:style-name="T8"/></text:p>
          </table:table-cell>
        </table:table-row>
        <table:table-row table:style-name="Table1.1">
          <table:table-cell table:style-name="Table1.A2" office:value-type="string">
            <text:h text:style-name="P34" text:outline-level="3" loext:marker-style-name="T1"><text:span text:style-name="T1">Task: Phase 1 - Authentication &amp; User Profile Structural Integration</text:span><text:span text:style-name="T1"/></text:h>
            <text:p text:style-name="P36" loext:marker-style-name="T4"><text:span text:style-name="T3">Goal:</text:span><text:span text:style-name="T4"> Establish a robust and organized Authentication layer by syncing the Django Auth system and </text:span><text:span text:style-name="T9">api_userprofile</text:span><text:span text:style-name="T4"> table with the new frontend architecture.</text:span></text:p>
            <text:h text:style-name="P35" text:outline-level="4" loext:marker-style-name="T3"><text:span text:style-name="T3">1. Identity Mapping (Backend to Frontend)</text:span><text:span text:style-name="T3"/></text:h>
            <text:list text:style-name="WWNum1">
              <text:list-item>
                <text:p text:style-name="P37" loext:marker-style-name="T4"><text:span text:style-name="T3">Database Audit:</text:span><text:span text:style-name="T4"> Reference the </text:span><text:span text:style-name="T9">auth_user</text:span><text:span text:style-name="T4"> and </text:span><text:span text:style-name="T9">api_userprofile</text:span><text:span text:style-name="T4"> tables in </text:span><text:span text:style-name="T9">sql_code.txt</text:span><text:span text:style-name="T4">. Ensure that the </text:span><text:span text:style-name="T9">UserType</text:span><text:span text:style-name="T4"> and </text:span><text:span text:style-name="T9">UserProfileType</text:span><text:span text:style-name="T4"> in Graphene expose the essential fields (Username, Email, Bio, Avatar, Role).</text:span></text:p>
              </text:list-item>
              <text:list-item>
                <text:p text:style-name="P38" loext:marker-style-name="T4"><text:span text:style-name="T3">Schema Definition:</text:span><text:span text:style-name="T4"> Create a </text:span><text:span text:style-name="T9">user.graphql</text:span><text:span text:style-name="T4"> file in </text:span><text:span text:style-name="T9">src/integration/graphql/</text:span><text:span text:style-name="T4">. Define the </text:span><text:span text:style-name="T9">MeQuery</text:span><text:span text:style-name="T4"> to fetch the currently logged-in user's data and their profile details.</text:span></text:p>
              </text:list-item>
            </text:list>
            <text:h text:style-name="P35" text:outline-level="4" loext:marker-style-name="T5"><text:span text:style-name="T5">2. Path &amp; Context Alignment</text:span><text:span text:style-name="T5"/></text:h>
            <text:list text:style-name="WWNum2">
              <text:list-item>
                <text:p text:style-name="P39" loext:marker-style-name="T4"><text:span text:style-name="T3">Cleanup:</text:span><text:span text:style-name="T4"> In </text:span><text:span text:style-name="T9">src/modules/public/views/Home.vue</text:span><text:span text:style-name="T4"> and any login/register components, remove old REST-based authentication logic (e.g., old axios calls to </text:span><text:span text:style-name="T9">/api/login/</text:span><text:span text:style-name="T4">).</text:span></text:p>
              </text:list-item>
              <text:list-item>
                <text:p text:style-name="P40" loext:marker-style-name="T4"><text:span text:style-name="T3">Alias Sync:</text:span><text:span text:style-name="T4"> Ensure all Auth-related components (like </text:span><text:span text:style-name="T9">LoginForm.vue</text:span><text:span text:style-name="T4"> or </text:span><text:span text:style-name="T9">UserAvatar.vue</text:span><text:span text:style-name="T4">) use the new </text:span><text:span text:style-name="T9">@modules</text:span><text:span text:style-name="T4">, </text:span><text:span text:style-name="T9">@shared</text:span><text:span text:style-name="T4">, and </text:span><text:span text:style-name="T9">@integration</text:span><text:span text:style-name="T4"> aliases.</text:span></text:p>
              </text:list-item>
            </text:list>
            <text:h text:style-name="P35" text:outline-level="4" loext:marker-style-name="T5"><text:span text:style-name="T5">3. Logic Layer (Auth Composable)</text:span><text:span text:style-name="T5"/></text:h>
            <text:list text:style-name="WWNum3">
              <text:list-item>
                <text:p text:style-name="P41" loext:marker-style-name="T4"><text:span text:style-name="T3">Unified State:</text:span><text:span text:style-name="T4"> Create (or refactor) </text:span><text:span text:style-name="T9">useAuth.js</text:span><text:span text:style-name="T4"> in </text:span><text:span text:style-name="T9">src/composables</text:span><text:span text:style-name="T4">.</text:span></text:p>
              </text:list-item>
              <text:list-item>
                <text:p text:style-name="P42" loext:marker-style-name="T4"><text:span text:style-name="T3">Apollo Logic:</text:span><text:span text:style-name="T4"> This composable should handle:</text:span></text:p>
                <text:list>
                  <text:list-item>
                    <text:p text:style-name="P42" loext:marker-style-name="T6"><text:span text:style-name="T6">The </text:span><text:span text:style-name="T10">Login</text:span><text:span text:style-name="T6"> mutation.</text:span></text:p>
                  </text:list-item>
                  <text:list-item>
                    <text:p text:style-name="P42" loext:marker-style-name="T6"><text:span text:style-name="T6">Storing the token securely.</text:span><text:span text:style-name="T6"/></text:p>
                  </text:list-item>
                  <text:list-item>
                    <text:p text:style-name="P43" loext:marker-style-name="T4"><text:span text:style-name="T4">Providing a reactive </text:span><text:span text:style-name="T9">user</text:span><text:span text:style-name="T4"> object to the entire app (Public &amp; Dashboard).</text:span></text:p>
                  </text:list-item>
                </text:list>
              </text:list-item>
            </text:list>
            <text:h text:style-name="P35" text:outline-level="4" loext:marker-style-name="T5"><text:span text:style-name="T5">4. Security &amp; Sanitization</text:span><text:span text:style-name="T5"/></text:h>
            <text:list text:style-name="WWNum4">
              <text:list-item>
                <text:p text:style-name="P44" loext:marker-style-name="T4"><text:span text:style-name="T3">Redeclaration Fix:</text:span><text:span text:style-name="T4"> Remove any hardcoded </text:span><text:span text:style-name="T9">const user = ...</text:span><text:span text:style-name="T4"> or duplicate user refs in the views that might conflict with the new reactive Auth state.</text:span></text:p>
              </text:list-item>
              <text:list-item>
                <text:p text:style-name="P45" loext:marker-style-name="T4"><text:span text:style-name="T3">Shared Components:</text:span><text:span text:style-name="T4"> Update any shared navigation bars to use the new </text:span><text:span text:style-name="T9">useAuth</text:span><text:span text:style-name="T4"> state to toggle between "Login" and "Profile" links.</text:span></text:p>
              </text:list-item>
            </text:list>
            <text:h text:style-name="P35" text:outline-level="4" loext:marker-style-name="T5"><text:span text:style-name="T5">5. Gateway Verification</text:span><text:span text:style-name="T5"/></text:h>
            <text:list text:style-name="WWNum5">
              <text:list-item>
                <text:p text:style-name="P46" loext:marker-style-name="T4"><text:span text:style-name="T3">Proxy Check:</text:span><text:span text:style-name="T4"> Ensure that the Vite proxy correctly handles the </text:span><text:span text:style-name="T9">CSRF</text:span><text:span text:style-name="T4"> tokens and </text:span><text:span text:style-name="T9">Authorization</text:span><text:span text:style-name="T4"> headers when communicating with the Django backend on port 8000.</text:span></text:p>
              </text:list-item>
            </text:list>
            <text:p text:style-name="P176" loext:marker-style-name="T12"/>
            <text:p text:style-name="P176" loext:marker-style-name="T12"/>
            <text:p text:style-name="P176" loext:marker-style-name="T12"><text:soft-page-break/></text:p>
            <text:p text:style-name="P176" loext:marker-style-name="T12"/>
          </table:table-cell>
          <table:table-cell table:style-name="Table1.A2" office:value-type="string">
            <text:p text:style-name="P178" loext:marker-style-name="T1"/>
          </table:table-cell>
        </table:table-row>
        <table:table-row table:style-name="Table1.1">
          <table:table-cell table:style-name="Table1.A3" office:value-type="string">
            <text:p text:style-name="P47" loext:marker-style-name="T6"><text:span text:style-name="T5">"المهمة: ربط 'كيان المستخدمين' (auth_user) بنظام التوجيه والظهور الشرطي في الهيكلية الجديدة.</text:span><text:span text:style-name="T5"/></text:p>
            <text:p text:style-name="P36" loext:marker-style-name="T6"><text:span text:style-name="T5">1. مطابقة الهوية (Identity Mapping):</text:span><text:span text:style-name="T5"/></text:p>
            <text:list text:style-name="WWNum42">
              <text:list-item>
                <text:p text:style-name="P48" loext:marker-style-name="T6"><text:span text:style-name="T6">تأكد من أن </text:span><text:span text:style-name="T10">UserType</text:span><text:span text:style-name="T6"> في Graphene يسحب حقول (</text:span><text:span text:style-name="T10">username</text:span><text:span text:style-name="T6">, </text:span><text:span text:style-name="T10">email</text:span><text:span text:style-name="T6">, </text:span><text:span text:style-name="T10">is_staff</text:span><text:span text:style-name="T6">).</text:span></text:p>
              </text:list-item>
              <text:list-item>
                <text:p text:style-name="P49" loext:marker-style-name="T6"><text:span text:style-name="T6">قم بتحديث استعلام </text:span><text:span text:style-name="T10">me.graphql</text:span><text:span text:style-name="T6"> ليجلب بيانات المستخدم الحالي فور تحميل الصفحة.</text:span></text:p>
              </text:list-item>
            </text:list>
            <text:p text:style-name="P36" loext:marker-style-name="T6"><text:span text:style-name="T5">2. منطق الظهور الشرطي (Conditional Visibility):</text:span><text:span text:style-name="T5"/></text:p>
            <text:list text:style-name="WWNum43">
              <text:list-item>
                <text:p text:style-name="P50" loext:marker-style-name="T6"><text:span text:style-name="T6">في مكون </text:span><text:span text:style-name="T10">Navbar.vue</text:span><text:span text:style-name="T6">: استخدم حقل </text:span><text:span text:style-name="T10">is_staff</text:span><text:span text:style-name="T6"> لتحديد ظهور رابط 'لوحة التحكم'. إذا كانت القيمة </text:span><text:span text:style-name="T10">0</text:span><text:span text:style-name="T6"> (زبون)، يختفي الرابط تماماً من الواجهة.</text:span></text:p>
              </text:list-item>
              <text:list-item>
                <text:p text:style-name="P51" loext:marker-style-name="T6"><text:span text:style-name="T6">في صفحة 'الملف الشخصي': اربط البيانات بجدول </text:span><text:span text:style-name="T10">api_userprofile</text:span><text:span text:style-name="T6"> (الذي يحتوي على الصورة والعنوان) باستخدام الـ </text:span><text:span text:style-name="T10">user_id</text:span><text:span text:style-name="T6"> المستمد من هذا الجدول.</text:span></text:p>
              </text:list-item>
            </text:list>
            <text:p text:style-name="P36" loext:marker-style-name="T6"><text:span text:style-name="T5">3. حماية المسارات (Route Guards):</text:span><text:span text:style-name="T5"/></text:p>
            <text:list text:style-name="WWNum44">
              <text:list-item>
                <text:p text:style-name="P52" loext:marker-style-name="T6"><text:span text:style-name="T6">في </text:span><text:span text:style-name="T10">src/router/index.js</text:span><text:span text:style-name="T6">: أضف </text:span><text:span text:style-name="T10">meta: { requiresStaff: true }</text:span><text:span text:style-name="T6"> للمسارات الخاصة بـ (المنتجات، الخامات، الشحن).</text:span></text:p>
              </text:list-item>
              <text:list-item>
                <text:p text:style-name="P53" loext:marker-style-name="T6"><text:span text:style-name="T6">برمج وظيفة </text:span><text:span text:style-name="T10">beforeEach</text:span><text:span text:style-name="T6"> للتحقق من أن المستخدم المسجل لديه صلاحيات </text:span><text:span text:style-name="T10">is_staff</text:span><text:span text:style-name="T6"> قبل السماح له برؤية مكونات الداشبورد.</text:span></text:p>
              </text:list-item>
            </text:list>
            <text:p text:style-name="P36" loext:marker-style-name="T6"><text:span text:style-name="T5">4. طبقة المنطق (Logic Layer):</text:span><text:span text:style-name="T5"/></text:p>
            <text:list text:style-name="WWNum45">
              <text:list-item>
                <text:p text:style-name="P54" loext:marker-style-name="T6"><text:span text:style-name="T6">حدث </text:span><text:span text:style-name="T10">useAuth.js</text:span><text:span text:style-name="T6"> ليدعم وظائف "تحديث البريد" أو "تغيير كلمة المرور" التي تؤثر مباشرة على هذا الجدول.</text:span></text:p>
              </text:list-item>
            </text:list>
            <text:p text:style-name="P36" loext:marker-style-name="T6"><text:span text:style-name="T5">5. الأمان والخصوصية:</text:span><text:span text:style-name="T5"/></text:p>
            <text:list text:style-name="WWNum46">
              <text:list-item>
                <text:p text:style-name="P55" loext:marker-style-name="T6"><text:span text:style-name="T6">تأكد من أن الـ Password لا يتم إرساله أبداً في أي استعلام GraphQL (Exclusion)."</text:span><text:span text:style-name="T6"/></text:p>
              </text:list-item>
            </text:list>
            <text:h text:style-name="P179" text:outline-level="3" loext:marker-style-name="T1"/>
          </table:table-cell>
          <table:table-cell table:style-name="Table1.A3" office:value-type="string">
            <text:p text:style-name="P2" loext:marker-style-name="T14"><text:span text:style-name="T14">auth_user</text:span><text:span text:style-name="T14"/></text:p>
          </table:table-cell>
        </table:table-row>
        <table:table-row table:style-name="Table1.1">
          <table:table-cell table:style-name="Table1.A2" office:value-type="string">
            <text:p text:style-name="P47" loext:marker-style-name="T6"><text:span text:style-name="T5">"المهمة: ربط وتفعيل 'ملف المستخدم' (api_userprofile) في الهيكلية الجديدة لضمان ظهور البيانات الشخصية.</text:span><text:span text:style-name="T5"/></text:p>
            <text:p text:style-name="P36" loext:marker-style-name="T6"><text:span text:style-name="T5">1. مطابقة الكيان (Entity Mapping):</text:span><text:span text:style-name="T5"/></text:p>
            <text:list text:style-name="WWNum47">
              <text:list-item>
                <text:p text:style-name="P57" loext:marker-style-name="T6"><text:span text:style-name="T6">تأكد من أن </text:span><text:span text:style-name="T10">UserProfileType</text:span><text:span text:style-name="T6"> في Graphene يغطي حقول (</text:span><text:span text:style-name="T10">phone</text:span><text:span text:style-name="T6">, </text:span><text:span text:style-name="T10">address</text:span><text:span text:style-name="T6">, </text:span><text:span text:style-name="T10">avatar</text:span><text:span text:style-name="T6">, </text:span><text:span text:style-name="T10">settings</text:span><text:span text:style-name="T6">).</text:span></text:p>
              </text:list-item>
              <text:list-item>
                <text:p text:style-name="P58" loext:marker-style-name="T6"><text:span text:style-name="T6">قم بتحديث استعلام </text:span><text:span text:style-name="T10">me.graphql</text:span><text:span text:style-name="T6"> ليقوم بعمل </text:span><text:span text:style-name="T10">Join</text:span><text:span text:style-name="T6"> مع جدول </text:span><text:span text:style-name="T10">api_userprofile</text:span><text:span text:style-name="T6"> لجلب بيانات المستخدم كاملة في طلب واحد.</text:span></text:p>
              </text:list-item>
            </text:list>
            <text:p text:style-name="P36" loext:marker-style-name="T6"><text:span text:style-name="T5">2. مواءمة الظهور في الواجهة (UI Visibility):</text:span><text:span text:style-name="T5"/></text:p>
            <text:list text:style-name="WWNum48">
              <text:list-item>
                <text:p text:style-name="P59" loext:marker-style-name="T6"><text:span text:style-name="T6">في </text:span><text:span text:style-name="T10">Navbar.vue</text:span><text:span text:style-name="T6"> (للزبون والمدير)، استبدل الأيقونة الافتراضية بصورة المستخدم الحقيقية من حقل </text:span><text:span text:style-name="T10">avatar</text:span><text:span text:style-name="T6">.</text:span></text:p>
              </text:list-item>
              <text:list-item>
                <text:p text:style-name="P60" loext:marker-style-name="T6"><text:span text:style-name="T6">قم بتفعيل صفحة 'إعدادات الحساب' (</text:span><text:span text:style-name="T10">ProfileSettings.vue</text:span><text:span text:style-name="T6">) في </text:span><text:soft-page-break/><text:span text:style-name="T10">modules/public</text:span><text:span text:style-name="T6">. يجب أن تظهر الحقول مملوءة ببيانات </text:span><text:span text:style-name="T10">api_userprofile</text:span><text:span text:style-name="T6"> الحالية.</text:span></text:p>
              </text:list-item>
            </text:list>
            <text:p text:style-name="P36" loext:marker-style-name="T6"><text:span text:style-name="T5">3. طبقة المنطق (Logic Layer):</text:span><text:span text:style-name="T5"/></text:p>
            <text:list text:style-name="WWNum49">
              <text:list-item>
                <text:p text:style-name="P61" loext:marker-style-name="T6"><text:span text:style-name="T6">أضف وظيفة </text:span><text:span text:style-name="T10">updateProfile</text:span><text:span text:style-name="T6"> في </text:span><text:span text:style-name="T10">useAuth.js</text:span><text:span text:style-name="T6"> تتيح للمستخدم رفع صورة جديدة أو تحديث هاتفه وعنوانه في قاعدة البيانات.</text:span></text:p>
              </text:list-item>
            </text:list>
            <text:p text:style-name="P36" loext:marker-style-name="T6"><text:span text:style-name="T5">4. التزامن مع نظام الشحن:</text:span><text:span text:style-name="T5"/></text:p>
            <text:list text:style-name="WWNum50">
              <text:list-item>
                <text:p text:style-name="P62" loext:marker-style-name="T6"><text:span text:style-name="T6">تأكد من أن حقل </text:span><text:span text:style-name="T10">address</text:span><text:span text:style-name="T6"> في هذا الجدول يتم اقتراحه تلقائياً كـ "عنوان شحن افتراضي" عند وصول الزبون لجدول </text:span><text:span text:style-name="T10">api_shipping</text:span><text:span text:style-name="T6"> في صفحة الدفع.</text:span></text:p>
              </text:list-item>
            </text:list>
            <text:p text:style-name="P36" loext:marker-style-name="T6"><text:span text:style-name="T5">5. لوحة التحكم (Admin View):</text:span><text:span text:style-name="T5"/></text:p>
            <text:list text:style-name="WWNum51">
              <text:list-item>
                <text:p text:style-name="P63" loext:marker-style-name="T6"><text:span text:style-name="T6">في صفحة 'إدارة المستخدمين' بالداشبورد، اجعل المدير قادراً على رؤية رقم الهاتف والعنوان لكل مستخدم مباشرة من هذا الجدول."</text:span><text:span text:style-name="T6"/></text:p>
              </text:list-item>
            </text:list>
            <text:h text:style-name="P180" text:outline-level="3" loext:marker-style-name="T2"/>
          </table:table-cell>
          <table:table-cell table:style-name="Table1.A2" office:value-type="string">
            <text:p text:style-name="P2" loext:marker-style-name="T14"><text:span text:style-name="T14">api_userprofile</text:span><text:span text:style-name="T14"/></text:p>
          </table:table-cell>
        </table:table-row>
        <table:table-row table:style-name="Table1.1">
          <table:table-cell table:style-name="Table1.A5" office:value-type="string">
            <text:p text:style-name="P47" loext:marker-style-name="T6"><text:span text:style-name="T5">"المهمة: ربط وتفعيل 'كيان المجموعات' (auth_group) داخل لوحة التحكم (Admin Dashboard) وتخليص المكونات من البيانات الثابتة.</text:span><text:span text:style-name="T5"/></text:p>
            <text:p text:style-name="P36" loext:marker-style-name="T6"><text:span text:style-name="T5">1. طبقة البيانات (GraphQL Layer):</text:span><text:span text:style-name="T5"/></text:p>
            <text:list text:style-name="WWNum52">
              <text:list-item>
                <text:p text:style-name="P64" loext:marker-style-name="T6"><text:span text:style-name="T6">أنشئ استعلام </text:span><text:span text:style-name="T10">allGroups</text:span><text:span text:style-name="T6"> في </text:span><text:span text:style-name="T10">groups.graphql</text:span><text:span text:style-name="T6"> لجلب أسماء المجموعات وعدد المنتسبين إليها من جدول </text:span><text:span text:style-name="T10">auth_user_groups</text:span><text:span text:style-name="T6">.</text:span></text:p>
              </text:list-item>
              <text:list-item>
                <text:p text:style-name="P65" loext:marker-style-name="T6"><text:span text:style-name="T6">أضف Mutation تسمى </text:span><text:span text:style-name="T10">assignUserToGroup</text:span><text:span text:style-name="T6"> لربط مستخدم بمجموعة معينة برمجياً.</text:span></text:p>
              </text:list-item>
            </text:list>
            <text:p text:style-name="P36" loext:marker-style-name="T6"><text:span text:style-name="T5">2. مواءمة الظهور في </text:span><text:span text:style-name="T11">usersManager.vue</text:span><text:span text:style-name="T5">:</text:span></text:p>
            <text:list text:style-name="WWNum53">
              <text:list-item>
                <text:p text:style-name="P66" loext:marker-style-name="T6"><text:span text:style-name="T6">أضف عموداً جديداً في جدول المستخدمين يعرض 'المجموعة' التي ينتمي إليها كل مستخدم (مثلاً: Admin, Staff, Customer).</text:span><text:span text:style-name="T6"/></text:p>
              </text:list-item>
              <text:list-item>
                <text:p text:style-name="P67" loext:marker-style-name="T6"><text:span text:style-name="T6">استبدل العرض النصي الثابت بقائمة منسدلة (Select Box) تسحب خياراتها من جدول </text:span><text:span text:style-name="T10">auth_group</text:span><text:span text:style-name="T6"> الحقيقي.</text:span></text:p>
              </text:list-item>
            </text:list>
            <text:p text:style-name="P36" loext:marker-style-name="T6"><text:span text:style-name="T5">3. طبقة المنطق (Logic Layer):</text:span><text:span text:style-name="T5"/></text:p>
            <text:list text:style-name="WWNum54">
              <text:list-item>
                <text:p text:style-name="P68" loext:marker-style-name="T6"><text:span text:style-name="T6">في </text:span><text:span text:style-name="T10">useAuth.js</text:span><text:span text:style-name="T6"> أو </text:span><text:span text:style-name="T10">useUsers.js</text:span><text:span text:style-name="T6"> أضف منطقاً يتحقق من 'انتماء المستخدم لمجموعة' (Check Group Membership) لإظهار أو إخفاء أقسام معينة في الداشبورد (مثلاً: قسم 'المالية' يظهر فقط لمجموعة 'المحاسبين').</text:span></text:p>
              </text:list-item>
            </text:list>
            <text:p text:style-name="P36" loext:marker-style-name="T6"><text:span text:style-name="T5">4. واجهة إدارة المجموعات:</text:span><text:span text:style-name="T5"/></text:p>
            <text:list text:style-name="WWNum55">
              <text:list-item>
                <text:p text:style-name="P69" loext:marker-style-name="T6"><text:span text:style-name="T6">قم بتفعيل مكون </text:span><text:span text:style-name="T10">GroupsManager.vue</text:span><text:span text:style-name="T6"> (إذا وجد) ليتيح للمدير (منصور) إضافة مجموعة جديدة أو حذف مجموعة قديمة مباشرة من الواجهة.</text:span></text:p>
              </text:list-item>
            </text:list>
            <text:p text:style-name="P36" loext:marker-style-name="T6"><text:span text:style-name="T5">5. التنظيم الشجري:</text:span><text:span text:style-name="T5"/></text:p>
            <text:list text:style-name="WWNum56">
              <text:list-item>
                <text:p text:style-name="P70" loext:marker-style-name="T6"><text:span text:style-name="T6">تأكد من أن جميع العمليات تتم عبر نظام Apollo Client المعتمد في المشروع مع معالجة حالات الخطأ (مثل محاولة حذف مجموعة مرتبطة بمستخدمين)."</text:span><text:span text:style-name="T6"/></text:p>
              </text:list-item>
            </text:list>
            <text:h text:style-name="P180" text:outline-level="3" loext:marker-style-name="T2"><text:soft-page-break/></text:h>
          </table:table-cell>
          <table:table-cell table:style-name="Table1.A5" office:value-type="string">
            <text:p text:style-name="P2" loext:marker-style-name="T14"><text:span text:style-name="T14">auth_group</text:span><text:span text:style-name="T14"/></text:p>
          </table:table-cell>
        </table:table-row>
        <table:table-row table:style-name="Table1.1">
          <table:table-cell table:style-name="Table1.A2" office:value-type="string">
            <text:p text:style-name="P47" loext:marker-style-name="T6"><text:span text:style-name="T6">سنقوم الآن بربط هذه الصلاحيات بواجهة المستخدم لضمان أن الأزرار الحساسة (مثل "حذف منتج" أو "تعديل سعر الخامة") لا تظهر إلا لمن يملك "المفتاح" المناسب:</text:span><text:span text:style-name="T6"/></text:p>
            <text:p text:style-name="P36" loext:marker-style-name="T6"><text:span text:style-name="T5">"المهمة: ربط وتفعيل 'كيان الصلاحيات' (auth_permission) لضبط ظهور العناصر التفاعلية في الهيكلية الجديدة.</text:span><text:span text:style-name="T5"/></text:p>
            <text:p text:style-name="P36" loext:marker-style-name="T6"><text:span text:style-name="T5">1. طبقة البيانات (GraphQL Layer):</text:span><text:span text:style-name="T5"/></text:p>
            <text:list text:style-name="WWNum57">
              <text:list-item>
                <text:p text:style-name="P71" loext:marker-style-name="T6"><text:span text:style-name="T6">أنشئ استعلام </text:span><text:span text:style-name="T10">myPermissions</text:span><text:span text:style-name="T6"> في </text:span><text:span text:style-name="T10">auth.graphql</text:span><text:span text:style-name="T6"> يجلب قائمة الـ </text:span><text:span text:style-name="T10">codenames</text:span><text:span text:style-name="T6"> الخاصة بالمستخدم الحالي.</text:span></text:p>
              </text:list-item>
              <text:list-item>
                <text:p text:style-name="P72" loext:marker-style-name="T6"><text:span text:style-name="T6">تأكد من أن الاستعلام يدمج الصلاحيات المباشرة (</text:span><text:span text:style-name="T10">user_permissions</text:span><text:span text:style-name="T6">) مع صلاحيات المجموعة (</text:span><text:span text:style-name="T10">group_permissions</text:span><text:span text:style-name="T6">).</text:span></text:p>
              </text:list-item>
            </text:list>
            <text:p text:style-name="P36" loext:marker-style-name="T6"><text:span text:style-name="T5">2. منطق الظهور في الواجهة (Directive/Logic):</text:span><text:span text:style-name="T5"/></text:p>
            <text:list text:style-name="WWNum58">
              <text:list-item>
                <text:p text:style-name="P73" loext:marker-style-name="T6"><text:span text:style-name="T6">أنشئ 'Custom Directive' أو وظيفة Helper في Vue 3 تسمى </text:span><text:span text:style-name="T10">v-can</text:span><text:span text:style-name="T6"> أو </text:span><text:span text:style-name="T10">hasPerm</text:span><text:span text:style-name="T6">.</text:span></text:p>
              </text:list-item>
              <text:list-item>
                <text:p text:style-name="P74" loext:marker-style-name="T6"><text:span text:style-name="T5">مثال الاستخدام:</text:span><text:span text:style-name="T6"> </text:span><text:span text:style-name="T10">&lt;button v-if="hasPerm('api.delete_product')"&gt; حذف &lt;/button&gt;</text:span><text:span text:style-name="T6">.</text:span></text:p>
              </text:list-item>
            </text:list>
            <text:p text:style-name="P36" loext:marker-style-name="T6"><text:span text:style-name="T5">3. مواءمة المكونات (Component Alignment):</text:span><text:span text:style-name="T5"/></text:p>
            <text:list text:style-name="WWNum59">
              <text:list-item>
                <text:p text:style-name="P75" loext:marker-style-name="T6"><text:span text:style-name="T6">في </text:span><text:span text:style-name="T10">usersManager.vue</text:span><text:span text:style-name="T6">: لا تظهر زر 'تغيير الصلاحيات' إلا إذا كان المستخدم الحالي يملك صلاحية </text:span><text:span text:style-name="T10">auth.change_permission</text:span><text:span text:style-name="T6">.</text:span></text:p>
              </text:list-item>
              <text:list-item>
                <text:p text:style-name="P76" loext:marker-style-name="T6"><text:span text:style-name="T6">في جداول المواد (</text:span><text:span text:style-name="T10">api_material</text:span><text:span text:style-name="T6">): أخفِ أعمدة التعديل والحذف عن المستخدمين الذين يملكون صلاحية 'العرض فقط' (View only).</text:span></text:p>
              </text:list-item>
            </text:list>
            <text:p text:style-name="P36" loext:marker-style-name="T6"><text:span text:style-name="T5">4. طبقة المنطق (Logic Layer):</text:span><text:span text:style-name="T5"/></text:p>
            <text:list text:style-name="WWNum60">
              <text:list-item>
                <text:p text:style-name="P77" loext:marker-style-name="T6"><text:span text:style-name="T6">قم بتحديث </text:span><text:span text:style-name="T10">useAuth.js</text:span><text:span text:style-name="T6"> ليخزن مصفوفة الصلاحيات في </text:span><text:span text:style-name="T10">SessionStorage</text:span><text:span text:style-name="T6"> أو </text:span><text:span text:style-name="T10">Pinia</text:span><text:span text:style-name="T6"> لتجنب طلبها من السيرفر عند كل حركة.</text:span></text:p>
              </text:list-item>
            </text:list>
            <text:p text:style-name="P36" loext:marker-style-name="T6"><text:span text:style-name="T5">5. الأمان البرمجي:</text:span><text:span text:style-name="T5"/></text:p>
            <text:list text:style-name="WWNum61">
              <text:list-item>
                <text:p text:style-name="P78" loext:marker-style-name="T6"><text:span text:style-name="T6">تأكد من أن الواجهة الأمامية تقوم بعمل 'فلترة بصرية' فقط، بينما يقوم الـ Backend (Django) بالتحقق الفعلي لمنع أي محاولة اختراق عبر الـ API."</text:span><text:span text:style-name="T6"/></text:p>
              </text:list-item>
            </text:list>
            <text:h text:style-name="P180" text:outline-level="3" loext:marker-style-name="T2"/>
          </table:table-cell>
          <table:table-cell table:style-name="Table1.A2" office:value-type="string">
            <text:p text:style-name="P2" loext:marker-style-name="T14"><text:span text:style-name="T14">auth_permission</text:span><text:span text:style-name="T14"/></text:p>
          </table:table-cell>
        </table:table-row>
        <table:table-row table:style-name="Table1.1">
          <table:table-cell table:style-name="Table1.A3" office:value-type="string">
            <text:p text:style-name="P47" loext:marker-style-name="T6"><text:span text:style-name="T5">"المهمة: تنفيذ المرحلة الثانية من الإصلاح التنظيمي بالتركيز على 'كيان الأصناف' (api_category) وربطه بالهيكلية الشجرية الجديدة.</text:span><text:span text:style-name="T5"/></text:p>
            <text:p text:style-name="P36" loext:marker-style-name="T6"><text:span text:style-name="T5">1. مطابقة الكيان (Entity Mapping):</text:span><text:span text:style-name="T5"/></text:p>
            <text:list text:style-name="WWNum6">
              <text:list-item>
                <text:p text:style-name="P79" loext:marker-style-name="T6"><text:span text:style-name="T6">افحص </text:span><text:span text:style-name="T10">models.py</text:span><text:span text:style-name="T6"> لجدول </text:span><text:span text:style-name="T10">api_category</text:span><text:span text:style-name="T6"> وتأكد من وجود </text:span><text:span text:style-name="T10">CategoryType</text:span><text:span text:style-name="T6"> في Graphene.</text:span></text:p>
              </text:list-item>
              <text:list-item>
                <text:p text:style-name="P80" loext:marker-style-name="T6"><text:span text:style-name="T6">أنشئ ملف </text:span><text:span text:style-name="T10">categories.graphql</text:span><text:span text:style-name="T6"> في </text:span><text:span text:style-name="T10">src/integration/graphql/</text:span><text:span text:style-name="T6"> يحتوي على استعلام </text:span><text:span text:style-name="T10">allCategories</text:span><text:span text:style-name="T6"> لجلب (Name, Slug, Image, </text:span><text:soft-page-break/><text:span text:style-name="T6">Description).</text:span></text:p>
              </text:list-item>
            </text:list>
            <text:p text:style-name="P36" loext:marker-style-name="T6"><text:span text:style-name="T5">2. مواءمة المسارات (Context Alignment):</text:span><text:span text:style-name="T5"/></text:p>
            <text:list text:style-name="WWNum7">
              <text:list-item>
                <text:p text:style-name="P81" loext:marker-style-name="T6"><text:span text:style-name="T6">قم بتحديث قائمة التصنيفات (Category List/Sidebar) في </text:span><text:span text:style-name="T10">src/modules/public/</text:span><text:span text:style-name="T6"> لتستخدم البيانات الحقيقية من GraphQL بدلاً من البيانات التجريبية.</text:span></text:p>
              </text:list-item>
              <text:list-item>
                <text:p text:style-name="P82" loext:marker-style-name="T6"><text:span text:style-name="T6">تأكد من أن الـ Imports في مكونات الفلترة (Filtering components) تتبع الألياس </text:span><text:span text:style-name="T10">@modules</text:span><text:span text:style-name="T6"> و </text:span><text:span text:style-name="T10">@shared</text:span><text:span text:style-name="T6">.</text:span></text:p>
              </text:list-item>
            </text:list>
            <text:p text:style-name="P36" loext:marker-style-name="T6"><text:span text:style-name="T5">3. طبقة المنطق (Logic Layer):</text:span><text:span text:style-name="T5"/></text:p>
            <text:list text:style-name="WWNum8">
              <text:list-item>
                <text:p text:style-name="P83" loext:marker-style-name="T6"><text:span text:style-name="T6">أنشئ Composable جديد باسم </text:span><text:span text:style-name="T10">useCategories.js</text:span><text:span text:style-name="T6"> في </text:span><text:span text:style-name="T10">src/composables</text:span><text:span text:style-name="T6">.</text:span></text:p>
              </text:list-item>
              <text:list-item>
                <text:p text:style-name="P84" loext:marker-style-name="T6"><text:span text:style-name="T6">يجب أن يوفر هذا الملف حالة تفاعلية للأصناف لسهولة استدعائها في أي مكان (القائمة العلوية، الفلتر، أو لوحة التحكم).</text:span><text:span text:style-name="T6"/></text:p>
              </text:list-item>
            </text:list>
            <text:p text:style-name="P36" loext:marker-style-name="T6"><text:span text:style-name="T5">4. التنظيف (Sanitization):</text:span><text:span text:style-name="T5"/></text:p>
            <text:list text:style-name="WWNum9">
              <text:list-item>
                <text:p text:style-name="P85" loext:marker-style-name="T6"><text:span text:style-name="T6">احذف أي تعريفات قديمة أو يدوية للأصناف في </text:span><text:span text:style-name="T10">Home.vue</text:span><text:span text:style-name="T6"> أو </text:span><text:span text:style-name="T10">App.vue</text:span><text:span text:style-name="T6">.</text:span></text:p>
              </text:list-item>
              <text:list-item>
                <text:p text:style-name="P86" loext:marker-style-name="T6"><text:span text:style-name="T6">تأكد من معالجة حالة "التحميل" (Loading) و"الخطأ" (Error) عند جلب الأصناف من السيرفر.</text:span><text:span text:style-name="T6"/></text:p>
              </text:list-item>
            </text:list>
            <text:p text:style-name="P36" loext:marker-style-name="T6"><text:span text:style-name="T5">5. المزامنة (Field Sync):</text:span><text:span text:style-name="T5"/></text:p>
            <text:list text:style-name="WWNum10">
              <text:list-item>
                <text:p text:style-name="P87" loext:marker-style-name="T6"><text:span text:style-name="T6">بما أنك عدلت الباك-أند بالأمس، تأكد أن حقل </text:span><text:span text:style-name="T10">slug</text:span><text:span text:style-name="T6"> يُستخدم بشكل صحيح في الروابط (Vue Router) بدلاً من الـ </text:span><text:span text:style-name="T10">id</text:span><text:span text:style-name="T6"> إذا كان هذا هو هدفك التنظيمي."</text:span></text:p>
              </text:list-item>
            </text:list>
            <text:p text:style-name="P2"/>
          </table:table-cell>
          <table:table-cell table:style-name="Table1.A3" office:value-type="string">
            <text:p text:style-name="P2" loext:marker-style-name="T13"><text:span text:style-name="T14">api_category</text:span><text:span text:style-name="T17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6"><text:span text:style-name="T15">django_content_type</text:span><text:span text:style-name="T15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15"><text:span text:style-name="T15">django_migrations</text:span><text:span text:style-name="T15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15"><text:span text:style-name="T15">django_session</text:span><text:span text:style-name="T15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15"><text:span text:style-name="T15">auth_user_groups</text:span><text:span text:style-name="T15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15"><text:span text:style-name="T15">auth_user_user_permissions</text:span><text:span text:style-name="T15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15"><text:span text:style-name="T15">auth_group_permissions</text:span><text:span text:style-name="T15"/></text:p>
          </table:table-cell>
        </table:table-row>
        <table:table-row table:style-name="Table1.1">
          <table:table-cell table:style-name="Table1.A2" office:value-type="string">
            <text:p text:style-name="P47" loext:marker-style-name="T6"><text:span text:style-name="T5">"المهمة: تنفيذ المرحلة الثالثة من الإصلاح التنظيمي بالتركيز على 'كيان المواد' (api_material) وربطه بالهيكلية الجديدة.</text:span><text:span text:style-name="T5"/></text:p>
            <text:p text:style-name="P36" loext:marker-style-name="T6"><text:span text:style-name="T5">1. مطابقة الكيان (Entity Mapping):</text:span><text:span text:style-name="T6"> * افحص </text:span><text:span text:style-name="T10">models.py</text:span><text:span text:style-name="T6"> لجدول </text:span><text:span text:style-name="T10">api_material</text:span><text:span text:style-name="T6"> وتأكد من مطابقة الحقول مع </text:span><text:span text:style-name="T10">MaterialType</text:span><text:span text:style-name="T6"> في Graphene. * أنشئ ملف </text:span><text:span text:style-name="T10">materials.graphql</text:span><text:span text:style-name="T6"> في </text:span><text:span text:style-name="T10">src/integration/graphql/</text:span><text:span text:style-name="T6"> يحتوي على استعلامات جلب المواد بجميع خصائصها بما في ذلك حقل الـ </text:span><text:span text:style-name="T10">JSON properties</text:span><text:span text:style-name="T6">.</text:span></text:p>
            <text:p text:style-name="P36" loext:marker-style-name="T6"><text:span text:style-name="T5">2. مواءمة المسارات والسياق (Context Alignment):</text:span><text:span text:style-name="T5"/></text:p>
            <text:list text:style-name="WWNum11">
              <text:list-item>
                <text:p text:style-name="P88" loext:marker-style-name="T6"><text:span text:style-name="T6">قم بتحديث واجهة اختيار المواد (Material Selector) في صفحات تفاصيل المنتج لتسحب البيانات الحقيقية عبر GraphQL.</text:span><text:span text:style-name="T6"/></text:p>
              </text:list-item>
              <text:list-item>
                <text:p text:style-name="P89" loext:marker-style-name="T6"><text:span text:style-name="T6">استبدل أي استدعاءات </text:span><text:span text:style-name="T10">axios</text:span><text:span text:style-name="T6"> قديمة بـ Apollo hooks مستخدماً الألياس </text:span><text:span text:style-name="T10">@integration</text:span><text:span text:style-name="T6">.</text:span></text:p>
              </text:list-item>
            </text:list>
            <text:p text:style-name="P36" loext:marker-style-name="T6"><text:span text:style-name="T5">3. طبقة المنطق (Logic Layer):</text:span><text:span text:style-name="T5"/></text:p>
            <text:list text:style-name="WWNum12">
              <text:list-item>
                <text:p text:style-name="P90" loext:marker-style-name="T6"><text:soft-page-break/><text:span text:style-name="T6">أنشئ Composable جديد باسم </text:span><text:span text:style-name="T10">useMaterials.js</text:span><text:span text:style-name="T6"> في </text:span><text:span text:style-name="T10">src/composables</text:span><text:span text:style-name="T6">.</text:span></text:p>
              </text:list-item>
              <text:list-item>
                <text:p text:style-name="P91" loext:marker-style-name="T6"><text:span text:style-name="T6">يجب أن يوفر هذا الملف وظائف لتصفية المواد (مثلاً جلب المواد الـ </text:span><text:span text:style-name="T10">Premium</text:span><text:span text:style-name="T6"> فقط) وحساب السعر بناءً على المساحة المطلوبة.</text:span></text:p>
              </text:list-item>
            </text:list>
            <text:p text:style-name="P36" loext:marker-style-name="T6"><text:span text:style-name="T5">4. التنظيف ومعالجة البيانات (Sanitization):</text:span><text:span text:style-name="T6"> * تأكد من أن الـ </text:span><text:span text:style-name="T10">properties JSON</text:span><text:span text:style-name="T6"> يتم عمل </text:span><text:span text:style-name="T10">parse</text:span><text:span text:style-name="T6"> لها بشكل صحيح في الواجهة الأمامية لتجنب أخطاء العرض.</text:span></text:p>
            <text:list text:style-name="WWNum13">
              <text:list-item>
                <text:p text:style-name="P92" loext:marker-style-name="T6"><text:span text:style-name="T6">احذف أي بيانات وهمية (Mock data) للمواد كانت تُستخدم للاختبار سابقاً.</text:span><text:span text:style-name="T6"/></text:p>
              </text:list-item>
            </text:list>
            <text:p text:style-name="P36" loext:marker-style-name="T6"><text:span text:style-name="T5">5. المزامنة مع محرك الأسعار:</text:span><text:span text:style-name="T5"/></text:p>
            <text:list text:style-name="WWNum14">
              <text:list-item>
                <text:p text:style-name="P93" loext:marker-style-name="T6"><text:span text:style-name="T6">تأكد من أن أي تغيير في اختيار المادة في الواجهة ينعكس فوراً على السعر الإجمالي للمنتج، بربطه مع جدول </text:span><text:span text:style-name="T10">api_pricingengine</text:span><text:span text:style-name="T6"> لاحقاً."</text:span></text:p>
              </text:list-item>
            </text:list>
            <text:p text:style-name="P2"/>
          </table:table-cell>
          <table:table-cell table:style-name="Table1.A2" office:value-type="string">
            <text:p text:style-name="P2" loext:marker-style-name="T5"><text:span text:style-name="T16">api_material</text:span><text:span text:style-name="T16"/></text:p>
          </table:table-cell>
        </table:table-row>
        <table:table-row table:style-name="Table1.1">
          <table:table-cell table:style-name="Table1.A3" office:value-type="string">
            <text:p text:style-name="P47" loext:marker-style-name="T6"><text:span text:style-name="T5">"المهمة: تنفيذ المرحلة الرابعة بالتركيز الكامل على 'كيان المنتج' (api_product) وربطه بجميع توابعه في الهيكلية الجديدة.</text:span><text:span text:style-name="T5"/></text:p>
            <text:p text:style-name="P36" loext:marker-style-name="T6"><text:span text:style-name="T5">1. مطابقة الكيان الشامل (Full Entity Mapping):</text:span><text:span text:style-name="T6"> * افحص </text:span><text:span text:style-name="T10">models.py</text:span><text:span text:style-name="T6"> وتأكد من أن </text:span><text:span text:style-name="T10">ProductType</text:span><text:span text:style-name="T6"> في Graphene يغطي كافة الحقول الجديدة بما فيها </text:span><text:span text:style-name="T10">base_price</text:span><text:span text:style-name="T6">, </text:span><text:span text:style-name="T10">cost</text:span><text:span text:style-name="T6">, وحقول الـ </text:span><text:span text:style-name="T10">SEO</text:span><text:span text:style-name="T6">. * أنشئ ملف </text:span><text:span text:style-name="T10">products.graphql</text:span><text:span text:style-name="T6"> في </text:span><text:span text:style-name="T10">src/integration/graphql/</text:span><text:span text:style-name="T6"> يتضمن استعلام جلب المنتج مع علاقاته (الصور من </text:span><text:span text:style-name="T10">api_productimage</text:span><text:span text:style-name="T6"> والأصناف من </text:span><text:span text:style-name="T10">api_category</text:span><text:span text:style-name="T6">).</text:span></text:p>
            <text:p text:style-name="P36" loext:marker-style-name="T6"><text:span text:style-name="T5">2. مواءمة المسارات والتبعية (Context &amp; Dependencies):</text:span><text:span text:style-name="T6"> * قم بتحديث صفحة المنتج </text:span><text:span text:style-name="T10">ProductDetail.vue</text:span><text:span text:style-name="T6"> في </text:span><text:span text:style-name="T10">src/modules/public/</text:span><text:span text:style-name="T6"> لتستقبل البيانات من GraphQL بدلاً من REST. * تأكد من أن الصور تُجلب من جدول </text:span><text:span text:style-name="T10">api_productimage</text:span><text:span text:style-name="T6"> المرتبط بـ </text:span><text:span text:style-name="T10">product_id</text:span><text:span text:style-name="T6">.</text:span></text:p>
            <text:p text:style-name="P36" loext:marker-style-name="T6"><text:span text:style-name="T5">3. طبقة المنطق المتقدمة (Logic Layer):</text:span><text:span text:style-name="T5"/></text:p>
            <text:list text:style-name="WWNum15">
              <text:list-item>
                <text:p text:style-name="P94" loext:marker-style-name="T6"><text:span text:style-name="T6">أنشئ Composable باسم </text:span><text:span text:style-name="T10">useProductDetails.js</text:span><text:span text:style-name="T6"> في </text:span><text:span text:style-name="T10">src/composables</text:span><text:span text:style-name="T6">. * يجب أن يحتوي هذا الملف على منطق حساب "السعر النهائي" بدمج </text:span><text:span text:style-name="T10">base_price</text:span><text:span text:style-name="T6"> مع خصم </text:span><text:span text:style-name="T10">discount_percent</text:span><text:span text:style-name="T6">.</text:span></text:p>
              </text:list-item>
            </text:list>
            <text:p text:style-name="P36" loext:marker-style-name="T6"><text:span text:style-name="T5">4. التنظيف وإدارة المخزون (Sanitization):</text:span><text:span text:style-name="T5"/></text:p>
            <text:list text:style-name="WWNum16">
              <text:list-item>
                <text:p text:style-name="P95" loext:marker-style-name="T6"><text:span text:style-name="T6">تأكد من معالجة حقل </text:span><text:span text:style-name="T10">stock</text:span><text:span text:style-name="T6">؛ إذا كان </text:span><text:span text:style-name="T10">0</text:span><text:span text:style-name="T6"> يجب تعطيل زر "إضافة للسلة" في الواجهة. * احذف أي تعريفات مكررة لمتغيرات المنتج في ملفات الـ Vue لتوحيد المصدر.</text:span></text:p>
              </text:list-item>
            </text:list>
            <text:p text:style-name="P36" loext:marker-style-name="T6"><text:span text:style-name="T5">5. مزامنة الأداء (Performance):</text:span><text:span text:style-name="T6"> * تأكد من استخدام الفهارس (Indexes) مثل </text:span><text:span text:style-name="T10">idx_product_slug</text:span><text:span text:style-name="T6"> و </text:span><text:span text:style-name="T10">idx_product_category</text:span><text:span text:style-name="T6"> عند كتابة الاستعلامات لضمان سرعة الاستجابة في المتجر."</text:span></text:p>
            <text:p text:style-name="P2"/>
          </table:table-cell>
          <table:table-cell table:style-name="Table1.A3" office:value-type="string">
            <text:p text:style-name="P2" loext:marker-style-name="T5"><text:span text:style-name="T16">api_product</text:span><text:span text:style-name="T16"/></text:p>
          </table:table-cell>
        </table:table-row>
        <table:table-row table:style-name="Table1.1">
          <table:table-cell table:style-name="Table1.A2" office:value-type="string">
            <text:p text:style-name="P47" loext:marker-style-name="T6"><text:span text:style-name="T5">"المهمة: تنفيذ المرحلة الخامسة بربط 'كيان صور المنتجات' (api_productimage) بجدول المنتجات الأساسي في الهيكلية الجديدة.</text:span><text:span text:style-name="T5"/></text:p>
            <text:p text:style-name="P36" loext:marker-style-name="T6"><text:span text:style-name="T5">1. مطابقة الكيان (Entity Mapping):</text:span><text:span text:style-name="T5"/></text:p>
            <text:list text:style-name="WWNum17">
              <text:list-item>
                <text:p text:style-name="P96" loext:marker-style-name="T6"><text:span text:style-name="T6">تأكد من أن </text:span><text:span text:style-name="T10">ProductType</text:span><text:span text:style-name="T6"> في Graphene يحتوي على حقل </text:span><text:span text:style-name="T10">images</text:span><text:span text:style-name="T6"> (علاقة </text:span><text:soft-page-break/><text:span text:style-name="T10">RelatedName</text:span><text:span text:style-name="T6"> أو </text:span><text:span text:style-name="T10">List</text:span><text:span text:style-name="T6">).</text:span></text:p>
              </text:list-item>
              <text:list-item>
                <text:p text:style-name="P97" loext:marker-style-name="T6"><text:span text:style-name="T6">قم بتحديث استعلام </text:span><text:span text:style-name="T10">products.graphql</text:span><text:span text:style-name="T6"> ليشمل جلب مصفوفة الصور لكل منتج مع حقول (</text:span><text:span text:style-name="T10">image</text:span><text:span text:style-name="T6">, </text:span><text:span text:style-name="T10">alt_text</text:span><text:span text:style-name="T6">, </text:span><text:span text:style-name="T10">is_feature</text:span><text:span text:style-name="T6">).</text:span></text:p>
              </text:list-item>
            </text:list>
            <text:p text:style-name="P36" loext:marker-style-name="T6"><text:span text:style-name="T5">2. مواءمة العرض (UI Alignment):</text:span><text:span text:style-name="T5"/></text:p>
            <text:list text:style-name="WWNum18">
              <text:list-item>
                <text:p text:style-name="P98" loext:marker-style-name="T6"><text:span text:style-name="T6">في </text:span><text:span text:style-name="T10">src/shared/components/ProductCard.vue</text:span><text:span text:style-name="T6"> (واجهة الزبون والداشبورد)، تأكد من عرض الصورة التي تحمل علامة </text:span><text:span text:style-name="T10">is_feature = true</text:span><text:span text:style-name="T6"> كصورة غلاف.</text:span></text:p>
              </text:list-item>
              <text:list-item>
                <text:p text:style-name="P99" loext:marker-style-name="T6"><text:span text:style-name="T6">في صفحة تفاصيل المنتج، قم ببناء "Slider" أو معرض صور يعرض كافة الصور المرتبطة بالمنتج مرتبة حسب حقل </text:span><text:span text:style-name="T10">order</text:span><text:span text:style-name="T6">.</text:span></text:p>
              </text:list-item>
            </text:list>
            <text:p text:style-name="P36" loext:marker-style-name="T6"><text:span text:style-name="T5">3. طبقة المنطق (Logic Layer):</text:span><text:span text:style-name="T5"/></text:p>
            <text:list text:style-name="WWNum19">
              <text:list-item>
                <text:p text:style-name="P100" loext:marker-style-name="T6"><text:span text:style-name="T6">أضف وظيفة إلى </text:span><text:span text:style-name="T10">useProductDetails.js</text:span><text:span text:style-name="T6"> تقوم بفلترة الصور واستخراج الصورة الرئيسية تلقائياً لاستخدامها في سلة التسوق (Cart).</text:span></text:p>
              </text:list-item>
            </text:list>
            <text:p text:style-name="P36" loext:marker-style-name="T6"><text:span text:style-name="T5">4. تحسين الأداء (Optimization):</text:span><text:span text:style-name="T5"/></text:p>
            <text:list text:style-name="WWNum20">
              <text:list-item>
                <text:p text:style-name="P101" loext:marker-style-name="T6"><text:span text:style-name="T6">تأكد من استخدام الـ Index الموجود في ملف الـ SQL (</text:span><text:span text:style-name="T10">idx_productimage_product</text:span><text:span text:style-name="T6">) لضمان جلب الصور بسرعة فائقة عند تصفح المتجر.</text:span></text:p>
              </text:list-item>
              <text:list-item>
                <text:p text:style-name="P102" loext:marker-style-name="T6"><text:span text:style-name="T6">تعامل مع حالة "عدم وجود صورة" بعرض صورة افتراضية (Placeholder) لمنع انكسار التصميم.</text:span><text:span text:style-name="T6"/></text:p>
              </text:list-item>
            </text:list>
            <text:p text:style-name="P36" loext:marker-style-name="T6"><text:span text:style-name="T5">5. لوحة التحكم (Admin Dashboard):</text:span><text:span text:style-name="T5"/></text:p>
            <text:list text:style-name="WWNum21">
              <text:list-item>
                <text:p text:style-name="P103" loext:marker-style-name="T6"><text:span text:style-name="T6">قم ببناء مكون "تحميل الصور" (Image Uploader) في الداشبورد يسمح للمدير برفع صور متعددة للمنتج وتحديد الصورة الأساسية منها."</text:span><text:span text:style-name="T6"/></text:p>
              </text:list-item>
            </text:list>
            <text:p text:style-name="P2"/>
          </table:table-cell>
          <table:table-cell table:style-name="Table1.A2" office:value-type="string">
            <text:p text:style-name="P7"><text:bookmark-start text:name="_GoBack"/>api_productimage<text:bookmark-end text:name="_GoBack"/></text:p>
          </table:table-cell>
        </table:table-row>
        <table:table-row table:style-name="Table1.1">
          <table:table-cell table:style-name="Table1.A3" office:value-type="string">
            <text:p text:style-name="P47" loext:marker-style-name="T6"><text:span text:style-name="T5">"المهمة: تنفيذ المرحلة السادسة بربط 'كيان تنويعات المنتجات' (api_productvariant) بالهيكلية الجديدة لضمان مرونة الاختيار والتسعير.</text:span><text:span text:style-name="T5"/></text:p>
            <text:p text:style-name="P36" loext:marker-style-name="T6"><text:span text:style-name="T5">1. مطابقة الكيان (Entity Mapping):</text:span><text:span text:style-name="T5"/></text:p>
            <text:list text:style-name="WWNum22">
              <text:list-item>
                <text:p text:style-name="P104" loext:marker-style-name="T6"><text:span text:style-name="T6">تأكد من أن </text:span><text:span text:style-name="T10">ProductType</text:span><text:span text:style-name="T6"> في Graphene يحتوي على قائمة </text:span><text:span text:style-name="T10">variants</text:span><text:span text:style-name="T6">.</text:span></text:p>
              </text:list-item>
              <text:list-item>
                <text:p text:style-name="P105" loext:marker-style-name="T6"><text:span text:style-name="T6">قم بتحديث </text:span><text:span text:style-name="T10">products.graphql</text:span><text:span text:style-name="T6"> ليجلب (SKU, Name, Price Modifier, Stock) لكل تنوع.</text:span></text:p>
              </text:list-item>
            </text:list>
            <text:p text:style-name="P36" loext:marker-style-name="T6"><text:span text:style-name="T5">2. مواءمة واجهة الاختيار (UI Selection Alignment):</text:span><text:span text:style-name="T5"/></text:p>
            <text:list text:style-name="WWNum23">
              <text:list-item>
                <text:p text:style-name="P106" loext:marker-style-name="T6"><text:span text:style-name="T6">في صفحة المنتج (</text:span><text:span text:style-name="T10">ProductDetail.vue</text:span><text:span text:style-name="T6">)، قم ببناء مكون اختيار (Dropdown أو Radio Buttons) يعرض التنويعات المتاحة.</text:span></text:p>
              </text:list-item>
              <text:list-item>
                <text:p text:style-name="P107" loext:marker-style-name="T6"><text:span text:style-name="T6">عند اختيار تنوع معين، يجب أن يتغير الـ SKU المعروض وسعر المنتج فوراً بناءً على الـ </text:span><text:span text:style-name="T10">price_modifier</text:span><text:span text:style-name="T6">.</text:span></text:p>
              </text:list-item>
            </text:list>
            <text:p text:style-name="P36" loext:marker-style-name="T6"><text:span text:style-name="T5">3. طبقة المنطق (Logic Layer):</text:span><text:span text:style-name="T5"/></text:p>
            <text:list text:style-name="WWNum24">
              <text:list-item>
                <text:p text:style-name="P108" loext:marker-style-name="T6"><text:span text:style-name="T6">أضف وظيفة لـ </text:span><text:span text:style-name="T10">useProductDetails.js</text:span><text:span text:style-name="T6"> تسمى </text:span><text:span text:style-name="T10">calculateVariantPrice</text:span><text:span text:style-name="T6">.</text:span></text:p>
              </text:list-item>
              <text:list-item>
                <text:p text:style-name="P109" loext:marker-style-name="T6"><text:span text:style-name="T6">المنطق: </text:span><text:span text:style-name="T10">Final Price = Base Product Price + Variant Price </text:span><text:soft-page-break/><text:span text:style-name="T10">Modifier</text:span><text:span text:style-name="T6">.</text:span></text:p>
              </text:list-item>
            </text:list>
            <text:p text:style-name="P36" loext:marker-style-name="T6"><text:span text:style-name="T5">4. إدارة المخزون والدقة (Stock Management):</text:span><text:span text:style-name="T5"/></text:p>
            <text:list text:style-name="WWNum25">
              <text:list-item>
                <text:p text:style-name="P110" loext:marker-style-name="T6"><text:span text:style-name="T6">إذا كان </text:span><text:span text:style-name="T10">stock</text:span><text:span text:style-name="T6"> الخاص بتنوع معين هو 0، يجب أن يظهر كـ "نفد من المخزون" في قائمة الاختيار ويُعطل زر الإضافة للسلة.</text:span></text:p>
              </text:list-item>
            </text:list>
            <text:p text:style-name="P36" loext:marker-style-name="T6"><text:span text:style-name="T5">5. المزامنة مع السلة (Cart Sync):</text:span><text:span text:style-name="T5"/></text:p>
            <text:list text:style-name="WWNum26">
              <text:list-item>
                <text:p text:style-name="P111" loext:marker-style-name="T6"><text:span text:style-name="T6">تأكد أن عند إضافة منتج للسلة، يتم إرسال الـ </text:span><text:span text:style-name="T10">variant_id</text:span><text:span text:style-name="T6"> وليس فقط الـ </text:span><text:span text:style-name="T10">product_id</text:span><text:span text:style-name="T6"> لضمان تحضير الطلب الصحيح."</text:span></text:p>
              </text:list-item>
            </text:list>
            <text:p text:style-name="P2"/>
          </table:table-cell>
          <table:table-cell table:style-name="Table1.A3" office:value-type="string">
            <text:p text:style-name="P7">api_productvariant</text:p>
          </table:table-cell>
        </table:table-row>
        <table:table-row table:style-name="Table1.1">
          <table:table-cell table:style-name="Table1.A2" office:value-type="string">
            <text:p text:style-name="P47" loext:marker-style-name="T6"><text:span text:style-name="T5">"المهمة: تنفيذ المرحلة السابعة بربط 'جدول علاقات الخامات' (api_product_materials) بالهيكلية الجديدة لتمكين اختيار الخامات داخل صفحة المنتج.</text:span><text:span text:style-name="T5"/></text:p>
            <text:p text:style-name="P36" loext:marker-style-name="T6"><text:span text:style-name="T5">1. مطابقة العلاقة (Relationship Mapping):</text:span><text:span text:style-name="T5"/></text:p>
            <text:list text:style-name="WWNum27">
              <text:list-item>
                <text:p text:style-name="P112" loext:marker-style-name="T6"><text:span text:style-name="T6">تأكد من أن </text:span><text:span text:style-name="T10">ProductType</text:span><text:span text:style-name="T6"> في Graphene يحتوي على حقل </text:span><text:span text:style-name="T10">available_materials</text:span><text:span text:style-name="T6"> الذي يسحب البيانات من هذا الجدول الوسيط.</text:span></text:p>
              </text:list-item>
              <text:list-item>
                <text:p text:style-name="P113" loext:marker-style-name="T6"><text:span text:style-name="T6">قم بتحديث استعلام </text:span><text:span text:style-name="T10">products.graphql</text:span><text:span text:style-name="T6"> ليجلب تفاصيل المواد المتاحة لكل منتج (الاسم، السعر الإضافي، والصورة).</text:span></text:p>
              </text:list-item>
            </text:list>
            <text:p text:style-name="P36" loext:marker-style-name="T6"><text:span text:style-name="T5">2. مواءمة واجهة المستخدم (UI Selection):</text:span><text:span text:style-name="T5"/></text:p>
            <text:list text:style-name="WWNum28">
              <text:list-item>
                <text:p text:style-name="P114" loext:marker-style-name="T6"><text:span text:style-name="T6">في صفحة تفاصيل المنتج، قم ببناء 'Selector' للخامات المتاحة لهذا المنتج فقط بناءً على بيانات هذا الجدول.</text:span><text:span text:style-name="T6"/></text:p>
              </text:list-item>
              <text:list-item>
                <text:p text:style-name="P115" loext:marker-style-name="T6"><text:span text:style-name="T6">عند اختيار الزبون لخامة معينة، يجب تحديث السعر النهائي للمنتج بناءً على سعر المتر المربع الموجود في </text:span><text:span text:style-name="T10">api_material</text:span><text:span text:style-name="T6">.</text:span></text:p>
              </text:list-item>
            </text:list>
            <text:p text:style-name="P36" loext:marker-style-name="T6"><text:span text:style-name="T5">3. طبقة المنطق (Logic Layer):</text:span><text:span text:style-name="T5"/></text:p>
            <text:list text:style-name="WWNum29">
              <text:list-item>
                <text:p text:style-name="P116" loext:marker-style-name="T6"><text:span text:style-name="T6">أضف وظيفة في </text:span><text:span text:style-name="T10">useProductDetails.js</text:span><text:span text:style-name="T6"> تتحقق من توفر المادة (</text:span><text:span text:style-name="T10">is_active</text:span><text:span text:style-name="T6">) قبل عرضها كخيار متاح للمنتج.</text:span></text:p>
              </text:list-item>
            </text:list>
            <text:p text:style-name="P36" loext:marker-style-name="T6"><text:span text:style-name="T5">4. تحسين الاستعلامات (SQL Optimization):</text:span><text:span text:style-name="T5"/></text:p>
            <text:list text:style-name="WWNum30">
              <text:list-item>
                <text:p text:style-name="P117" loext:marker-style-name="T6"><text:span text:style-name="T6">استخدم الـ Index الموجود في ملف الـ SQL (</text:span><text:span text:style-name="T10">idx_product_materials_product</text:span><text:span text:style-name="T6">) لضمان سرعة جلب قائمة الخامات عند فتح صفحة أي منتج.</text:span></text:p>
              </text:list-item>
            </text:list>
            <text:p text:style-name="P36" loext:marker-style-name="T6"><text:span text:style-name="T5">5. لوحة التحكم (Admin Dashboard):</text:span><text:span text:style-name="T5"/></text:p>
            <text:list text:style-name="WWNum31">
              <text:list-item>
                <text:p text:style-name="P118" loext:marker-style-name="T6"><text:span text:style-name="T6">قم ببناء واجهة في صفحة "تعديل المنتج" تسمح للمدير بتحديد (Check/Uncheck) المواد التي يمكن تصنيع هذا المنتج منها."</text:span><text:span text:style-name="T6"/></text:p>
              </text:list-item>
            </text:list>
            <text:p text:style-name="P2"/>
          </table:table-cell>
          <table:table-cell table:style-name="Table1.A2" office:value-type="string">
            <text:p text:style-name="P7">api_product_materials</text:p>
          </table:table-cell>
        </table:table-row>
        <table:table-row table:style-name="Table1.1">
          <table:table-cell table:style-name="Table1.A3" office:value-type="string">
            <text:p text:style-name="P47" loext:marker-style-name="T6"><text:span text:style-name="T5">"المهمة: تفعيل 'كيان الشحن' (api_shipping) وربطه بواجهة إتمام الشراء (Checkout) في الهيكلية الجديدة.</text:span><text:span text:style-name="T5"/></text:p>
            <text:p text:style-name="P36" loext:marker-style-name="T6"><text:soft-page-break/><text:span text:style-name="T5">1. مطابقة الكيان (Entity Mapping):</text:span><text:span text:style-name="T5"/></text:p>
            <text:list text:style-name="WWNum32">
              <text:list-item>
                <text:p text:style-name="P119" loext:marker-style-name="T6"><text:span text:style-name="T6">تأكد من وجود </text:span><text:span text:style-name="T10">ShippingType</text:span><text:span text:style-name="T6"> في Graphene.</text:span></text:p>
              </text:list-item>
              <text:list-item>
                <text:p text:style-name="P120" loext:marker-style-name="T6"><text:span text:style-name="T6">أنشئ ملف </text:span><text:span text:style-name="T10">shipping.graphql</text:span><text:span text:style-name="T6"> في </text:span><text:span text:style-name="T10">src/integration/graphql/</text:span><text:span text:style-name="T6"> يحتوي على استعلام </text:span><text:span text:style-name="T10">activeShippingZones</text:span><text:span text:style-name="T6"> لجلب الولايات وتكاليفها.</text:span></text:p>
              </text:list-item>
            </text:list>
            <text:p text:style-name="P36" loext:marker-style-name="T6"><text:span text:style-name="T5">2. مواءمة الظهور في واجهة الزبون (Checkout Visibility):</text:span><text:span text:style-name="T5"/></text:p>
            <text:list text:style-name="WWNum33">
              <text:list-item>
                <text:p text:style-name="P121" loext:marker-style-name="T6"><text:span text:style-name="T6">في مكون </text:span><text:span text:style-name="T10">CheckoutForm.vue</text:span><text:span text:style-name="T6"> (أو ما يعادله في </text:span><text:span text:style-name="T10">modules/public</text:span><text:span text:style-name="T6">), قم بإظهار قائمة منسدلة (Dropdown) تعرض الولايات المجلوبة من </text:span><text:span text:style-name="T10">api_shipping</text:span><text:span text:style-name="T6">.</text:span></text:p>
              </text:list-item>
              <text:list-item>
                <text:p text:style-name="P122" loext:marker-style-name="T6"><text:span text:style-name="T6">عند اختيار الزبون لولاية معينة، يجب أن يظهر 'تكلفة الشحن' و 'موعد التسليم المتوقع' فوراً في ملخص الفاتورة.</text:span><text:span text:style-name="T6"/></text:p>
              </text:list-item>
            </text:list>
            <text:p text:style-name="P36" loext:marker-style-name="T6"><text:span text:style-name="T5">3. طبقة المنطق (Logic Layer):</text:span><text:span text:style-name="T5"/></text:p>
            <text:list text:style-name="WWNum34">
              <text:list-item>
                <text:p text:style-name="P123" loext:marker-style-name="T6"><text:span text:style-name="T6">أنشئ Composable باسم </text:span><text:span text:style-name="T10">useShipping.js</text:span><text:span text:style-name="T6"> في </text:span><text:span text:style-name="T10">src/composables</text:span><text:span text:style-name="T6">.</text:span></text:p>
              </text:list-item>
              <text:list-item>
                <text:p text:style-name="P124" loext:marker-style-name="T6"><text:span text:style-name="T6">يجب أن يوفر هذا الملف وظيفة </text:span><text:span text:style-name="T10">calculateTotalWithShipping</text:span><text:span text:style-name="T6"> التي تضيف تكلفة الشحن المختارة إلى إجمالي السلة.</text:span></text:p>
              </text:list-item>
            </text:list>
            <text:p text:style-name="P36" loext:marker-style-name="T6"><text:span text:style-name="T5">4. لوحة التحكم (Admin Dashboard Visibility):</text:span><text:span text:style-name="T5"/></text:p>
            <text:list text:style-name="WWNum35">
              <text:list-item>
                <text:p text:style-name="P125" loext:marker-style-name="T6"><text:span text:style-name="T6">قم بتفعيل ظهور جدول 'إدارة مناطق الشحن' في الداشبورد لتمكين المدير من تعديل أسعار الشحن لكل ولاية دون الدخول لقاعدة البيانات.</text:span><text:span text:style-name="T6"/></text:p>
              </text:list-item>
            </text:list>
            <text:p text:style-name="P36" loext:marker-style-name="T6"><text:span text:style-name="T5">5. التحقق (Validation):</text:span><text:span text:style-name="T5"/></text:p>
            <text:list text:style-name="WWNum36">
              <text:list-item>
                <text:p text:style-name="P126" loext:marker-style-name="T6"><text:span text:style-name="T6">تأكد من أن النظام لا يسمح بإتمام الطلب (</text:span><text:span text:style-name="T10">api_order</text:span><text:span text:style-name="T6">) إلا إذا تم اختيار منطقة شحن صالحة ومفعلة (</text:span><text:span text:style-name="T10">is_active = 1</text:span><text:span text:style-name="T6">)."</text:span></text:p>
              </text:list-item>
            </text:list>
            <text:p text:style-name="P2"/>
          </table:table-cell>
          <table:table-cell table:style-name="Table1.A3" office:value-type="string">
            <text:p text:style-name="P7">api_shipping</text:p>
          </table:table-cell>
        </table:table-row>
        <table:table-row table:style-name="Table1.1">
          <table:table-cell table:style-name="Table1.A2" office:value-type="string">
            <text:p text:style-name="P47" loext:marker-style-name="T6"><text:span text:style-name="T5">"المهمة: ربط وتفعيل 'كيان الطلبات' (api_order) في الهيكلية الجديدة وربطه بواجهات المستخدم والإدارة.</text:span><text:span text:style-name="T5"/></text:p>
            <text:p text:style-name="P36" loext:marker-style-name="T6"><text:span text:style-name="T5">1. مطابقة الكيان والعمليات (Entity &amp; Mutation Mapping):</text:span><text:span text:style-name="T5"/></text:p>
            <text:list text:style-name="WWNum37">
              <text:list-item>
                <text:p text:style-name="P127" loext:marker-style-name="T6"><text:span text:style-name="T6">تأكد من وجود </text:span><text:span text:style-name="T10">OrderType</text:span><text:span text:style-name="T6"> في Graphene وقم بإنشاء Mutation باسم </text:span><text:span text:style-name="T10">createOrder</text:span><text:span text:style-name="T6"> تأخذ بيانات السلة وعنوان الشحن.</text:span></text:p>
              </text:list-item>
              <text:list-item>
                <text:p text:style-name="P128" loext:marker-style-name="T6"><text:span text:style-name="T6">أنشئ ملف </text:span><text:span text:style-name="T10">orders.graphql</text:span><text:span text:style-name="T6"> في </text:span><text:span text:style-name="T10">src/integration/graphql/</text:span><text:span text:style-name="T6"> لجلب تاريخ طلبات المستخدم (</text:span><text:span text:style-name="T10">userOrders</text:span><text:span text:style-name="T6">) وتفاصيل طلب معين بالرقم.</text:span></text:p>
              </text:list-item>
            </text:list>
            <text:p text:style-name="P36" loext:marker-style-name="T6"><text:span text:style-name="T5">2. مواءمة الظهور في واجهة الزبون (Customer Visibility):</text:span><text:span text:style-name="T5"/></text:p>
            <text:list text:style-name="WWNum38">
              <text:list-item>
                <text:p text:style-name="P129" loext:marker-style-name="T6"><text:span text:style-name="T6">قم بتفعيل صفحة 'طلباتي' (</text:span><text:span text:style-name="T10">MyOrders.vue</text:span><text:span text:style-name="T6">) في </text:span><text:span text:style-name="T10">modules/public</text:span><text:span text:style-name="T6">. يجب أن تعرض جدولاً يسحب بياناته من </text:span><text:span text:style-name="T10">api_order</text:span><text:span text:style-name="T6">.</text:span></text:p>
              </text:list-item>
              <text:list-item>
                <text:p text:style-name="P130" loext:marker-style-name="T6"><text:span text:style-name="T6">اربط حالة الطلب (</text:span><text:span text:style-name="T10">status</text:span><text:span text:style-name="T6">) بأيقونات ملونة (مثلاً: برتقالي لـ Pending، أخضر لـ Delivered).</text:span></text:p>
              </text:list-item>
            </text:list>
            <text:p text:style-name="P36" loext:marker-style-name="T6"><text:span text:style-name="T5">3. مواءمة الظهور في الداشبورد (Admin Visibility):</text:span><text:span text:style-name="T5"/></text:p>
            <text:list text:style-name="WWNum39">
              <text:list-item>
                <text:p text:style-name="P131" loext:marker-style-name="T6"><text:span text:style-name="T6">قم بتفعيل 'لوحة إدارة الطلبات' في الداشبورد. يجب أن يتمكن المدير من تغيير حالة الطلب (Update Status) وتحديث رقم التتبع.</text:span><text:span text:style-name="T6"/></text:p>
              </text:list-item>
              <text:list-item>
                <text:p text:style-name="P132" loext:marker-style-name="T6"><text:soft-page-break/><text:span text:style-name="T6">اربط الجدول بـ </text:span><text:span text:style-name="T10">api_ordertimeline</text:span><text:span text:style-name="T6"> (الموجود في ملف الـ SQL) لإظهار سجل تحركات الطلب للمدير.</text:span></text:p>
              </text:list-item>
            </text:list>
            <text:p text:style-name="P36" loext:marker-style-name="T6"><text:span text:style-name="T5">4. طبقة المنطق (Logic Layer):</text:span><text:span text:style-name="T5"/></text:p>
            <text:list text:style-name="WWNum40">
              <text:list-item>
                <text:p text:style-name="P133" loext:marker-style-name="T6"><text:span text:style-name="T6">أنشئ Composable باسم </text:span><text:span text:style-name="T10">useOrders.js</text:span><text:span text:style-name="T6"> للتعامل مع منطق إلغاء الطلب أو تحميل فاتورة PDF بناءً على بيانات الجدول.</text:span></text:p>
              </text:list-item>
            </text:list>
            <text:p text:style-name="P36" loext:marker-style-name="T6"><text:span text:style-name="T5">5. المزامنة والأمان:</text:span><text:span text:style-name="T5"/></text:p>
            <text:list text:style-name="WWNum41">
              <text:list-item>
                <text:p text:style-name="P134" loext:marker-style-name="T6"><text:span text:style-name="T6">تأكد من أن الزبون لا يمكنه رؤية إلا طلباته الخاصة (</text:span><text:span text:style-name="T10">user_id</text:span><text:span text:style-name="T6"> مطابق للجلسة)، بينما المدير يرى الكل."</text:span></text:p>
              </text:list-item>
            </text:list>
            <text:p text:style-name="P2"/>
          </table:table-cell>
          <table:table-cell table:style-name="Table1.A2" office:value-type="string">
            <text:p text:style-name="P7">api_order</text:p>
          </table:table-cell>
        </table:table-row>
        <table:table-row table:style-name="Table1.1">
          <table:table-cell table:style-name="Table1.A3" office:value-type="string">
            <text:p text:style-name="P47" loext:marker-style-name="T6"><text:span text:style-name="T5">"المهمة: ربط وتفعيل 'عناصر الطلب' (api_orderitem) لضمان ظهور تفاصيل المشتريات بدقة في الواجهتين.</text:span><text:span text:style-name="T5"/></text:p>
            <text:p text:style-name="P36" loext:marker-style-name="T6"><text:span text:style-name="T5">1. طبقة البيانات (GraphQL Layer):</text:span><text:span text:style-name="T5"/></text:p>
            <text:list text:style-name="WWNum62">
              <text:list-item>
                <text:p text:style-name="P135" loext:marker-style-name="T6"><text:span text:style-name="T6">قم بتحديث استعلام </text:span><text:span text:style-name="T10">orderDetail</text:span><text:span text:style-name="T6"> في </text:span><text:span text:style-name="T10">orders.graphql</text:span><text:span text:style-name="T6"> ليشمل مصفوفة </text:span><text:span text:style-name="T10">items</text:span><text:span text:style-name="T6">.</text:span></text:p>
              </text:list-item>
              <text:list-item>
                <text:p text:style-name="P136" loext:marker-style-name="T6"><text:span text:style-name="T6">يجب أن يسحب الاستعلام من </text:span><text:span text:style-name="T10">api_orderitem</text:span><text:span text:style-name="T6">: (اسم المنتج، اسم الخامة </text:span><text:span text:style-name="T10">material_id</text:span><text:span text:style-name="T6"> من جدول المواد، الكمية، وسعر الوحدة).</text:span></text:p>
              </text:list-item>
            </text:list>
            <text:p text:style-name="P36" loext:marker-style-name="T6"><text:span text:style-name="T5">2. مواءمة الظهور في واجهة الزبون (Order Detail Visibility):</text:span><text:span text:style-name="T5"/></text:p>
            <text:list text:style-name="WWNum63">
              <text:list-item>
                <text:p text:style-name="P137" loext:marker-style-name="T6"><text:span text:style-name="T6">في صفحة 'تفاصيل الطلب' (</text:span><text:span text:style-name="T10">OrderDetail.vue</text:span><text:span text:style-name="T6">)، قم ببناء جدول يعرض العناصر المشتراة.</text:span></text:p>
              </text:list-item>
              <text:list-item>
                <text:p text:style-name="P138" loext:marker-style-name="T6"><text:span text:style-name="T6">تأكد من إظهار 'نوع الخامة' المختار بجانب كل منتج، لأن هذا ما يهمه الزبون في VinylArt.</text:span><text:span text:style-name="T6"/></text:p>
              </text:list-item>
            </text:list>
            <text:p text:style-name="P36" loext:marker-style-name="T6"><text:span text:style-name="T5">3. مواءمة الظهور في الداشبورد (Production View):</text:span><text:span text:style-name="T5"/></text:p>
            <text:list text:style-name="WWNum64">
              <text:list-item>
                <text:p text:style-name="P139" loext:marker-style-name="T6"><text:span text:style-name="T6">في لوحة إدارة الطلبات للمدير، يجب أن تظهر قائمة العناصر بوضوح لكي يعرف 'الفني' ما هي الخامات التي يجب تجهيزها للطباعة (مثلاً: المنتج X على خامة 'مطفي').</text:span><text:span text:style-name="T6"/></text:p>
              </text:list-item>
            </text:list>
            <text:p text:style-name="P36" loext:marker-style-name="T6"><text:span text:style-name="T5">4. طبقة المنطق (Logic Layer):</text:span><text:span text:style-name="T5"/></text:p>
            <text:list text:style-name="WWNum65">
              <text:list-item>
                <text:p text:style-name="P140" loext:marker-style-name="T6"><text:span text:style-name="T6">تأكد من أن منطق 'إضافة للسلة' يقوم بإنشاء كائنات </text:span><text:span text:style-name="T10">orderitem</text:span><text:span text:style-name="T6"> مؤقتة في الـ Store قبل تحويلها لطلب حقيقي.</text:span></text:p>
              </text:list-item>
            </text:list>
            <text:p text:style-name="P36" loext:marker-style-name="T6"><text:span text:style-name="T5">5. التوثيق المالي:</text:span><text:span text:style-name="T5"/></text:p>
            <text:list text:style-name="WWNum66">
              <text:list-item>
                <text:p text:style-name="P141" loext:marker-style-name="T6"><text:span text:style-name="T6">اربط بيانات هذا الجدول بمكون 'طباعة الفاتورة' (Invoice PDF) لضمان ظهور تفاصيل دقيقة للزبون."</text:span><text:span text:style-name="T6"/></text:p>
              </text:list-item>
            </text:list>
            <text:p text:style-name="P2"/>
          </table:table-cell>
          <table:table-cell table:style-name="Table1.A3" office:value-type="string">
            <text:p text:style-name="P7">api_orderitem</text:p>
          </table:table-cell>
        </table:table-row>
        <table:table-row table:style-name="Table1.1">
          <table:table-cell table:style-name="Table1.A2" office:value-type="string">
            <text:p text:style-name="P47" loext:marker-style-name="T6"><text:span text:style-name="T5">"المهمة: ربط وتفعيل 'سجل أحداث الطلبات' (api_ordertimeline) في الهيكلية الجديدة لإظهار تقدم العمل.</text:span><text:span text:style-name="T5"/></text:p>
            <text:p text:style-name="P36" loext:marker-style-name="T6"><text:span text:style-name="T5">1. طبقة البيانات (GraphQL Layer):</text:span><text:span text:style-name="T5"/></text:p>
            <text:list text:style-name="WWNum67">
              <text:list-item>
                <text:p text:style-name="P142" loext:marker-style-name="T6"><text:soft-page-break/><text:span text:style-name="T6">أنشئ استعلام </text:span><text:span text:style-name="T10">orderTimeline</text:span><text:span text:style-name="T6"> في </text:span><text:span text:style-name="T10">orders.graphql</text:span><text:span text:style-name="T6"> يجلب كافة الأحداث المرتبطة بـ </text:span><text:span text:style-name="T10">order_id</text:span><text:span text:style-name="T6"> مرتبة من الأحدث إلى الأقدم.</text:span></text:p>
              </text:list-item>
              <text:list-item>
                <text:p text:style-name="P143" loext:marker-style-name="T6"><text:span text:style-name="T6">أضف Mutation تسمى </text:span><text:span text:style-name="T10">addTimelineStep</text:span><text:span text:style-name="T6"> تُستخدم في الداشبورد لإضافة تحديث جديد لحالة الطلب.</text:span></text:p>
              </text:list-item>
            </text:list>
            <text:p text:style-name="P36" loext:marker-style-name="T6"><text:span text:style-name="T5">2. مواءمة الظهور في واجهة الزبون (Order Tracking UI):</text:span><text:span text:style-name="T5"/></text:p>
            <text:list text:style-name="WWNum68">
              <text:list-item>
                <text:p text:style-name="P144" loext:marker-style-name="T6"><text:span text:style-name="T6">في صفحة 'تفاصيل الطلب' (</text:span><text:span text:style-name="T10">OrderDetail.vue</text:span><text:span text:style-name="T6">)، قم بتفعيل مكون 'الخط الزمني' (Vertical Timeline).</text:span></text:p>
              </text:list-item>
              <text:list-item>
                <text:p text:style-name="P145" loext:marker-style-name="T6"><text:span text:style-name="T6">اربط كل نقطة في الخط الزمني ببيانات </text:span><text:span text:style-name="T10">api_ordertimeline</text:span><text:span text:style-name="T6"> (الحالة، الوقت، والملاحظات).</text:span></text:p>
              </text:list-item>
            </text:list>
            <text:p text:style-name="P36" loext:marker-style-name="T6"><text:span text:style-name="T5">3. مواءمة الظهور في الداشبورد (Admin Audit Trail):</text:span><text:span text:style-name="T5"/></text:p>
            <text:list text:style-name="WWNum69">
              <text:list-item>
                <text:p text:style-name="P146" loext:marker-style-name="T6"><text:span text:style-name="T6">في لوحة إدارة الطلبات، أضف قسماً يسمى 'تاريخ الطلب' يسمح للمدير (منصور) برؤية من قام بتغيير حالة الطلب ومتى حدث ذلك.</text:span><text:span text:style-name="T6"/></text:p>
              </text:list-item>
            </text:list>
            <text:p text:style-name="P36" loext:marker-style-name="T6"><text:span text:style-name="T5">4. طبقة المنطق (Logic Layer):</text:span><text:span text:style-name="T5"/></text:p>
            <text:list text:style-name="WWNum70">
              <text:list-item>
                <text:p text:style-name="P147" loext:marker-style-name="T6"><text:span text:style-name="T6">برمج 'Signal' أو 'Observer' في Django يقوم تلقائياً بإضافة سجل في </text:span><text:span text:style-name="T10">api_ordertimeline</text:span><text:span text:style-name="T6"> بمجرد تغيير حقل </text:span><text:span text:style-name="T10">status</text:span><text:span text:style-name="T6"> في جدول </text:span><text:span text:style-name="T10">api_order</text:span><text:span text:style-name="T6"> الأساسي.</text:span></text:p>
              </text:list-item>
            </text:list>
            <text:p text:style-name="P36" loext:marker-style-name="T6"><text:span text:style-name="T5">5. التنبيهات (Notifications):</text:span><text:span text:style-name="T5"/></text:p>
            <text:list text:style-name="WWNum71">
              <text:list-item>
                <text:p text:style-name="P148" loext:marker-style-name="T6"><text:span text:style-name="T6">اربط ظهور التحديثات الجديدة في الواجهة بإشعارات لحظية (Toast Notifications) لتنبيه الزبون عند تحرك طلبه للمرحلة التالية."</text:span><text:span text:style-name="T6"/></text:p>
              </text:list-item>
            </text:list>
            <text:p text:style-name="P2"/>
          </table:table-cell>
          <table:table-cell table:style-name="Table1.A2" office:value-type="string">
            <text:p text:style-name="P7">api_ordertimeline</text:p>
          </table:table-cell>
        </table:table-row>
        <table:table-row table:style-name="Table1.1">
          <table:table-cell table:style-name="Table1.A3" office:value-type="string">
            <text:p text:style-name="P30" loext:marker-style-name="T6"><text:span text:style-name="T5">"أريد دمج نظام بيانات المؤسسة (Organization Profile) بناءً على جدول </text:span><text:span text:style-name="Source_20_Text"><text:span text:style-name="T18">api_organization</text:span></text:span><text:span text:style-name="T5"> المرفق:</text:span></text:p>
            <text:list text:style-name="L1">
              <text:list-item>
                <text:p text:style-name="P31"><text:span text:style-name="T19">الباكيند </text:span><text:span text:style-name="T7">(Model):</text:span> أنشئ موديل <text:span text:style-name="Source_20_Text">Organization</text:span> في <text:span text:style-name="Source_20_Text">api/models/</text:span>. تأكد من دقة حقول الإحداثيات (latitude, longitude) واستخدم <text:span text:style-name="Source_20_Text">db_table = 'api_organization'</text:span>. أضف القيد الذي يضمن وجود منظمة نشطة واحدة فقط.</text:p>
              </text:list-item>
              <text:list-item>
                <text:p text:style-name="P31"><text:span text:style-name="T19">المهاجرة </text:span><text:span text:style-name="T7">(Migration):</text:span> أنشئ ملف المهاجرة وقم بعمل <text:span text:style-name="Source_20_Text">--fake</text:span> للربط بجدول MySQL الموجود مسبقاً.</text:p>
              </text:list-item>
              <text:list-item>
                <text:p text:style-name="P31"><text:span text:style-name="T19">التحويل </text:span><text:span text:style-name="T7">(Serializer):</text:span> أنشئ <text:span text:style-name="Source_20_Text">OrganizationSerializer</text:span> وتأكد من معالجة حقل اللوجو لإعادة رابط الصورة بشكل صحيح.</text:p>
              </text:list-item>
              <text:list-item>
                <text:p text:style-name="P31"><text:span text:style-name="T19">المخطط </text:span><text:span text:style-name="T7">(GraphQL Schema):</text:span> أضف <text:span text:style-name="Source_20_Text">OrganizationType</text:span> وقم بإنشاء Query يعيد بيانات المؤسسة النشطة حالياً.</text:p>
              </text:list-item>
              <text:list-item>
                <text:p text:style-name="P31"><text:span text:style-name="T19">الفرونت ايند </text:span><text:span text:style-name="T7">(Vue 3 &amp; Apollo):</text:span> &gt; - أنشئ استعلام Apollo لجلب بيانات المؤسسة (الاسم، اللوجو، الهواتف).</text:p>
                <text:list>
                  <text:list-item>
                    <text:p text:style-name="P31">قم بربط هذه البيانات بمكونات الـ Navbar والـ Footer في <text:soft-page-break/>واجهة Vue 3.</text:p>
                  </text:list-item>
                  <text:list-item>
                    <text:p text:style-name="P31">تأكد من دعم عرض البيانات بناءً على اللغة المختارة (ar/en).</text:p>
                  </text:list-item>
                </text:list>
              </text:list-item>
              <text:list-item>
                <text:p text:style-name="P31"><text:span text:style-name="T19">التوافق</text:span><text:span text:style-name="T7">:</text:span> راجع ملف <text:span text:style-name="Source_20_Text">repomix-output.xml</text:span> للتأكد من أن أسماء الحقول في الفرونت ايند تتبع أسلوب المشروع الحالي (مثل استخدام camelCase في الاستعلامات)."</text:p>
              </text:list-item>
            </text:list>
            <text:p text:style-name="P177" loext:marker-style-name="T6"><text:span text:style-name="T5"/></text:p>
          </table:table-cell>
          <table:table-cell table:style-name="Table1.A3" office:value-type="string">
            <text:p text:style-name="P6">api_organization</text:p>
          </table:table-cell>
        </table:table-row>
        <table:table-row table:style-name="Table1.1">
          <table:table-cell table:style-name="Table1.A2" office:value-type="string">
            <text:p text:style-name="P2">"المهمة: ربط وتفعيل كيان الروابط الاجتماعية (api_social) الموجود في MySQL ودمجه مع واجهة المستخدم ونظام الإدارة.</text:p>
            <text:p text:style-name="P2"/>
            <text:p text:style-name="P2">1. مطابقة الكيان والبيانات (Entity &amp; Mapping):</text:p>
            <text:p text:style-name="P2"/>
            <text:p text:style-name="P2"/>
            <text:p text:style-name="P2"/>
            <text:p text:style-name="P2">تأكد من أن SocialMediaType في Graphene مرتبط بجدول api_social الفعلي في MySQL.</text:p>
            <text:p text:style-name="P2"/>
            <text:p text:style-name="P2">أضف استعلاماً (Query) ضمن getOrganization لجلب الروابط المرتبطة عبر الـ ForeignKey (Nested Query).</text:p>
            <text:p text:style-name="P2"/>
            <text:p text:style-name="P2">أنشئ Mutations شاملة (addSocialLink, updateSocialLink, deleteSocialLink) للسماح للمدير بالتحكم الكامل من الداشبورد.</text:p>
            <text:p text:style-name="P2"/>
            <text:p text:style-name="P2">2. مواءمة الظهور في واجهة الزبون (Customer Visibility):</text:p>
            <text:p text:style-name="P2"/>
            <text:p text:style-name="P2"/>
            <text:p text:style-name="P2"/>
            <text:p text:style-name="P2">تطهير الواجهة: احذف أي روابط اجتماعية ثابتة (Hardcoded) من Navbar.vue و Footer.vue.</text:p>
            <text:p text:style-name="P2"/>
            <text:p text:style-name="P2">الربط الديناميكي: استبدل الأيقونات القديمة بحلقة تكرار (v-for) تسحب بياناتها من الـ Pinia Store.</text:p>
            <text:p text:style-name="P2"/>
            <text:p text:style-name="P2">استخدم حقل icon_class (مثل lab la-facebook) لعرض الأيقونة، وحقل url للرابط، وحقل platform_name للـ Alt-text.</text:p>
            <text:p text:style-name="P2"/>
            <text:p text:style-name="P2">3. مواءمة الظهور في الداشبورد (Admin Visibility):</text:p>
            <text:p text:style-name="P2"/>
            <text:p text:style-name="P2"/>
            <text:p text:style-name="P2"/>
            <text:p text:style-name="P2">قم بتفعيل 'مدير الروابط الاجتماعية' في صفحة إعدادات المؤسسة.</text:p>
            <text:p text:style-name="P2"/>
            <text:p text:style-name="P2">يجب أن يظهر جدول يعرض الروابط الحالية مع إمكانية:</text:p>
            <text:p text:style-name="P2"/>
            <text:p text:style-name="P2">الترتيب: تغيير ترتيب الظهور بناءً على order_index.</text:p>
            <text:p text:style-name="P2"/>
            <text:p text:style-name="P2">الحالة: تفعيل أو تعطيل الرابط (is_active) بضغطة زر.</text:p>
            <text:p text:style-name="P2"/>
            <text:p text:style-name="P2">4. طبقة المنطق والأمان (Logic Layer):</text:p>
            <text:p text:style-name="P2"/>
            <text:p text:style-name="P2"><text:soft-page-break/></text:p>
            <text:p text:style-name="P2"/>
            <text:p text:style-name="P2">حدث الـ Composable useAppConfig.js ليتعامل مع مصفوفة الروابط الاجتماعية القادمة من الـ API.</text:p>
            <text:p text:style-name="P2"/>
            <text:p text:style-name="P2">تأكد من أن الروابط تفتح في نافذة جديدة (target="_blank") لضمان بقاء الزبون في موقع Vynilart.</text:p>
            <text:p text:style-name="P2"/>
            <text:p text:style-name="P2">5. المزامنة اللحظية:</text:p>
            <text:p text:style-name="P2"/>
            <text:p text:style-name="P2"/>
            <text:p text:style-name="P2"/>
            <text:p text:style-name="P2">تأكد من أن أي إضافة لرابط جديد (مثل TikTok) تظهر فوراً في الموقع بمجرد حفظها في القاعدة، دون الحاجة لإعادة بناء (Rebuild) المشروع."</text:p>
            <text:p text:style-name="P2"/>
            <text:p text:style-name="P2">"تطوير واجهة الإضافة (Dynamic Modal Interface):</text:p>
            <text:p text:style-name="P2"/>
            <text:p text:style-name="P2"/>
            <text:p text:style-name="P2"/>
            <text:p text:style-name="P2">نظام الـ Modals: في لوحة التحكم، لا تجعل إضافة الرابط في صفحة جديدة؛ بل اجعلها تفتح في نافذة منبثقة (Dialog/Modal) فوق الصفحة الحالية.</text:p>
            <text:p text:style-name="P2"/>
            <text:p text:style-name="P2">النموذج الذكي (Smart Form): يجب أن تحتوي النافذة على:</text:p>
            <text:p text:style-name="P2"/>
            <text:p text:style-name="P2">زر عنوانه "إظافة لينك جديد" لتظهر input <text:s/>لإمكانية إظافة لينكات جديدة لروابط التواصل الاجتماعي بعدد غير محدود</text:p>
            <text:p text:style-name="P2"/>
            <text:p text:style-name="P2"><text:s/>حقل لإدخال الرابط (URL) مع التحقق من صحته فورياً.</text:p>
            <text:p text:style-name="P2"/>
            <text:p text:style-name="P2">حقل لاختيار الأيقونة (Icon Picker) أو إدخال كود icon_class.</text:p>
            <text:p text:style-name="P2"/>
            <text:p text:style-name="P2">تجربة المستخدم (UX): عند حفظ الرابط، يجب أن تُغلق النافذة تلقائياً وتظهر رسالة نجاح (Toast Notification)، ويتم تحديث القائمة في الخلفية فوراً دون إعادة تحميل الصفحة (Real-time Update)."</text:p>
            <text:p text:style-name="P2"/>
            <text:p text:style-name="P2"/>
          </table:table-cell>
          <table:table-cell table:style-name="Table1.A2" office:value-type="string">
            <text:p text:style-name="P6">api_social</text:p>
          </table:table-cell>
        </table:table-row>
        <table:table-row table:style-name="Table1.1">
          <table:table-cell table:style-name="Table1.A3" office:value-type="string">
            <text:p text:style-name="P47" loext:marker-style-name="T6"><text:span text:style-name="T5">"المهمة: ربط وتفعيل كيان طرق الدفع (api_payment) الموجود في MySQL ودمجه مع واجهة المستخدم، نظام الطلبات، ولوحة الإدارة.</text:span><text:span text:style-name="T5"/></text:p>
            <text:p text:style-name="P36" loext:marker-style-name="T6"><text:span text:style-name="T5">1. مطابقة الكيان والعمليات (Entity &amp; Mapping):</text:span><text:span text:style-name="T5"/></text:p>
            <text:list text:style-name="WWNum77">
              <text:list-item>
                <text:p text:style-name="P149" loext:marker-style-name="T6"><text:span text:style-name="T6">تأكد من أن </text:span><text:span text:style-name="T10">PaymentMethodType</text:span><text:span text:style-name="T6"> في Graphene مرتبط بجدول </text:span><text:span text:style-name="T10">api_payment</text:span><text:span text:style-name="T6"> الفعلي.</text:span></text:p>
              </text:list-item>
              <text:list-item>
                <text:p text:style-name="P150" loext:marker-style-name="T6"><text:span text:style-name="T6">أضف استعلاماً </text:span><text:span text:style-name="T10">getActivePaymentMethods</text:span><text:span text:style-name="T6"> لجلب الطرق المتاحة فقط للزبائن (مثل: الدفع عند الاستلام، بريدي موب، تحويل بنكي).</text:span></text:p>
              </text:list-item>
              <text:list-item>
                <text:p text:style-name="P151" loext:marker-style-name="T6"><text:span text:style-name="T6">أنشئ </text:span><text:span text:style-name="T10">Mutations</text:span><text:span text:style-name="T6"> لإدارة هذه الطرق (إضافة، تعديل، حذف) مع دعم حقل الـ </text:span><text:span text:style-name="T11">instructions_ar/en</text:span><text:span text:style-name="T6"> (تعليمات الدفع للزبون).</text:span></text:p>
              </text:list-item>
            </text:list>
            <text:p text:style-name="P36" loext:marker-style-name="T6"><text:span text:style-name="T5">2. مواءمة الظهور في الداشبورد (Admin Logic - Modal System):</text:span><text:span text:style-name="T5"/></text:p>
            <text:list text:style-name="WWNum78">
              <text:list-item>
                <text:p text:style-name="P152" loext:marker-style-name="T6"><text:span text:style-name="T5">إدارة طرق الدفع:</text:span><text:span text:style-name="T6"> في لوحة التحكم، فعل واجهة إدارة الدفع باستخدام </text:span><text:span text:style-name="T5">نظام النوافذ المنبثقة (Modals/Dialogs)</text:span><text:span text:style-name="T6">.</text:span></text:p>
              </text:list-item>
              <text:list-item>
                <text:p text:style-name="P153" loext:marker-style-name="T6"><text:span text:style-name="T6">عند النقر على 'إضافة طريقة دفع'، تفتح نافذة تحتوي على:</text:span><text:span text:style-name="T6"/></text:p>
                <text:list>
                  <text:list-item>
                    <text:p text:style-name="P155" loext:marker-style-name="T6"><text:span text:style-name="T5">اسم الطريقة:</text:span><text:span text:style-name="T6"> (مثلاً: BaridiMob).</text:span></text:p>
                  </text:list-item>
                  <text:list-item>
                    <text:p text:style-name="P155" loext:marker-style-name="T6"><text:soft-page-break/><text:span text:style-name="T5">رقم الحساب/الحساب البريدي الجاري (CCP):</text:span><text:span text:style-name="T6"> حقل خاص للبيانات المالية.</text:span></text:p>
                  </text:list-item>
                  <text:list-item>
                    <text:p text:style-name="P155" loext:marker-style-name="T6"><text:span text:style-name="T5">صورة/أيقونة:</text:span><text:span text:style-name="T6"> حقل لرفع شعار البنك أو الخدمة.</text:span></text:p>
                  </text:list-item>
                  <text:list-item>
                    <text:p text:style-name="P155" loext:marker-style-name="T6"><text:span text:style-name="T5">التعليمات:</text:span><text:span text:style-name="T6"> محرّر نصوص بسيط لشرح كيفية الدفع للزبون.</text:span></text:p>
                  </text:list-item>
                </text:list>
              </text:list-item>
              <text:list-item>
                <text:p text:style-name="P154" loext:marker-style-name="T6"><text:span text:style-name="T6">عند الحفظ، يتم تحديث الجدول فوراً باستخدام </text:span><text:span text:style-name="T10">Apollo Refetch</text:span><text:span text:style-name="T6">.</text:span></text:p>
              </text:list-item>
            </text:list>
            <text:p text:style-name="P36" loext:marker-style-name="T6"><text:span text:style-name="T5">3. مواءمة الظهور في واجهة الزبون (Checkout Integration):</text:span><text:span text:style-name="T5"/></text:p>
            <text:list text:style-name="WWNum79">
              <text:list-item>
                <text:p text:style-name="P156" loext:marker-style-name="T6"><text:span text:style-name="T6">في صفحة إتمام الطلب (Checkout)، استبدل الخيارات الثابتة بحلقة </text:span><text:span text:style-name="T10">v-for</text:span><text:span text:style-name="T6"> تسحب طرق الدفع المتاحة من القاعدة.</text:span></text:p>
              </text:list-item>
              <text:list-item>
                <text:p text:style-name="P157" loext:marker-style-name="T6"><text:span text:style-name="T6">عند اختيار طريقة دفع معينة (مثل بريدي موب)، يجب أن يظهر 'تلميح' (Tooltip) أو نص يشرح للزبون التعليمات التي أدخلها المدير في القاعدة.</text:span><text:span text:style-name="T6"/></text:p>
              </text:list-item>
            </text:list>
            <text:p text:style-name="P36" loext:marker-style-name="T6"><text:span text:style-name="T5">4. طبقة المنطق والأمان (Security &amp; Validation):</text:span><text:span text:style-name="T5"/></text:p>
            <text:list text:style-name="WWNum80">
              <text:list-item>
                <text:p text:style-name="P158" loext:marker-style-name="T6"><text:span text:style-name="T6">تأكد من تشفير أو حماية البيانات الحساسة (مثل أرقام الحسابات) في الـ Response إذا لزم الأمر.</text:span><text:span text:style-name="T6"/></text:p>
              </text:list-item>
              <text:list-item>
                <text:p text:style-name="P159" loext:marker-style-name="T6"><text:span text:style-name="T6">أضف حقل </text:span><text:span text:style-name="T10">is_active</text:span><text:span text:style-name="T6"> للسماح للمدير بتعطيل أي طريقة دفع مؤقتاً (مثلاً عند صيانة تطبيق بريدي موب) دون حذفها.</text:span></text:p>
              </text:list-item>
            </text:list>
            <text:p text:style-name="P36" loext:marker-style-name="T6"><text:span text:style-name="T5">5. المزامنة اللحظية:</text:span><text:span text:style-name="T5"/></text:p>
            <text:list text:style-name="WWNum81">
              <text:list-item>
                <text:p text:style-name="P160" loext:marker-style-name="T6"><text:span text:style-name="T6">تأكد من أن أي تغيير في بيانات الدفع في الداشبورد ينعكس فوراً على رحلة الشراء للزبون، لضمان عدم إرسال الأموال لحساب قديم أو مغلق."</text:span><text:span text:style-name="T6"/></text:p>
              </text:list-item>
            </text:list>
            <text:p text:style-name="P2"/>
          </table:table-cell>
          <table:table-cell table:style-name="Table1.A3" office:value-type="string">
            <text:p text:style-name="P6"><text:span text:style-name="T6">api_payment</text:span></text:p>
          </table:table-cell>
        </table:table-row>
        <table:table-row table:style-name="Table1.1">
          <table:table-cell table:style-name="Table1.A2" office:value-type="string">
            <text:p text:style-name="P47" loext:marker-style-name="T6"><text:span text:style-name="T5">"المهمة: ربط وتفعيل كيان الكوبونات (api_coupon) الموجود في MySQL ودمجه مع نظام السلة، الطلبات، ولوحة الإدارة.</text:span><text:span text:style-name="T5"/></text:p>
            <text:p text:style-name="P36" loext:marker-style-name="T6"><text:span text:style-name="T5">1. مطابقة الكيان والمنطق البرمجي (Entity &amp; Logic):</text:span><text:span text:style-name="T5"/></text:p>
            <text:list text:style-name="WWNum82">
              <text:list-item>
                <text:p text:style-name="P161" loext:marker-style-name="T6"><text:span text:style-name="T6">تأكد من أن </text:span><text:span text:style-name="T10">CouponType</text:span><text:span text:style-name="T6"> في Graphene يحتوي على الحقول الأساسية:</text:span></text:p>
                <text:list>
                  <text:list-item>
                    <text:p text:style-name="P162" loext:marker-style-name="T6"><text:span text:style-name="T10">code</text:span><text:span text:style-name="T6">: رمز الكوبون (Unique).</text:span></text:p>
                  </text:list-item>
                  <text:list-item>
                    <text:p text:style-name="P162" loext:marker-style-name="T6"><text:span text:style-name="T10">discount_type</text:span><text:span text:style-name="T6">: (Percentage % أو Fixed Amount).</text:span></text:p>
                  </text:list-item>
                  <text:list-item>
                    <text:p text:style-name="P162" loext:marker-style-name="T6"><text:span text:style-name="T10">discount_value</text:span><text:span text:style-name="T6">: قيمة الخصم.</text:span></text:p>
                  </text:list-item>
                  <text:list-item>
                    <text:p text:style-name="P162" loext:marker-style-name="T6"><text:span text:style-name="T10">valid_from</text:span><text:span text:style-name="T6"> و </text:span><text:span text:style-name="T10">valid_to</text:span><text:span text:style-name="T6">: تواريخ الصلاحية.</text:span></text:p>
                  </text:list-item>
                  <text:list-item>
                    <text:p text:style-name="P162" loext:marker-style-name="T6"><text:span text:style-name="T10">usage_limit</text:span><text:span text:style-name="T6">: أقصى عدد مرات استخدام.</text:span></text:p>
                  </text:list-item>
                  <text:list-item>
                    <text:p text:style-name="P162" loext:marker-style-name="T6"><text:span text:style-name="T10">min_order_value</text:span><text:span text:style-name="T6">: الحد الأدنى للطلب لتفعيل الكوبون.</text:span></text:p>
                  </text:list-item>
                </text:list>
              </text:list-item>
              <text:list-item>
                <text:p text:style-name="P163" loext:marker-style-name="T6"><text:span text:style-name="T6">أنشئ Mutation باسم </text:span><text:span text:style-name="T10">applyCoupon</text:span><text:span text:style-name="T6"> تأخذ الرمز وتتحقق من صلاحيته (التاريخ، عدد المرات، والمبلغ) وتعيد القيمة المخصومة.</text:span></text:p>
              </text:list-item>
            </text:list>
            <text:p text:style-name="P36" loext:marker-style-name="T6"><text:span text:style-name="T5">2. مواءمة الظهور في الداشبورد (Admin - Advanced Modal):</text:span><text:span text:style-name="T5"/></text:p>
            <text:list text:style-name="WWNum83">
              <text:list-item>
                <text:p text:style-name="P164" loext:marker-style-name="T6"><text:span text:style-name="T6">في لوحة التحكم، فعل واجهة إدارة الكوبونات باستخدام </text:span><text:span text:style-name="T5">النوافذ المنبثقة (Modals)</text:span><text:span text:style-name="T6">.</text:span></text:p>
              </text:list-item>
              <text:list-item>
                <text:p text:style-name="P165" loext:marker-style-name="T6"><text:span text:style-name="T6">عند إضافة كوبون جديد، يجب أن توفر النافذة:</text:span><text:span text:style-name="T6"/></text:p>
                <text:list>
                  <text:list-item>
                    <text:p text:style-name="P165" loext:marker-style-name="T6"><text:span text:style-name="T6">توليد آلي للرموز (Generate Random Code).</text:span><text:span text:style-name="T6"/></text:p>
                  </text:list-item>
                  <text:list-item>
                    <text:p text:style-name="P165" loext:marker-style-name="T6"><text:span text:style-name="T6">اختيار نوع الخصم عبر Toggle أو Select.</text:span><text:span text:style-name="T6"/></text:p>
                  </text:list-item>
                  <text:list-item>
                    <text:p text:style-name="P165" loext:marker-style-name="T6"><text:span text:style-name="T6">تحديد تاريخ البداية والنهاية عبر Calendar Picker.</text:span><text:span text:style-name="T6"/></text:p>
                  </text:list-item>
                </text:list>
              </text:list-item>
              <text:list-item>
                <text:p text:style-name="P166" loext:marker-style-name="T6"><text:span text:style-name="T6">أضف عداداً (Counter) يظهر للمدير كم مرة تم استخدام الكوبون فعلياً من الجدول المرتبط.</text:span><text:span text:style-name="T6"/></text:p>
              </text:list-item>
            </text:list>
            <text:p text:style-name="P36" loext:marker-style-name="T6"><text:soft-page-break/><text:span text:style-name="T5">3. مواءمة الظهور في واجهة الزبون (Checkout Experience):</text:span><text:span text:style-name="T5"/></text:p>
            <text:list text:style-name="WWNum84">
              <text:list-item>
                <text:p text:style-name="P167" loext:marker-style-name="T6"><text:span text:style-name="T6">في صفحة السلة أو إتمام الطلب، أضف حقل 'هل لديك كود خصم؟'.</text:span><text:span text:style-name="T6"/></text:p>
              </text:list-item>
              <text:list-item>
                <text:p text:style-name="P168" loext:marker-style-name="T6"><text:span text:style-name="T6">عند إدخال الكود، استخدم Apollo Mutation للتحقق فوراً دون تحديث الصفحة.</text:span><text:span text:style-name="T6"/></text:p>
              </text:list-item>
              <text:list-item>
                <text:p text:style-name="P168" loext:marker-style-name="T6"><text:span text:style-name="T6">في حال النجاح: أظهر السعر القديم مشطوباً والسعر الجديد مع رسالة ترحيبية.</text:span><text:span text:style-name="T6"/></text:p>
              </text:list-item>
              <text:list-item>
                <text:p text:style-name="P169" loext:marker-style-name="T6"><text:span text:style-name="T6">في حال الخطأ: أظهر رسالة واضحة (مثلاً: 'هذا الكوبون انتهت صلاحيته' أو 'لم تصل للحد الأدنى للشراء').</text:span><text:span text:style-name="T6"/></text:p>
              </text:list-item>
            </text:list>
            <text:p text:style-name="P36" loext:marker-style-name="T6"><text:span text:style-name="T5">4. طبقة الأمان والقيود (Security Constraints):</text:span><text:span text:style-name="T5"/></text:p>
            <text:list text:style-name="WWNum85">
              <text:list-item>
                <text:p text:style-name="P170" loext:marker-style-name="T6"><text:span text:style-name="T6">تأكد من أن الكوبون لا يمكن استخدامه أكثر من مرة لنفس المستخدم (إذا كان مسجلاً).</text:span><text:span text:style-name="T6"/></text:p>
              </text:list-item>
              <text:list-item>
                <text:p text:style-name="P171" loext:marker-style-name="T6"><text:span text:style-name="T6">امنع تطبيق أكثر من كوبون في طلب واحد (إلا إذا قررت شركة Paclos غير ذلك).</text:span><text:span text:style-name="T6"/></text:p>
              </text:list-item>
            </text:list>
            <text:p text:style-name="P36" loext:marker-style-name="T6"><text:span text:style-name="T5">5. المزامنة والتقارير:</text:span><text:span text:style-name="T5"/></text:p>
            <text:list text:style-name="WWNum86">
              <text:list-item>
                <text:p text:style-name="P172" loext:marker-style-name="T6"><text:span text:style-name="T6">تأكد من أن أي كوبون يتم تعطيله من الداشبورد (</text:span><text:span text:style-name="T10">is_active = False</text:span><text:span text:style-name="T6">) يتوقف فوراً في الموقع.</text:span></text:p>
              </text:list-item>
              <text:list-item>
                <text:p text:style-name="P173" loext:marker-style-name="T6"><text:span text:style-name="T6">اربط الكوبون بجدول الطلبات (</text:span><text:span text:style-name="T10">api_order</text:span><text:span text:style-name="T6">) ليعرف المدير أي الطلبات استفادت من الخصومات."</text:span></text:p>
              </text:list-item>
            </text:list>
            <text:p text:style-name="P2"/>
          </table:table-cell>
          <table:table-cell table:style-name="Table1.A2" office:value-type="string">
            <text:p text:style-name="P6"><text:span text:style-name="T6">api_coupon</text:span></text:p>
          </table:table-cell>
        </table:table-row>
        <table:table-row table:style-name="Table1.1">
          <table:table-cell table:style-name="Table1.A3" office:value-type="string">
            <text:p text:style-name="P174" loext:marker-style-name="T6"><text:span text:style-name="T6">"المهمة: بناء وتفعيل نظام إدارة أنواع خدمات التوصيل (Shipping Methods) وربطها ديناميكياً بأسعار الولايات في MySQL.</text:span><text:span text:style-name="T6"/></text:p>
            <text:p text:style-name="P175" loext:marker-style-name="T6"><text:span text:style-name="T6">1. هندسة الكيان الجديد (ShippingMethod Model):</text:span><text:span text:style-name="T6"/></text:p>
            <text:p text:style-name="P175" loext:marker-style-name="T6"><text:span text:style-name="T6">أنشئ/حدث جدول ShippingMethod ليحتوي على:</text:span><text:span text:style-name="T6"/></text:p>
            <text:p text:style-name="P36" loext:marker-style-name="T6"><text:span text:style-name="T6">provider_name: (مثل: Yalidine, ZR, Internal Delivery).</text:span><text:span text:style-name="T6"/></text:p>
            <text:p text:style-name="P36" loext:marker-style-name="T6"><text:span text:style-name="T6">service_type: (مثل: 'توصيل للمنزل', 'استلام من المكتب', 'توصيل سريع').</text:span><text:span text:style-name="T6"/></text:p>
            <text:p text:style-name="P36" loext:marker-style-name="T6"><text:span text:style-name="T6">estimated_delivery_time: (مثل: '24-48 ساعة').</text:span><text:span text:style-name="T6"/></text:p>
            <text:p text:style-name="P36" loext:marker-style-name="T6"><text:span text:style-name="T6">is_active: لتفعيل أو تعطيل الخدمة بالكامل.</text:span><text:span text:style-name="T6"/></text:p>
            <text:p text:style-name="P36" loext:marker-style-name="T6"><text:span text:style-name="T6">logo: أيقونة أو شعار شركة الشحن.</text:span><text:span text:style-name="T6"/></text:p>
            <text:p text:style-name="P175" loext:marker-style-name="T6"><text:span text:style-name="T6">2. نظام الإدارة الكامل في الداشبورد (Full CRUD via Modals):</text:span><text:span text:style-name="T6"/></text:p>
            <text:p text:style-name="P175" loext:marker-style-name="T6"><text:span text:style-name="T6">مَكّن المدير (منصور) من إضافة، تعديل، وحذف أنواع التوصيل عبر نافذة منبثقة (Modal).</text:span><text:span text:style-name="T6"/></text:p>
            <text:p text:style-name="P175" loext:marker-style-name="T6"><text:span text:style-name="T6">عند إضافة نوع جديد، يجب أن يظهر خيار لتحديد هل هذا النوع متاح لجميع الولايات أم لولايات محددة فقط.</text:span><text:span text:style-name="T6"/></text:p>
            <text:p text:style-name="P175" loext:marker-style-name="T6"><text:span text:style-name="T6">3. الربط مع أسعار الولايات (Price Mapping):</text:span><text:span text:style-name="T6"/></text:p>
            <text:p text:style-name="P175" loext:marker-style-name="T6"><text:span text:style-name="T6">اربط كل ShippingMethod بجدول أسعار الولايات. بحيث عندما يختار المدير 'Yalidine'، تظهر له قائمة الولايات ليضع سعر 'المكتب' وسعر 'المنزل' الخاص بهذا الموفر </text:span><text:soft-page-break/><text:span text:style-name="T6">تحديداً.</text:span><text:span text:style-name="T6"/></text:p>
            <text:p text:style-name="P175" loext:marker-style-name="T6"><text:span text:style-name="T6">4. تجربة المستخدم في Checkout:</text:span><text:span text:style-name="T6"/></text:p>
            <text:p text:style-name="P175" loext:marker-style-name="T6"><text:span text:style-name="T6">في صفحة الدفع، لا تظهر الأسعار فقط، بل اجعل الزبون يختار أولاً 'شركة الشحن' أو 'نوع الخدمة' (مثلاً: يختار Yalidine ثم يختار 'مكتب')، ليقوم النظام بحساب السعر بناءً على هذا المزيج (الولاية + نوع الخدمة).</text:span><text:span text:style-name="T6"/></text:p>
            <text:p text:style-name="P175" loext:marker-style-name="T6"><text:span text:style-name="T6">أظهر شعار شركة الشحن والوقت المتوقع للتوصيل بجانب كل خيار.</text:span><text:span text:style-name="T6"/></text:p>
            <text:p text:style-name="P175" loext:marker-style-name="T6"><text:span text:style-name="T6">5. المنطق البرمجي (Backend Logic):</text:span><text:span text:style-name="T6"/></text:p>
            <text:p text:style-name="P175" loext:marker-style-name="T6"><text:span text:style-name="T6">تأكد من أن api_shipping يتعامل مع هذه الأنواع كـ ForeignKeys لضمان عدم حدوث تكرار ولتسهيل التقارير المالية لاحقاً (لمعرفة كم طلب تم عبر Yalidine وكم طلب عبر التوصيل الداخلي)."</text:span><text:span text:style-name="T6"/></text:p>
            <text:p text:style-name="P176" loext:marker-style-name="T12"/>
          </table:table-cell>
          <table:table-cell table:style-name="Table1.A3" office:value-type="string">
            <text:p text:style-name="P6">api_shipping_method</text:p>
          </table:table-cell>
        </table:table-row>
        <table:table-row table:style-name="Table1.1">
          <table:table-cell table:style-name="Table1.A2" office:value-type="string">
            <text:p text:style-name="P4">"المهمة: ربط وتفعيل كيان عناصر السلة (api_cartitem) الموجود في MySQL ودمجه مع نظام المنتجات، الحسابات، وواجهة المستخدم.</text:p>
            <text:p text:style-name="P5">1. مطابقة الكيان والمنطق التفاعلي (Entity &amp; Logic Mapping):</text:p>
            <text:list text:style-name="WWNum87">
              <text:list-item>
                <text:p text:style-name="P8">تأكد من أن <text:span text:style-name="HTML_20_Code">CartItemType</text:span> في Graphene يربط بين:</text:p>
                <text:list>
                  <text:list-item>
                    <text:p text:style-name="P9"><text:span text:style-name="HTML_20_Code"><text:span text:style-name="T8">product</text:span></text:span>: تفاصيل المنتج (الاسم، السعر، الصورة).</text:p>
                  </text:list-item>
                  <text:list-item>
                    <text:p text:style-name="P9"><text:span text:style-name="HTML_20_Code"><text:span text:style-name="T8">quantity</text:span></text:span>: الكمية المختارة.</text:p>
                  </text:list-item>
                  <text:list-item>
                    <text:p text:style-name="P9"><text:span text:style-name="HTML_20_Code"><text:span text:style-name="T8">user</text:span></text:span>: ربط السلة بحساب المستخدم (ForeignKey).</text:p>
                  </text:list-item>
                </text:list>
              </text:list-item>
              <text:list-item>
                <text:p text:style-name="P9">أنشئ <text:span text:style-name="HTML_20_Code">Mutations</text:span> متطورة:</text:p>
                <text:list>
                  <text:list-item>
                    <text:p text:style-name="P9"><text:span text:style-name="HTML_20_Code">addToCart</text:span>: إضافة منتج مع التحقق من توفر الكمية في المخزون (<text:span text:style-name="HTML_20_Code">api_product</text:span>).</text:p>
                  </text:list-item>
                  <text:list-item>
                    <text:p text:style-name="P9"><text:span text:style-name="HTML_20_Code">updateCartQuantity</text:span>: زيادة أو نقصان الكمية مع تحديث السعر الإجمالي لحظياً.</text:p>
                  </text:list-item>
                  <text:list-item>
                    <text:p text:style-name="P10"><text:span text:style-name="HTML_20_Code">removeFromCart</text:span>: حذف عنصر بلمسة واحدة.</text:p>
                  </text:list-item>
                </text:list>
              </text:list-item>
            </text:list>
            <text:p text:style-name="P5">2. مواءمة الواجهة الأمامية (Vue 3 Side-Cart &amp; Logic):</text:p>
            <text:list text:style-name="WWNum88">
              <text:list-item>
                <text:p text:style-name="P11"><text:span text:style-name="T8">السلة الجانبية (Drawer):</text:span> فعل مكون السلة الذي يظهر من الجانب عند إضافة أي منتج.</text:p>
              </text:list-item>
              <text:list-item>
                <text:p text:style-name="P12"><text:span text:style-name="T8">التحكم اللحظي:</text:span> يجب أن يتمكن الزبون من تغيير الكمية (+/-) داخل السلة مباشرة، مع رؤية "المجموع الفرعي" (Subtotal) يتغير أمام عينيه باستخدام <text:span text:style-name="T8">Pinia</text:span>.</text:p>
              </text:list-item>
              <text:list-item>
                <text:p text:style-name="P13"><text:span text:style-name="T8">التحقق من المخزون:</text:span> إذا حاول الزبون إضافة كمية أكبر مما هو موجود في MySQL، أظهر تنبيه (Toast) يخبره بالحد الأقصى المتاح.</text:p>
              </text:list-item>
            </text:list>
            <text:p text:style-name="P5">3. الربط مع المنظومة (Cross-Table Integration):</text:p>
            <text:list text:style-name="WWNum89">
              <text:list-item>
                <text:p text:style-name="P14"><text:span text:style-name="T8">الكوبونات:</text:span> اربط السلة بـ <text:span text:style-name="HTML_20_Code">api_coupon</text:span> ليتم حساب الخصم فور إدخال الكود في واجهة السلة.</text:p>
              </text:list-item>
              <text:list-item>
                <text:p text:style-name="P15"><text:span text:style-name="T8">الشحن:</text:span> اربط السلة بـ <text:span text:style-name="HTML_20_Code">api_shipping</text:span> ليتم عرض تكلفة الشحن التقديرية بناءً على محتوى السلة.</text:p>
              </text:list-item>
            </text:list>
            <text:p text:style-name="P5">4. طبقة الأمان واستمرارية البيانات (Persistence):</text:p>
            <text:list text:style-name="WWNum90">
              <text:list-item>
                <text:p text:style-name="P16"><text:soft-page-break/>تأكد من أن بيانات السلة تُحفظ في MySQL للمستخدمين المسجلين لكي يجدوها عند الدخول من جهاز آخر.</text:p>
              </text:list-item>
              <text:list-item>
                <text:p text:style-name="P17">بالنسبة للزوار (Guests)، استخدم <text:span text:style-name="HTML_20_Code">LocalStorage</text:span> مع منطق مزامنتها (Merge) مع القاعدة فور تسجيل الدخول.</text:p>
              </text:list-item>
            </text:list>
            <text:p text:style-name="P5">5. المزامنة اللحظية:</text:p>
            <text:list text:style-name="WWNum91">
              <text:list-item>
                <text:p text:style-name="P18">أي تغيير في سعر المنتج الأصلي في <text:span text:style-name="HTML_20_Code">api_product</text:span> من قبل المدير، يجب أن ينعكس فوراً في سلال التسوق المفتوحة للزبائن لضمان دقة الفاتورة النهائية."</text:p>
              </text:list-item>
            </text:list>
            <text:p text:style-name="P176" loext:marker-style-name="T12"/>
          </table:table-cell>
          <table:table-cell table:style-name="Table1.A2" office:value-type="string">
            <text:p text:style-name="P6"><text:span text:style-name="T6">api_cartitem</text:span></text:p>
          </table:table-cell>
        </table:table-row>
        <table:table-row table:style-name="Table1.1">
          <table:table-cell table:style-name="Table1.A3" office:value-type="string">
            <text:p text:style-name="P4">"المهمة: ربط وتفعيل كيان قائمة الأمنيات (api_wishlist) الموجود في MySQL ودمجه مع نظام المنتجات، الإشعارات، وواجهة المستخدم.</text:p>
            <text:p text:style-name="P5">1. مطابقة الكيان والمنطق التفاعلي (Entity &amp; Logic Mapping):</text:p>
            <text:list text:style-name="WWNum92">
              <text:list-item>
                <text:p text:style-name="P19">تأكد من أن <text:span text:style-name="HTML_20_Code">WishlistType</text:span> في Graphene يربط بين:</text:p>
                <text:list>
                  <text:list-item>
                    <text:p text:style-name="P20"><text:span text:style-name="HTML_20_Code"><text:span text:style-name="T8">product</text:span></text:span>: تفاصيل المنتج (الاسم، السعر، التوفر).</text:p>
                  </text:list-item>
                  <text:list-item>
                    <text:p text:style-name="P20"><text:span text:style-name="HTML_20_Code"><text:span text:style-name="T8">user</text:span></text:span>: المستخدم صاحب القائمة (ForeignKey).</text:p>
                  </text:list-item>
                  <text:list-item>
                    <text:p text:style-name="P20"><text:span text:style-name="HTML_20_Code"><text:span text:style-name="T8">added_at</text:span></text:span>: تاريخ الإضافة للتحليل التسويقي.</text:p>
                  </text:list-item>
                </text:list>
              </text:list-item>
              <text:list-item>
                <text:p text:style-name="P20">أنشئ <text:span text:style-name="HTML_20_Code">Mutations</text:span> سريعة:</text:p>
                <text:list>
                  <text:list-item>
                    <text:p text:style-name="P20"><text:span text:style-name="HTML_20_Code">toggleWishlist</text:span>: إضافة أو حذف المنتج بضغطة زر واحدة (Toggle) من بطاقة المنتج.</text:p>
                  </text:list-item>
                  <text:list-item>
                    <text:p text:style-name="P21"><text:span text:style-name="HTML_20_Code">clearWishlist</text:span>: مسح القائمة بالكامل.</text:p>
                  </text:list-item>
                </text:list>
              </text:list-item>
            </text:list>
            <text:p text:style-name="P5">2. مواءمة الواجهة الأمامية (Vue 3 User Experience):</text:p>
            <text:list text:style-name="WWNum93">
              <text:list-item>
                <text:p text:style-name="P22"><text:span text:style-name="T8">أيقونة القلب (Heart Icon):</text:span> تفعيل أيقونة القلب على كل بطاقة منتج (<text:span text:style-name="HTML_20_Code">ProductCard.vue</text:span>) وفي صفحة تفاصيل المنتج.</text:p>
              </text:list-item>
              <text:list-item>
                <text:p text:style-name="P23"><text:span text:style-name="T8">الحالة اللحظية:</text:span> يجب أن يتغير لون القلب فوراً عند النقر (بدون إعادة تحميل الصفحة) باستخدام <text:span text:style-name="T8">Pinia Store</text:span>.</text:p>
              </text:list-item>
              <text:list-item>
                <text:p text:style-name="P24"><text:span text:style-name="T8">صفحة القائمة:</text:span> إنشاء صفحة <text:span text:style-name="HTML_20_Code">Wishlist.vue</text:span> تعرض المنتجات المفضلة مع زر 'نقل إلى السلة' (Move to Cart).</text:p>
              </text:list-item>
            </text:list>
            <text:p text:style-name="P3"><text:span text:style-name="T8">3. الربط الذكي مع التنبيهات (</text:span><text:span text:style-name="HTML_20_Code"><text:span text:style-name="T8">api_notification</text:span></text:span><text:span text:style-name="T8">):</text:span></text:p>
            <text:list text:style-name="WWNum94">
              <text:list-item>
                <text:p text:style-name="P25"><text:span text:style-name="T8">تنبيه توفر المنتج:</text:span> إذا كان منتج في "قائمة أمنيات" زبون معيّن "نافذاً من المخزون" ثم قام المدير بتحديث الكمية في <text:span text:style-name="HTML_20_Code">api_product</text:span> -&gt; أرسل تنبيه آلي للزبون: 'المنتج الذي تمنيته متوفر الآن!'.</text:p>
              </text:list-item>
              <text:list-item>
                <text:p text:style-name="P26"><text:span text:style-name="T8">تنبيه التخفيضات:</text:span> إذا قام المدير بعمل تخفيض (Discount) على منتج موجود في قوائم أمنيات الزبائن -&gt; أرسل إشعار فوري لهم.</text:p>
              </text:list-item>
            </text:list>
            <text:p text:style-name="P5">4. طبقة الأمان والاستمرارية:</text:p>
            <text:list text:style-name="WWNum95">
              <text:list-item>
                <text:p text:style-name="P27">منع التكرار: تأكد من أن قاعدة البيانات لا تسمح بإضافة نفس المنتج لنفس المستخدم مرتين في القائمة.</text:p>
              </text:list-item>
              <text:list-item>
                <text:p text:style-name="P28">حماية الخصوصية: لا يمكن لأي مستخدم رؤية قائمة أمنيات مستخدم آخر.</text:p>
              </text:list-item>
            </text:list>
            <text:p text:style-name="P5">5. المزامنة والتحليل للمدير (Admin Insight):</text:p>
            <text:list text:style-name="WWNum96">
              <text:list-item>
                <text:p text:style-name="P29">في الداشبورد، مَكّن منصور من رؤية 'أكثر المنتجات تمنياً' (Most Wishlisted Products). هذا يساعد شركة Paclos على معرفة التوجهات (Trends) وتوفير <text:soft-page-break/>مخزون أكبر منها."</text:p>
              </text:list-item>
            </text:list>
            <text:p text:style-name="P2"/>
          </table:table-cell>
          <table:table-cell table:style-name="Table1.A3" office:value-type="string">
            <text:p text:style-name="P6"><text:span text:style-name="T6">api_wishlist</text:span></text:p>
          </table:table-cell>
        </table:table-row>
        <table:table-row table:style-name="Table1.30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6"><text:span text:style-name="T6">api_review</text:span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6"><text:span text:style-name="T6">api_reviewreport</text:span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6"><text:span text:style-name="T6">api_designcategory</text:span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6"><text:span text:style-name="T6">api_design</text:span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6"><text:span text:style-name="T6">api_notification</text:span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6"><text:span text:style-name="T6">api_alert</text:span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6"><text:span text:style-name="T6">api_erpnextsynclog</text:span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6"><text:span text:style-name="T6">api_behaviortracking</text:span></text:p>
          </table:table-cell>
        </table:table-row>
        <table:table-row table:style-name="Table1.1">
          <table:table-cell table:style-name="Table1.A1" office:value-type="string">
            <text:p text:style-name="P184"><draw:frame draw:style-name="fr1" draw:name="Frame1" text:anchor-type="char" svg:x="0.0154in" svg:y="0.2264in" svg:width="0.0161in" draw:z-index="0"><draw:text-box fo:min-height="0.0161in"><text:p text:style-name="P183">You said</text:p></draw:text-box></draw:frame>-- Forecasts</text:p>
            <text:p text:style-name="P185">CREATE TABLE IF NOT EXISTS api_forecast (</text:p>
            <text:p text:style-name="P185">id INT AUTO_INCREMENT PRIMARY KEY,</text:p>
            <text:p text:style-name="P185">product_id INT NOT NULL,</text:p>
            <text:p text:style-name="P185">forecast_type VARCHAR(50) NOT NULL,</text:p>
            <text:p text:style-name="P185">period VARCHAR(20) NOT NULL,</text:p>
            <text:p text:style-name="P185">predicted_demand INT,</text:p>
            <text:p text:style-name="P185">confidence DECIMAL(5,2),</text:p>
            <text:p text:style-name="P185">created_at DATETIME(6) NOT NULL,</text:p>
            <text:p text:style-name="P185">FOREIGN KEY (product_id) REFERENCES api_product(id) ON DELETE CASCADE</text:p>
            <text:p text:style-name="P185">) ENGINE=InnoDB DEFAULT CHARSET=utf8mb4 COLLATE=utf8mb4_unicode_ci;</text:p>
            <text:p text:style-name="P188"/>
            <text:p text:style-name="P188"/>
            <text:p text:style-name="P186">انظر ملف المشروع المرفق</text:p>
            <text:p text:style-name="P186">تتبع هذا الجدول في ملف</text:p>
            <text:p text:style-name="P185">sql_code.sql</text:p>
            <text:p text:style-name="P186">في الباكيند والفرونتيند حدد هاذا الجدول في ماذا يفيد</text:p>
            <text:p text:style-name="P186">أعد مراجعة المشروع مدى ترابط الباك ايند والفرونت ايند حوله</text:p>
            <text:p text:style-name="P187"><text:span text:style-name="T21">أظف حقول في هاذا الجدول في ملف </text:span><text:span text:style-name="T20">sql_code.sql</text:span></text:p>
            <text:p text:style-name="P185">modale and serializer and schema and migration</text:p>
            <text:p text:style-name="P185">apolo and vue and router...</text:p>
            <text:p text:style-name="P186">إلى آخره</text:p>
            <text:p text:style-name="P187"><text:span text:style-name="T21">واعطني البرومبت الذي سأقدمه ل </text:span><text:span text:style-name="T20">windsurf</text:span></text:p>
            <text:p text:style-name="P176" loext:marker-style-name="T12"/>
          </table:table-cell>
          <table:table-cell table:style-name="Table1.A1" office:value-type="string">
            <text:p text:style-name="P6"><text:span text:style-name="T6">api_forecast</text:span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6"><text:span text:style-name="T6">api_customersegment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6"><text:span text:style-name="T6">api_customersegment_users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6"><text:span text:style-name="T6">api_pricingengine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6"><text:span text:style-name="T6">api_blogcategory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6"><text:span text:style-name="T6">api_blogpost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6"><text:span text:style-name="T6">api_conversationhistory</text:span><text:span text:style-name="T6"/></text:p>
          </table:table-cell>
        </table:table-row>
        <text:soft-page-break/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6"><text:span text:style-name="T6">api_dashboardsettings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6"><text:span text:style-name="T6">api_wishlistsettings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6"><text:span text:style-name="T6">auth_group_permissions (مكرر)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76" loext:marker-style-name="T12"/>
          </table:table-cell>
          <table:table-cell table:style-name="Table1.A1" office:value-type="string">
            <text:p text:style-name="P2" loext:marker-style-name="T6"><text:span text:style-name="T6">api_userprofile_before_update</text:span><text:span text:style-name="T6"/></text:p>
          </table:table-cell>
        </table:table-row>
      </table:table>
      <text:p text:style-name="P181" loext:marker-style-name="T12"/>
      <text:p text:style-name="P181" loext:marker-style-name="T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Titre_20_3_20_C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loext:linked-style-name="Titre_20_4_20_Car" style:default-outline-level="4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itre_20_4_20_Car" style:display-name="Titre 4 C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itation-267" style:family="text" style:parent-style-name="Default_20_Paragraph_20_Font"/>
    <style:style style:name="citation-266" style:family="text" style:parent-style-name="Default_20_Paragraph_20_Font"/>
    <style:style style:name="citation-265" style:family="text" style:parent-style-name="Default_20_Paragraph_20_Font"/>
    <style:style style:name="citation-318" style:family="text" style:parent-style-name="Default_20_Paragraph_20_Font"/>
    <style:style style:name="citation-317" style:family="text" style:parent-style-name="Default_20_Paragraph_20_Font"/>
    <style:style style:name="citation-316" style:family="text" style:parent-style-name="Default_20_Paragraph_20_Font"/>
    <style:style style:name="citation-315" style:family="text" style:parent-style-name="Default_20_Paragraph_20_Font"/>
    <style:style style:name="citation-314" style:family="text" style:parent-style-name="Default_20_Paragraph_20_Font"/>
    <style:style style:name="citation-313" style:family="text" style:parent-style-name="Default_20_Paragraph_20_Font"/>
    <style:style style:name="citation-312" style:family="text" style:parent-style-name="Default_20_Paragraph_20_Font"/>
    <style:style style:name="citation-311" style:family="text" style:parent-style-name="Default_20_Paragraph_20_Fon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>
      <style:text-properties fo:font-size="10pt" style:font-size-asian="10pt"/>
    </style:style>
    <style:style style:name="ListLabel_20_362" style:display-name="ListLabel 362" style:family="text">
      <style:text-properties fo:font-size="10pt" style:font-size-asian="10pt"/>
    </style:style>
    <style:style style:name="ListLabel_20_363" style:display-name="ListLabel 363" style:family="text">
      <style:text-properties fo:font-size="10pt" style:font-size-asian="10pt"/>
    </style:style>
    <style:style style:name="ListLabel_20_364" style:display-name="ListLabel 364" style:family="text">
      <style:text-properties fo:font-size="10pt" style:font-size-asian="10pt"/>
    </style:style>
    <style:style style:name="ListLabel_20_365" style:display-name="ListLabel 365" style:family="text">
      <style:text-properties fo:font-size="10pt" style:font-size-asian="10pt"/>
    </style:style>
    <style:style style:name="ListLabel_20_366" style:display-name="ListLabel 366" style:family="text">
      <style:text-properties fo:font-size="10pt" style:font-size-asian="10pt"/>
    </style:style>
    <style:style style:name="ListLabel_20_367" style:display-name="ListLabel 367" style:family="text">
      <style:text-properties fo:font-size="10pt" style:font-size-asian="10pt"/>
    </style:style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fo:font-size="10pt" style:font-size-asian="10pt"/>
    </style:style>
    <style:style style:name="ListLabel_20_488" style:display-name="ListLabel 488" style:family="text">
      <style:text-properties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>
      <style:text-properties fo:font-size="10pt" style:font-size-asian="10pt"/>
    </style:style>
    <style:style style:name="ListLabel_20_495" style:display-name="ListLabel 495" style:family="text">
      <style:text-properties fo:font-size="10pt" style:font-size-asian="10pt"/>
    </style:style>
    <style:style style:name="ListLabel_20_496" style:display-name="ListLabel 496" style:family="text">
      <style:text-properties fo:font-size="10pt" style:font-size-asian="10pt"/>
    </style:style>
    <style:style style:name="ListLabel_20_497" style:display-name="ListLabel 497" style:family="text">
      <style:text-properties fo:font-size="10pt" style:font-size-asian="10pt"/>
    </style:style>
    <style:style style:name="ListLabel_20_498" style:display-name="ListLabel 498" style:family="text">
      <style:text-properties fo:font-size="10pt" style:font-size-asian="10pt"/>
    </style:style>
    <style:style style:name="ListLabel_20_499" style:display-name="ListLabel 499" style:family="text">
      <style:text-properties fo:font-size="10pt" style:font-size-asian="10pt"/>
    </style:style>
    <style:style style:name="ListLabel_20_500" style:display-name="ListLabel 500" style:family="text">
      <style:text-properties fo:font-size="10pt" style:font-size-asian="10pt"/>
    </style:style>
    <style:style style:name="ListLabel_20_501" style:display-name="ListLabel 501" style:family="text">
      <style:text-properties fo:font-size="10pt" style:font-size-asian="10pt"/>
    </style:style>
    <style:style style:name="ListLabel_20_502" style:display-name="ListLabel 502" style:family="text">
      <style:text-properties fo:font-size="10pt" style:font-size-asian="10pt"/>
    </style:style>
    <style:style style:name="ListLabel_20_503" style:display-name="ListLabel 503" style:family="text">
      <style:text-properties fo:font-size="10pt" style:font-size-asian="10pt"/>
    </style:style>
    <style:style style:name="ListLabel_20_504" style:display-name="ListLabel 504" style:family="text">
      <style:text-properties fo:font-size="10pt" style:font-size-asian="10pt"/>
    </style:style>
    <style:style style:name="ListLabel_20_505" style:display-name="ListLabel 505" style:family="text">
      <style:text-properties fo:font-size="10pt" style:font-size-asian="10pt"/>
    </style:style>
    <style:style style:name="ListLabel_20_506" style:display-name="ListLabel 506" style:family="text">
      <style:text-properties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>
      <style:text-properties fo:font-size="10pt" style:font-size-asian="10pt"/>
    </style:style>
    <style:style style:name="ListLabel_20_522" style:display-name="ListLabel 522" style:family="text">
      <style:text-properties fo:font-size="10pt" style:font-size-asian="10pt"/>
    </style:style>
    <style:style style:name="ListLabel_20_523" style:display-name="ListLabel 523" style:family="text">
      <style:text-properties fo:font-size="10pt" style:font-size-asian="10pt"/>
    </style:style>
    <style:style style:name="ListLabel_20_524" style:display-name="ListLabel 524" style:family="text">
      <style:text-properties fo:font-size="10pt" style:font-size-asian="10pt"/>
    </style:style>
    <style:style style:name="ListLabel_20_525" style:display-name="ListLabel 525" style:family="text">
      <style:text-properties fo:font-size="10pt" style:font-size-asian="10pt"/>
    </style:style>
    <style:style style:name="ListLabel_20_526" style:display-name="ListLabel 526" style:family="text">
      <style:text-properties fo:font-size="10pt" style:font-size-asian="10pt"/>
    </style:style>
    <style:style style:name="ListLabel_20_527" style:display-name="ListLabel 527" style:family="text">
      <style:text-properties fo:font-size="10pt" style:font-size-asian="10pt"/>
    </style:style>
    <style:style style:name="ListLabel_20_528" style:display-name="ListLabel 528" style:family="text">
      <style:text-properties fo:font-size="10pt" style:font-size-asian="10pt"/>
    </style:style>
    <style:style style:name="ListLabel_20_529" style:display-name="ListLabel 529" style:family="text">
      <style:text-properties fo:font-size="10pt" style:font-size-asian="10pt"/>
    </style:style>
    <style:style style:name="ListLabel_20_530" style:display-name="ListLabel 530" style:family="text">
      <style:text-properties fo:font-size="10pt" style:font-size-asian="10pt"/>
    </style:style>
    <style:style style:name="ListLabel_20_531" style:display-name="ListLabel 531" style:family="text">
      <style:text-properties fo:font-size="10pt" style:font-size-asian="10pt"/>
    </style:style>
    <style:style style:name="ListLabel_20_532" style:display-name="ListLabel 532" style:family="text">
      <style:text-properties fo:font-size="10pt" style:font-size-asian="10pt"/>
    </style:style>
    <style:style style:name="ListLabel_20_533" style:display-name="ListLabel 533" style:family="text">
      <style:text-properties fo:font-size="10pt" style:font-size-asian="10pt"/>
    </style:style>
    <style:style style:name="ListLabel_20_534" style:display-name="ListLabel 534" style:family="text">
      <style:text-properties fo:font-size="10pt" style:font-size-asian="10pt"/>
    </style:style>
    <style:style style:name="ListLabel_20_535" style:display-name="ListLabel 535" style:family="text">
      <style:text-properties fo:font-size="10pt" style:font-size-asian="10pt"/>
    </style:style>
    <style:style style:name="ListLabel_20_536" style:display-name="ListLabel 536" style:family="text">
      <style:text-properties fo:font-size="10pt" style:font-size-asian="10pt"/>
    </style:style>
    <style:style style:name="ListLabel_20_537" style:display-name="ListLabel 537" style:family="text">
      <style:text-properties fo:font-size="10pt" style:font-size-asian="10pt"/>
    </style:style>
    <style:style style:name="ListLabel_20_538" style:display-name="ListLabel 538" style:family="text">
      <style:text-properties fo:font-size="10pt" style:font-size-asian="10pt"/>
    </style:style>
    <style:style style:name="ListLabel_20_539" style:display-name="ListLabel 539" style:family="text">
      <style:text-properties fo:font-size="10pt" style:font-size-asian="10pt"/>
    </style:style>
    <style:style style:name="ListLabel_20_540" style:display-name="ListLabel 540" style:family="text">
      <style:text-properties fo:font-size="10pt" style:font-size-asian="10pt"/>
    </style:style>
    <style:style style:name="ListLabel_20_541" style:display-name="ListLabel 541" style:family="text">
      <style:text-properties fo:font-size="10pt" style:font-size-asian="10pt"/>
    </style:style>
    <style:style style:name="ListLabel_20_542" style:display-name="ListLabel 542" style:family="text">
      <style:text-properties fo:font-size="10pt" style:font-size-asian="10pt"/>
    </style:style>
    <style:style style:name="ListLabel_20_543" style:display-name="ListLabel 543" style:family="text">
      <style:text-properties fo:font-size="10pt" style:font-size-asian="10pt"/>
    </style:style>
    <style:style style:name="ListLabel_20_544" style:display-name="ListLabel 544" style:family="text">
      <style:text-properties fo:font-size="10pt" style:font-size-asian="10pt"/>
    </style:style>
    <style:style style:name="ListLabel_20_545" style:display-name="ListLabel 545" style:family="text">
      <style:text-properties fo:font-size="10pt" style:font-size-asian="10pt"/>
    </style:style>
    <style:style style:name="ListLabel_20_546" style:display-name="ListLabel 546" style:family="text">
      <style:text-properties fo:font-size="10pt" style:font-size-asian="10pt"/>
    </style:style>
    <style:style style:name="ListLabel_20_547" style:display-name="ListLabel 547" style:family="text">
      <style:text-properties fo:font-size="10pt" style:font-size-asian="10pt"/>
    </style:style>
    <style:style style:name="ListLabel_20_548" style:display-name="ListLabel 548" style:family="text">
      <style:text-properties fo:font-size="10pt" style:font-size-asian="10pt"/>
    </style:style>
    <style:style style:name="ListLabel_20_549" style:display-name="ListLabel 549" style:family="text">
      <style:text-properties fo:font-size="10pt" style:font-size-asian="10pt"/>
    </style:style>
    <style:style style:name="ListLabel_20_550" style:display-name="ListLabel 550" style:family="text">
      <style:text-properties fo:font-size="10pt" style:font-size-asian="10pt"/>
    </style:style>
    <style:style style:name="ListLabel_20_551" style:display-name="ListLabel 551" style:family="text">
      <style:text-properties fo:font-size="10pt" style:font-size-asian="10pt"/>
    </style:style>
    <style:style style:name="ListLabel_20_552" style:display-name="ListLabel 552" style:family="text">
      <style:text-properties fo:font-size="10pt" style:font-size-asian="10pt"/>
    </style:style>
    <style:style style:name="ListLabel_20_553" style:display-name="ListLabel 553" style:family="text">
      <style:text-properties fo:font-size="10pt" style:font-size-asian="10pt"/>
    </style:style>
    <style:style style:name="ListLabel_20_554" style:display-name="ListLabel 554" style:family="text">
      <style:text-properties fo:font-size="10pt" style:font-size-asian="10pt"/>
    </style:style>
    <style:style style:name="ListLabel_20_555" style:display-name="ListLabel 555" style:family="text">
      <style:text-properties fo:font-size="10pt" style:font-size-asian="10pt"/>
    </style:style>
    <style:style style:name="ListLabel_20_556" style:display-name="ListLabel 556" style:family="text">
      <style:text-properties fo:font-size="10pt" style:font-size-asian="10pt"/>
    </style:style>
    <style:style style:name="ListLabel_20_557" style:display-name="ListLabel 557" style:family="text">
      <style:text-properties fo:font-size="10pt" style:font-size-asian="10pt"/>
    </style:style>
    <style:style style:name="ListLabel_20_558" style:display-name="ListLabel 558" style:family="text">
      <style:text-properties fo:font-size="10pt" style:font-size-asian="10pt"/>
    </style:style>
    <style:style style:name="ListLabel_20_559" style:display-name="ListLabel 559" style:family="text">
      <style:text-properties fo:font-size="10pt" style:font-size-asian="10pt"/>
    </style:style>
    <style:style style:name="ListLabel_20_560" style:display-name="ListLabel 560" style:family="text">
      <style:text-properties fo:font-size="10pt" style:font-size-asian="10pt"/>
    </style:style>
    <style:style style:name="ListLabel_20_561" style:display-name="ListLabel 561" style:family="text">
      <style:text-properties fo:font-size="10pt" style:font-size-asian="10pt"/>
    </style:style>
    <style:style style:name="ListLabel_20_562" style:display-name="ListLabel 562" style:family="text">
      <style:text-properties fo:font-size="10pt" style:font-size-asian="10pt"/>
    </style:style>
    <style:style style:name="ListLabel_20_563" style:display-name="ListLabel 563" style:family="text">
      <style:text-properties fo:font-size="10pt" style:font-size-asian="10pt"/>
    </style:style>
    <style:style style:name="ListLabel_20_564" style:display-name="ListLabel 564" style:family="text">
      <style:text-properties fo:font-size="10pt" style:font-size-asian="10pt"/>
    </style:style>
    <style:style style:name="ListLabel_20_565" style:display-name="ListLabel 565" style:family="text">
      <style:text-properties fo:font-size="10pt" style:font-size-asian="10pt"/>
    </style:style>
    <style:style style:name="ListLabel_20_566" style:display-name="ListLabel 566" style:family="text">
      <style:text-properties fo:font-size="10pt" style:font-size-asian="10pt"/>
    </style:style>
    <style:style style:name="ListLabel_20_567" style:display-name="ListLabel 567" style:family="text">
      <style:text-properties fo:font-size="10pt" style:font-size-asian="10pt"/>
    </style:style>
    <style:style style:name="ListLabel_20_568" style:display-name="ListLabel 568" style:family="text">
      <style:text-properties fo:font-size="10pt" style:font-size-asian="10pt"/>
    </style:style>
    <style:style style:name="ListLabel_20_569" style:display-name="ListLabel 569" style:family="text">
      <style:text-properties fo:font-size="10pt" style:font-size-asian="10pt"/>
    </style:style>
    <style:style style:name="ListLabel_20_570" style:display-name="ListLabel 570" style:family="text">
      <style:text-properties fo:font-size="10pt" style:font-size-asian="10pt"/>
    </style:style>
    <style:style style:name="ListLabel_20_571" style:display-name="ListLabel 571" style:family="text">
      <style:text-properties fo:font-size="10pt" style:font-size-asian="10pt"/>
    </style:style>
    <style:style style:name="ListLabel_20_572" style:display-name="ListLabel 572" style:family="text">
      <style:text-properties fo:font-size="10pt" style:font-size-asian="10pt"/>
    </style:style>
    <style:style style:name="ListLabel_20_573" style:display-name="ListLabel 573" style:family="text">
      <style:text-properties fo:font-size="10pt" style:font-size-asian="10pt"/>
    </style:style>
    <style:style style:name="ListLabel_20_574" style:display-name="ListLabel 574" style:family="text">
      <style:text-properties fo:font-size="10pt" style:font-size-asian="10pt"/>
    </style:style>
    <style:style style:name="ListLabel_20_575" style:display-name="ListLabel 575" style:family="text">
      <style:text-properties fo:font-size="10pt" style:font-size-asian="10pt"/>
    </style:style>
    <style:style style:name="ListLabel_20_576" style:display-name="ListLabel 576" style:family="text">
      <style:text-properties fo:font-size="10pt" style:font-size-asian="10pt"/>
    </style:style>
    <style:style style:name="ListLabel_20_577" style:display-name="ListLabel 577" style:family="text">
      <style:text-properties fo:font-size="10pt" style:font-size-asian="10pt"/>
    </style:style>
    <style:style style:name="ListLabel_20_578" style:display-name="ListLabel 578" style:family="text">
      <style:text-properties fo:font-size="10pt" style:font-size-asian="10pt"/>
    </style:style>
    <style:style style:name="ListLabel_20_579" style:display-name="ListLabel 579" style:family="text">
      <style:text-properties fo:font-size="10pt" style:font-size-asian="10pt"/>
    </style:style>
    <style:style style:name="ListLabel_20_580" style:display-name="ListLabel 580" style:family="text">
      <style:text-properties fo:font-size="10pt" style:font-size-asian="10pt"/>
    </style:style>
    <style:style style:name="ListLabel_20_581" style:display-name="ListLabel 581" style:family="text">
      <style:text-properties fo:font-size="10pt" style:font-size-asian="10pt"/>
    </style:style>
    <style:style style:name="ListLabel_20_582" style:display-name="ListLabel 582" style:family="text">
      <style:text-properties fo:font-size="10pt" style:font-size-asian="10pt"/>
    </style:style>
    <style:style style:name="ListLabel_20_583" style:display-name="ListLabel 583" style:family="text">
      <style:text-properties fo:font-size="10pt" style:font-size-asian="10pt"/>
    </style:style>
    <style:style style:name="ListLabel_20_584" style:display-name="ListLabel 584" style:family="text">
      <style:text-properties fo:font-size="10pt" style:font-size-asian="10pt"/>
    </style:style>
    <style:style style:name="ListLabel_20_585" style:display-name="ListLabel 585" style:family="text">
      <style:text-properties fo:font-size="10pt" style:font-size-asian="10pt"/>
    </style:style>
    <style:style style:name="ListLabel_20_586" style:display-name="ListLabel 586" style:family="text">
      <style:text-properties fo:font-size="10pt" style:font-size-asian="10pt"/>
    </style:style>
    <style:style style:name="ListLabel_20_587" style:display-name="ListLabel 587" style:family="text">
      <style:text-properties fo:font-size="10pt" style:font-size-asian="10pt"/>
    </style:style>
    <style:style style:name="ListLabel_20_588" style:display-name="ListLabel 588" style:family="text">
      <style:text-properties fo:font-size="10pt" style:font-size-asian="10pt"/>
    </style:style>
    <style:style style:name="ListLabel_20_589" style:display-name="ListLabel 589" style:family="text">
      <style:text-properties fo:font-size="10pt" style:font-size-asian="10pt"/>
    </style:style>
    <style:style style:name="ListLabel_20_590" style:display-name="ListLabel 590" style:family="text">
      <style:text-properties fo:font-size="10pt" style:font-size-asian="10pt"/>
    </style:style>
    <style:style style:name="ListLabel_20_591" style:display-name="ListLabel 591" style:family="text">
      <style:text-properties fo:font-size="10pt" style:font-size-asian="10pt"/>
    </style:style>
    <style:style style:name="ListLabel_20_592" style:display-name="ListLabel 592" style:family="text">
      <style:text-properties fo:font-size="10pt" style:font-size-asian="10pt"/>
    </style:style>
    <style:style style:name="ListLabel_20_593" style:display-name="ListLabel 593" style:family="text">
      <style:text-properties fo:font-size="10pt" style:font-size-asian="10pt"/>
    </style:style>
    <style:style style:name="ListLabel_20_594" style:display-name="ListLabel 594" style:family="text">
      <style:text-properties fo:font-size="10pt" style:font-size-asian="10pt"/>
    </style:style>
    <style:style style:name="ListLabel_20_595" style:display-name="ListLabel 595" style:family="text">
      <style:text-properties fo:font-size="10pt" style:font-size-asian="10pt"/>
    </style:style>
    <style:style style:name="ListLabel_20_596" style:display-name="ListLabel 596" style:family="text">
      <style:text-properties fo:font-size="10pt" style:font-size-asian="10pt"/>
    </style:style>
    <style:style style:name="ListLabel_20_597" style:display-name="ListLabel 597" style:family="text">
      <style:text-properties fo:font-size="10pt" style:font-size-asian="10pt"/>
    </style:style>
    <style:style style:name="ListLabel_20_598" style:display-name="ListLabel 598" style:family="text">
      <style:text-properties fo:font-size="10pt" style:font-size-asian="10pt"/>
    </style:style>
    <style:style style:name="ListLabel_20_599" style:display-name="ListLabel 599" style:family="text">
      <style:text-properties fo:font-size="10pt" style:font-size-asian="10pt"/>
    </style:style>
    <style:style style:name="ListLabel_20_600" style:display-name="ListLabel 600" style:family="text">
      <style:text-properties fo:font-size="10pt" style:font-size-asian="10pt"/>
    </style:style>
    <style:style style:name="ListLabel_20_601" style:display-name="ListLabel 601" style:family="text">
      <style:text-properties fo:font-size="10pt" style:font-size-asian="10pt"/>
    </style:style>
    <style:style style:name="ListLabel_20_602" style:display-name="ListLabel 602" style:family="text">
      <style:text-properties fo:font-size="10pt" style:font-size-asian="10pt"/>
    </style:style>
    <style:style style:name="ListLabel_20_603" style:display-name="ListLabel 603" style:family="text">
      <style:text-properties fo:font-size="10pt" style:font-size-asian="10pt"/>
    </style:style>
    <style:style style:name="ListLabel_20_604" style:display-name="ListLabel 604" style:family="text">
      <style:text-properties fo:font-size="10pt" style:font-size-asian="10pt"/>
    </style:style>
    <style:style style:name="ListLabel_20_605" style:display-name="ListLabel 605" style:family="text">
      <style:text-properties fo:font-size="10pt" style:font-size-asian="10pt"/>
    </style:style>
    <style:style style:name="ListLabel_20_606" style:display-name="ListLabel 606" style:family="text">
      <style:text-properties fo:font-size="10pt" style:font-size-asian="10pt"/>
    </style:style>
    <style:style style:name="ListLabel_20_607" style:display-name="ListLabel 607" style:family="text">
      <style:text-properties fo:font-size="10pt" style:font-size-asian="10pt"/>
    </style:style>
    <style:style style:name="ListLabel_20_608" style:display-name="ListLabel 608" style:family="text">
      <style:text-properties fo:font-size="10pt" style:font-size-asian="10pt"/>
    </style:style>
    <style:style style:name="ListLabel_20_609" style:display-name="ListLabel 609" style:family="text">
      <style:text-properties fo:font-size="10pt" style:font-size-asian="10pt"/>
    </style:style>
    <style:style style:name="ListLabel_20_610" style:display-name="ListLabel 610" style:family="text">
      <style:text-properties fo:font-size="10pt" style:font-size-asian="10pt"/>
    </style:style>
    <style:style style:name="ListLabel_20_611" style:display-name="ListLabel 611" style:family="text">
      <style:text-properties fo:font-size="10pt" style:font-size-asian="10pt"/>
    </style:style>
    <style:style style:name="ListLabel_20_612" style:display-name="ListLabel 612" style:family="text">
      <style:text-properties fo:font-size="10pt" style:font-size-asian="10pt"/>
    </style:style>
    <style:style style:name="ListLabel_20_613" style:display-name="ListLabel 613" style:family="text">
      <style:text-properties fo:font-size="10pt" style:font-size-asian="10pt"/>
    </style:style>
    <style:style style:name="ListLabel_20_614" style:display-name="ListLabel 614" style:family="text">
      <style:text-properties fo:font-size="10pt" style:font-size-asian="10pt"/>
    </style:style>
    <style:style style:name="ListLabel_20_615" style:display-name="ListLabel 615" style:family="text">
      <style:text-properties fo:font-size="10pt" style:font-size-asian="10pt"/>
    </style:style>
    <style:style style:name="ListLabel_20_616" style:display-name="ListLabel 616" style:family="text">
      <style:text-properties fo:font-size="10pt" style:font-size-asian="10pt"/>
    </style:style>
    <style:style style:name="ListLabel_20_617" style:display-name="ListLabel 617" style:family="text">
      <style:text-properties fo:font-size="10pt" style:font-size-asian="10pt"/>
    </style:style>
    <style:style style:name="ListLabel_20_618" style:display-name="ListLabel 618" style:family="text">
      <style:text-properties fo:font-size="10pt" style:font-size-asian="10pt"/>
    </style:style>
    <style:style style:name="ListLabel_20_619" style:display-name="ListLabel 619" style:family="text">
      <style:text-properties fo:font-size="10pt" style:font-size-asian="10pt"/>
    </style:style>
    <style:style style:name="ListLabel_20_620" style:display-name="ListLabel 620" style:family="text">
      <style:text-properties fo:font-size="10pt" style:font-size-asian="10pt"/>
    </style:style>
    <style:style style:name="ListLabel_20_621" style:display-name="ListLabel 621" style:family="text">
      <style:text-properties fo:font-size="10pt" style:font-size-asian="10pt"/>
    </style:style>
    <style:style style:name="ListLabel_20_622" style:display-name="ListLabel 622" style:family="text">
      <style:text-properties fo:font-size="10pt" style:font-size-asian="10pt"/>
    </style:style>
    <style:style style:name="ListLabel_20_623" style:display-name="ListLabel 623" style:family="text">
      <style:text-properties fo:font-size="10pt" style:font-size-asian="10pt"/>
    </style:style>
    <style:style style:name="ListLabel_20_624" style:display-name="ListLabel 624" style:family="text">
      <style:text-properties fo:font-size="10pt" style:font-size-asian="10pt"/>
    </style:style>
    <style:style style:name="ListLabel_20_625" style:display-name="ListLabel 625" style:family="text">
      <style:text-properties fo:font-size="10pt" style:font-size-asian="10pt"/>
    </style:style>
    <style:style style:name="ListLabel_20_626" style:display-name="ListLabel 626" style:family="text">
      <style:text-properties fo:font-size="10pt" style:font-size-asian="10pt"/>
    </style:style>
    <style:style style:name="ListLabel_20_627" style:display-name="ListLabel 627" style:family="text">
      <style:text-properties fo:font-size="10pt" style:font-size-asian="10pt"/>
    </style:style>
    <style:style style:name="ListLabel_20_628" style:display-name="ListLabel 628" style:family="text">
      <style:text-properties fo:font-size="10pt" style:font-size-asian="10pt"/>
    </style:style>
    <style:style style:name="ListLabel_20_629" style:display-name="ListLabel 629" style:family="text">
      <style:text-properties fo:font-size="10pt" style:font-size-asian="10pt"/>
    </style:style>
    <style:style style:name="ListLabel_20_630" style:display-name="ListLabel 630" style:family="text">
      <style:text-properties fo:font-size="10pt" style:font-size-asian="10pt"/>
    </style:style>
    <style:style style:name="ListLabel_20_631" style:display-name="ListLabel 631" style:family="text">
      <style:text-properties fo:font-size="10pt" style:font-size-asian="10pt"/>
    </style:style>
    <style:style style:name="ListLabel_20_632" style:display-name="ListLabel 632" style:family="text">
      <style:text-properties fo:font-size="10pt" style:font-size-asian="10pt"/>
    </style:style>
    <style:style style:name="ListLabel_20_633" style:display-name="ListLabel 633" style:family="text">
      <style:text-properties fo:font-size="10pt" style:font-size-asian="10pt"/>
    </style:style>
    <style:style style:name="ListLabel_20_634" style:display-name="ListLabel 634" style:family="text">
      <style:text-properties fo:font-size="10pt" style:font-size-asian="10pt"/>
    </style:style>
    <style:style style:name="ListLabel_20_635" style:display-name="ListLabel 635" style:family="text">
      <style:text-properties fo:font-size="10pt" style:font-size-asian="10pt"/>
    </style:style>
    <style:style style:name="ListLabel_20_636" style:display-name="ListLabel 636" style:family="text">
      <style:text-properties fo:font-size="10pt" style:font-size-asian="10pt"/>
    </style:style>
    <style:style style:name="ListLabel_20_637" style:display-name="ListLabel 637" style:family="text">
      <style:text-properties fo:font-size="10pt" style:font-size-asian="10pt"/>
    </style:style>
    <style:style style:name="ListLabel_20_638" style:display-name="ListLabel 638" style:family="text">
      <style:text-properties fo:font-size="10pt" style:font-size-asian="10pt"/>
    </style:style>
    <style:style style:name="ListLabel_20_639" style:display-name="ListLabel 639" style:family="text">
      <style:text-properties fo:font-size="10pt" style:font-size-asian="10pt"/>
    </style:style>
    <style:style style:name="ListLabel_20_640" style:display-name="ListLabel 640" style:family="text">
      <style:text-properties fo:font-size="10pt" style:font-size-asian="10pt"/>
    </style:style>
    <style:style style:name="ListLabel_20_641" style:display-name="ListLabel 641" style:family="text">
      <style:text-properties fo:font-size="10pt" style:font-size-asian="10pt"/>
    </style:style>
    <style:style style:name="ListLabel_20_642" style:display-name="ListLabel 642" style:family="text">
      <style:text-properties fo:font-size="10pt" style:font-size-asian="10pt"/>
    </style:style>
    <style:style style:name="ListLabel_20_643" style:display-name="ListLabel 643" style:family="text">
      <style:text-properties fo:font-size="10pt" style:font-size-asian="10pt"/>
    </style:style>
    <style:style style:name="ListLabel_20_644" style:display-name="ListLabel 644" style:family="text">
      <style:text-properties fo:font-size="10pt" style:font-size-asian="10pt"/>
    </style:style>
    <style:style style:name="ListLabel_20_645" style:display-name="ListLabel 645" style:family="text">
      <style:text-properties fo:font-size="10pt" style:font-size-asian="10pt"/>
    </style:style>
    <style:style style:name="ListLabel_20_646" style:display-name="ListLabel 646" style:family="text">
      <style:text-properties fo:font-size="10pt" style:font-size-asian="10pt"/>
    </style:style>
    <style:style style:name="ListLabel_20_647" style:display-name="ListLabel 647" style:family="text">
      <style:text-properties fo:font-size="10pt" style:font-size-asian="10pt"/>
    </style:style>
    <style:style style:name="ListLabel_20_648" style:display-name="ListLabel 648" style:family="text">
      <style:text-properties fo:font-size="10pt" style:font-size-asian="10pt"/>
    </style:style>
    <style:style style:name="ListLabel_20_649" style:display-name="ListLabel 649" style:family="text">
      <style:text-properties fo:font-size="10pt" style:font-size-asian="10pt"/>
    </style:style>
    <style:style style:name="ListLabel_20_650" style:display-name="ListLabel 650" style:family="text">
      <style:text-properties fo:font-size="10pt" style:font-size-asian="10pt"/>
    </style:style>
    <style:style style:name="ListLabel_20_651" style:display-name="ListLabel 651" style:family="text">
      <style:text-properties fo:font-size="10pt" style:font-size-asian="10pt"/>
    </style:style>
    <style:style style:name="ListLabel_20_652" style:display-name="ListLabel 652" style:family="text">
      <style:text-properties fo:font-size="10pt" style:font-size-asian="10pt"/>
    </style:style>
    <style:style style:name="ListLabel_20_653" style:display-name="ListLabel 653" style:family="text">
      <style:text-properties fo:font-size="10pt" style:font-size-asian="10pt"/>
    </style:style>
    <style:style style:name="ListLabel_20_654" style:display-name="ListLabel 654" style:family="text">
      <style:text-properties fo:font-size="10pt" style:font-size-asian="10pt"/>
    </style:style>
    <style:style style:name="ListLabel_20_655" style:display-name="ListLabel 655" style:family="text">
      <style:text-properties fo:font-size="10pt" style:font-size-asian="10pt"/>
    </style:style>
    <style:style style:name="ListLabel_20_656" style:display-name="ListLabel 656" style:family="text">
      <style:text-properties fo:font-size="10pt" style:font-size-asian="10pt"/>
    </style:style>
    <style:style style:name="ListLabel_20_657" style:display-name="ListLabel 657" style:family="text">
      <style:text-properties fo:font-size="10pt" style:font-size-asian="10pt"/>
    </style:style>
    <style:style style:name="ListLabel_20_658" style:display-name="ListLabel 658" style:family="text">
      <style:text-properties fo:font-size="10pt" style:font-size-asian="10pt"/>
    </style:style>
    <style:style style:name="ListLabel_20_659" style:display-name="ListLabel 659" style:family="text">
      <style:text-properties fo:font-size="10pt" style:font-size-asian="10pt"/>
    </style:style>
    <style:style style:name="ListLabel_20_660" style:display-name="ListLabel 660" style:family="text">
      <style:text-properties fo:font-size="10pt" style:font-size-asian="10pt"/>
    </style:style>
    <style:style style:name="ListLabel_20_661" style:display-name="ListLabel 661" style:family="text">
      <style:text-properties fo:font-size="10pt" style:font-size-asian="10pt"/>
    </style:style>
    <style:style style:name="ListLabel_20_662" style:display-name="ListLabel 662" style:family="text">
      <style:text-properties fo:font-size="10pt" style:font-size-asian="10pt"/>
    </style:style>
    <style:style style:name="ListLabel_20_663" style:display-name="ListLabel 663" style:family="text">
      <style:text-properties fo:font-size="10pt" style:font-size-asian="10pt"/>
    </style:style>
    <style:style style:name="ListLabel_20_664" style:display-name="ListLabel 664" style:family="text">
      <style:text-properties fo:font-size="10pt" style:font-size-asian="10pt"/>
    </style:style>
    <style:style style:name="ListLabel_20_665" style:display-name="ListLabel 665" style:family="text">
      <style:text-properties fo:font-size="10pt" style:font-size-asian="10pt"/>
    </style:style>
    <style:style style:name="ListLabel_20_666" style:display-name="ListLabel 666" style:family="text">
      <style:text-properties fo:font-size="10pt" style:font-size-asian="10pt"/>
    </style:style>
    <style:style style:name="ListLabel_20_667" style:display-name="ListLabel 667" style:family="text">
      <style:text-properties fo:font-size="10pt" style:font-size-asian="10pt"/>
    </style:style>
    <style:style style:name="ListLabel_20_668" style:display-name="ListLabel 668" style:family="text">
      <style:text-properties fo:font-size="10pt" style:font-size-asian="10pt"/>
    </style:style>
    <style:style style:name="ListLabel_20_669" style:display-name="ListLabel 669" style:family="text">
      <style:text-properties fo:font-size="10pt" style:font-size-asian="10pt"/>
    </style:style>
    <style:style style:name="ListLabel_20_670" style:display-name="ListLabel 670" style:family="text">
      <style:text-properties fo:font-size="10pt" style:font-size-asian="10pt"/>
    </style:style>
    <style:style style:name="ListLabel_20_671" style:display-name="ListLabel 671" style:family="text">
      <style:text-properties fo:font-size="10pt" style:font-size-asian="10pt"/>
    </style:style>
    <style:style style:name="ListLabel_20_672" style:display-name="ListLabel 672" style:family="text">
      <style:text-properties fo:font-size="10pt" style:font-size-asian="10pt"/>
    </style:style>
    <style:style style:name="ListLabel_20_673" style:display-name="ListLabel 673" style:family="text">
      <style:text-properties fo:font-size="10pt" style:font-size-asian="10pt"/>
    </style:style>
    <style:style style:name="ListLabel_20_674" style:display-name="ListLabel 674" style:family="text">
      <style:text-properties fo:font-size="10pt" style:font-size-asian="10pt"/>
    </style:style>
    <style:style style:name="ListLabel_20_675" style:display-name="ListLabel 675" style:family="text">
      <style:text-properties fo:font-size="10pt" style:font-size-asian="10pt"/>
    </style:style>
    <style:style style:name="ListLabel_20_676" style:display-name="ListLabel 676" style:family="text">
      <style:text-properties fo:font-size="10pt" style:font-size-asian="10pt"/>
    </style:style>
    <style:style style:name="ListLabel_20_677" style:display-name="ListLabel 677" style:family="text">
      <style:text-properties fo:font-size="10pt" style:font-size-asian="10pt"/>
    </style:style>
    <style:style style:name="ListLabel_20_678" style:display-name="ListLabel 678" style:family="text">
      <style:text-properties fo:font-size="10pt" style:font-size-asian="10pt"/>
    </style:style>
    <style:style style:name="ListLabel_20_679" style:display-name="ListLabel 679" style:family="text">
      <style:text-properties fo:font-size="10pt" style:font-size-asian="10pt"/>
    </style:style>
    <style:style style:name="ListLabel_20_680" style:display-name="ListLabel 680" style:family="text">
      <style:text-properties fo:font-size="10pt" style:font-size-asian="10pt"/>
    </style:style>
    <style:style style:name="ListLabel_20_681" style:display-name="ListLabel 681" style:family="text">
      <style:text-properties fo:font-size="10pt" style:font-size-asian="10pt"/>
    </style:style>
    <style:style style:name="ListLabel_20_682" style:display-name="ListLabel 682" style:family="text">
      <style:text-properties fo:font-size="10pt" style:font-size-asian="10pt"/>
    </style:style>
    <style:style style:name="ListLabel_20_683" style:display-name="ListLabel 683" style:family="text">
      <style:text-properties fo:font-size="10pt" style:font-size-asian="10pt"/>
    </style:style>
    <style:style style:name="ListLabel_20_684" style:display-name="ListLabel 684" style:family="text">
      <style:text-properties fo:font-size="10pt" style:font-size-asian="10pt"/>
    </style:style>
    <style:style style:name="ListLabel_20_685" style:display-name="ListLabel 685" style:family="text">
      <style:text-properties fo:font-size="10pt" style:font-size-asian="10pt"/>
    </style:style>
    <style:style style:name="ListLabel_20_686" style:display-name="ListLabel 686" style:family="text">
      <style:text-properties fo:font-size="10pt" style:font-size-asian="10pt"/>
    </style:style>
    <style:style style:name="ListLabel_20_687" style:display-name="ListLabel 687" style:family="text">
      <style:text-properties fo:font-size="10pt" style:font-size-asian="10pt"/>
    </style:style>
    <style:style style:name="ListLabel_20_688" style:display-name="ListLabel 688" style:family="text">
      <style:text-properties fo:font-size="10pt" style:font-size-asian="10pt"/>
    </style:style>
    <style:style style:name="ListLabel_20_689" style:display-name="ListLabel 689" style:family="text">
      <style:text-properties fo:font-size="10pt" style:font-size-asian="10pt"/>
    </style:style>
    <style:style style:name="ListLabel_20_690" style:display-name="ListLabel 690" style:family="text">
      <style:text-properties fo:font-size="10pt" style:font-size-asian="10pt"/>
    </style:style>
    <style:style style:name="ListLabel_20_691" style:display-name="ListLabel 691" style:family="text">
      <style:text-properties fo:font-size="10pt" style:font-size-asian="10pt"/>
    </style:style>
    <style:style style:name="ListLabel_20_692" style:display-name="ListLabel 692" style:family="text">
      <style:text-properties fo:font-size="10pt" style:font-size-asian="10pt"/>
    </style:style>
    <style:style style:name="ListLabel_20_693" style:display-name="ListLabel 693" style:family="text">
      <style:text-properties fo:font-size="10pt" style:font-size-asian="10pt"/>
    </style:style>
    <style:style style:name="ListLabel_20_694" style:display-name="ListLabel 694" style:family="text">
      <style:text-properties fo:font-size="10pt" style:font-size-asian="10pt"/>
    </style:style>
    <style:style style:name="ListLabel_20_695" style:display-name="ListLabel 695" style:family="text">
      <style:text-properties fo:font-size="10pt" style:font-size-asian="10pt"/>
    </style:style>
    <style:style style:name="ListLabel_20_696" style:display-name="ListLabel 696" style:family="text">
      <style:text-properties fo:font-size="10pt" style:font-size-asian="10pt"/>
    </style:style>
    <style:style style:name="ListLabel_20_697" style:display-name="ListLabel 697" style:family="text">
      <style:text-properties fo:font-size="10pt" style:font-size-asian="10pt"/>
    </style:style>
    <style:style style:name="ListLabel_20_698" style:display-name="ListLabel 698" style:family="text">
      <style:text-properties fo:font-size="10pt" style:font-size-asian="10pt"/>
    </style:style>
    <style:style style:name="ListLabel_20_699" style:display-name="ListLabel 699" style:family="text">
      <style:text-properties fo:font-size="10pt" style:font-size-asian="10pt"/>
    </style:style>
    <style:style style:name="ListLabel_20_700" style:display-name="ListLabel 700" style:family="text">
      <style:text-properties fo:font-size="10pt" style:font-size-asian="10pt"/>
    </style:style>
    <style:style style:name="ListLabel_20_701" style:display-name="ListLabel 701" style:family="text">
      <style:text-properties fo:font-size="10pt" style:font-size-asian="10pt"/>
    </style:style>
    <style:style style:name="ListLabel_20_702" style:display-name="ListLabel 702" style:family="text">
      <style:text-properties fo:font-size="10pt" style:font-size-asian="10pt"/>
    </style:style>
    <style:style style:name="ListLabel_20_703" style:display-name="ListLabel 703" style:family="text">
      <style:text-properties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>
      <style:text-properties fo:font-size="10pt" style:font-size-asian="10pt"/>
    </style:style>
    <style:style style:name="ListLabel_20_722" style:display-name="ListLabel 722" style:family="text">
      <style:text-properties fo:font-size="10pt" style:font-size-asian="10pt"/>
    </style:style>
    <style:style style:name="ListLabel_20_723" style:display-name="ListLabel 723" style:family="text">
      <style:text-properties fo:font-size="10pt" style:font-size-asian="10pt"/>
    </style:style>
    <style:style style:name="ListLabel_20_724" style:display-name="ListLabel 724" style:family="text">
      <style:text-properties fo:font-size="10pt" style:font-size-asian="10pt"/>
    </style:style>
    <style:style style:name="ListLabel_20_725" style:display-name="ListLabel 725" style:family="text">
      <style:text-properties fo:font-size="10pt" style:font-size-asian="10pt"/>
    </style:style>
    <style:style style:name="ListLabel_20_726" style:display-name="ListLabel 726" style:family="text">
      <style:text-properties fo:font-size="10pt" style:font-size-asian="10pt"/>
    </style:style>
    <style:style style:name="ListLabel_20_727" style:display-name="ListLabel 727" style:family="text">
      <style:text-properties fo:font-size="10pt" style:font-size-asian="10pt"/>
    </style:style>
    <style:style style:name="ListLabel_20_728" style:display-name="ListLabel 728" style:family="text">
      <style:text-properties fo:font-size="10pt" style:font-size-asian="10pt"/>
    </style:style>
    <style:style style:name="ListLabel_20_729" style:display-name="ListLabel 729" style:family="text">
      <style:text-properties fo:font-size="10pt" style:font-size-asian="10pt"/>
    </style:style>
    <style:style style:name="ListLabel_20_730" style:display-name="ListLabel 730" style:family="text">
      <style:text-properties fo:font-size="10pt" style:font-size-asian="10pt"/>
    </style:style>
    <style:style style:name="ListLabel_20_731" style:display-name="ListLabel 731" style:family="text">
      <style:text-properties fo:font-size="10pt" style:font-size-asian="10pt"/>
    </style:style>
    <style:style style:name="ListLabel_20_732" style:display-name="ListLabel 732" style:family="text">
      <style:text-properties fo:font-size="10pt" style:font-size-asian="10pt"/>
    </style:style>
    <style:style style:name="ListLabel_20_733" style:display-name="ListLabel 733" style:family="text">
      <style:text-properties fo:font-size="10pt" style:font-size-asian="10pt"/>
    </style:style>
    <style:style style:name="ListLabel_20_734" style:display-name="ListLabel 734" style:family="text">
      <style:text-properties fo:font-size="10pt" style:font-size-asian="10pt"/>
    </style:style>
    <style:style style:name="ListLabel_20_735" style:display-name="ListLabel 735" style:family="text">
      <style:text-properties fo:font-size="10pt" style:font-size-asian="10pt"/>
    </style:style>
    <style:style style:name="ListLabel_20_736" style:display-name="ListLabel 736" style:family="text">
      <style:text-properties fo:font-size="10pt" style:font-size-asian="10pt"/>
    </style:style>
    <style:style style:name="ListLabel_20_737" style:display-name="ListLabel 737" style:family="text">
      <style:text-properties fo:font-size="10pt" style:font-size-asian="10pt"/>
    </style:style>
    <style:style style:name="ListLabel_20_738" style:display-name="ListLabel 738" style:family="text">
      <style:text-properties fo:font-size="10pt" style:font-size-asian="10pt"/>
    </style:style>
    <style:style style:name="ListLabel_20_739" style:display-name="ListLabel 739" style:family="text">
      <style:text-properties fo:font-size="10pt" style:font-size-asian="10pt"/>
    </style:style>
    <style:style style:name="ListLabel_20_740" style:display-name="ListLabel 740" style:family="text">
      <style:text-properties fo:font-size="10pt" style:font-size-asian="10pt"/>
    </style:style>
    <style:style style:name="ListLabel_20_741" style:display-name="ListLabel 741" style:family="text">
      <style:text-properties fo:font-size="10pt" style:font-size-asian="10pt"/>
    </style:style>
    <style:style style:name="ListLabel_20_742" style:display-name="ListLabel 742" style:family="text">
      <style:text-properties fo:font-size="10pt" style:font-size-asian="10pt"/>
    </style:style>
    <style:style style:name="ListLabel_20_743" style:display-name="ListLabel 743" style:family="text">
      <style:text-properties fo:font-size="10pt" style:font-size-asian="10pt"/>
    </style:style>
    <style:style style:name="ListLabel_20_744" style:display-name="ListLabel 744" style:family="text">
      <style:text-properties fo:font-size="10pt" style:font-size-asian="10pt"/>
    </style:style>
    <style:style style:name="ListLabel_20_745" style:display-name="ListLabel 745" style:family="text">
      <style:text-properties fo:font-size="10pt" style:font-size-asian="10pt"/>
    </style:style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>
      <style:text-properties fo:font-size="10pt" style:font-size-asian="10pt"/>
    </style:style>
    <style:style style:name="ListLabel_20_749" style:display-name="ListLabel 749" style:family="text">
      <style:text-properties fo:font-size="10pt" style:font-size-asian="10pt"/>
    </style:style>
    <style:style style:name="ListLabel_20_750" style:display-name="ListLabel 750" style:family="text">
      <style:text-properties fo:font-size="10pt" style:font-size-asian="10pt"/>
    </style:style>
    <style:style style:name="ListLabel_20_751" style:display-name="ListLabel 751" style:family="text">
      <style:text-properties fo:font-size="10pt" style:font-size-asian="10pt"/>
    </style:style>
    <style:style style:name="ListLabel_20_752" style:display-name="ListLabel 752" style:family="text">
      <style:text-properties fo:font-size="10pt" style:font-size-asian="10pt"/>
    </style:style>
    <style:style style:name="ListLabel_20_753" style:display-name="ListLabel 753" style:family="text">
      <style:text-properties fo:font-size="10pt" style:font-size-asian="10pt"/>
    </style:style>
    <style:style style:name="ListLabel_20_754" style:display-name="ListLabel 754" style:family="text">
      <style:text-properties fo:font-size="10pt" style:font-size-asian="10pt"/>
    </style:style>
    <style:style style:name="ListLabel_20_755" style:display-name="ListLabel 755" style:family="text">
      <style:text-properties fo:font-size="10pt" style:font-size-asian="10pt"/>
    </style:style>
    <style:style style:name="ListLabel_20_756" style:display-name="ListLabel 756" style:family="text">
      <style:text-properties fo:font-size="10pt" style:font-size-asian="10pt"/>
    </style:style>
    <style:style style:name="ListLabel_20_757" style:display-name="ListLabel 757" style:family="text">
      <style:text-properties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>
      <style:text-properties fo:font-size="10pt" style:font-size-asian="10pt"/>
    </style:style>
    <style:style style:name="ListLabel_20_765" style:display-name="ListLabel 765" style:family="text">
      <style:text-properties fo:font-size="10pt" style:font-size-asian="10pt"/>
    </style:style>
    <style:style style:name="ListLabel_20_766" style:display-name="ListLabel 766" style:family="text">
      <style:text-properties fo:font-size="10pt" style:font-size-asian="10pt"/>
    </style:style>
    <style:style style:name="ListLabel_20_767" style:display-name="ListLabel 767" style:family="text">
      <style:text-properties fo:font-size="10pt" style:font-size-asian="10pt"/>
    </style:style>
    <style:style style:name="ListLabel_20_768" style:display-name="ListLabel 768" style:family="text">
      <style:text-properties fo:font-size="10pt" style:font-size-asian="10pt"/>
    </style:style>
    <style:style style:name="ListLabel_20_769" style:display-name="ListLabel 769" style:family="text">
      <style:text-properties fo:font-size="10pt" style:font-size-asian="10pt"/>
    </style:style>
    <style:style style:name="ListLabel_20_770" style:display-name="ListLabel 770" style:family="text">
      <style:text-properties fo:font-size="10pt" style:font-size-asian="10pt"/>
    </style:style>
    <style:style style:name="ListLabel_20_771" style:display-name="ListLabel 771" style:family="text">
      <style:text-properties fo:font-size="10pt" style:font-size-asian="10pt"/>
    </style:style>
    <style:style style:name="ListLabel_20_772" style:display-name="ListLabel 772" style:family="text">
      <style:text-properties fo:font-size="10pt" style:font-size-asian="10pt"/>
    </style:style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>
      <style:text-properties fo:font-size="10pt" style:font-size-asian="10pt"/>
    </style:style>
    <style:style style:name="ListLabel_20_776" style:display-name="ListLabel 776" style:family="text">
      <style:text-properties fo:font-size="10pt" style:font-size-asian="10pt"/>
    </style:style>
    <style:style style:name="ListLabel_20_777" style:display-name="ListLabel 777" style:family="text">
      <style:text-properties fo:font-size="10pt" style:font-size-asian="10pt"/>
    </style:style>
    <style:style style:name="ListLabel_20_778" style:display-name="ListLabel 778" style:family="text">
      <style:text-properties fo:font-size="10pt" style:font-size-asian="10pt"/>
    </style:style>
    <style:style style:name="ListLabel_20_779" style:display-name="ListLabel 779" style:family="text">
      <style:text-properties fo:font-size="10pt" style:font-size-asian="10pt"/>
    </style:style>
    <style:style style:name="ListLabel_20_780" style:display-name="ListLabel 780" style:family="text">
      <style:text-properties fo:font-size="10pt" style:font-size-asian="10pt"/>
    </style:style>
    <style:style style:name="ListLabel_20_781" style:display-name="ListLabel 781" style:family="text">
      <style:text-properties fo:font-size="10pt" style:font-size-asian="10pt"/>
    </style:style>
    <style:style style:name="ListLabel_20_782" style:display-name="ListLabel 782" style:family="text">
      <style:text-properties fo:font-size="10pt" style:font-size-asian="10pt"/>
    </style:style>
    <style:style style:name="ListLabel_20_783" style:display-name="ListLabel 783" style:family="text">
      <style:text-properties fo:font-size="10pt" style:font-size-asian="10pt"/>
    </style:style>
    <style:style style:name="ListLabel_20_784" style:display-name="ListLabel 784" style:family="text">
      <style:text-properties fo:font-size="10pt" style:font-size-asian="10pt"/>
    </style:style>
    <style:style style:name="ListLabel_20_785" style:display-name="ListLabel 785" style:family="text">
      <style:text-properties fo:font-size="10pt" style:font-size-asian="10pt"/>
    </style:style>
    <style:style style:name="ListLabel_20_786" style:display-name="ListLabel 786" style:family="text">
      <style:text-properties fo:font-size="10pt" style:font-size-asian="10pt"/>
    </style:style>
    <style:style style:name="ListLabel_20_787" style:display-name="ListLabel 787" style:family="text">
      <style:text-properties fo:font-size="10pt" style:font-size-asian="10pt"/>
    </style:style>
    <style:style style:name="ListLabel_20_788" style:display-name="ListLabel 788" style:family="text">
      <style:text-properties fo:font-size="10pt" style:font-size-asian="10pt"/>
    </style:style>
    <style:style style:name="ListLabel_20_789" style:display-name="ListLabel 789" style:family="text">
      <style:text-properties fo:font-size="10pt" style:font-size-asian="10pt"/>
    </style:style>
    <style:style style:name="ListLabel_20_790" style:display-name="ListLabel 790" style:family="text">
      <style:text-properties fo:font-size="10pt" style:font-size-asian="10pt"/>
    </style:style>
    <style:style style:name="ListLabel_20_791" style:display-name="ListLabel 791" style:family="text">
      <style:text-properties fo:font-size="10pt" style:font-size-asian="10pt"/>
    </style:style>
    <style:style style:name="ListLabel_20_792" style:display-name="ListLabel 792" style:family="text">
      <style:text-properties fo:font-size="10pt" style:font-size-asian="10pt"/>
    </style:style>
    <style:style style:name="ListLabel_20_793" style:display-name="ListLabel 793" style:family="text">
      <style:text-properties fo:font-size="10pt" style:font-size-asian="10pt"/>
    </style:style>
    <style:style style:name="ListLabel_20_794" style:display-name="ListLabel 794" style:family="text">
      <style:text-properties fo:font-size="10pt" style:font-size-asian="10pt"/>
    </style:style>
    <style:style style:name="ListLabel_20_795" style:display-name="ListLabel 795" style:family="text">
      <style:text-properties fo:font-size="10pt" style:font-size-asian="10pt"/>
    </style:style>
    <style:style style:name="ListLabel_20_796" style:display-name="ListLabel 796" style:family="text">
      <style:text-properties fo:font-size="10pt" style:font-size-asian="10pt"/>
    </style:style>
    <style:style style:name="ListLabel_20_797" style:display-name="ListLabel 797" style:family="text">
      <style:text-properties fo:font-size="10pt" style:font-size-asian="10pt"/>
    </style:style>
    <style:style style:name="ListLabel_20_798" style:display-name="ListLabel 798" style:family="text">
      <style:text-properties fo:font-size="10pt" style:font-size-asian="10pt"/>
    </style:style>
    <style:style style:name="ListLabel_20_799" style:display-name="ListLabel 799" style:family="text">
      <style:text-properties fo:font-size="10pt" style:font-size-asian="10pt"/>
    </style:style>
    <style:style style:name="ListLabel_20_800" style:display-name="ListLabel 800" style:family="text">
      <style:text-properties fo:font-size="10pt" style:font-size-asian="10pt"/>
    </style:style>
    <style:style style:name="ListLabel_20_801" style:display-name="ListLabel 801" style:family="text">
      <style:text-properties fo:font-size="10pt" style:font-size-asian="10pt"/>
    </style:style>
    <style:style style:name="ListLabel_20_802" style:display-name="ListLabel 802" style:family="text">
      <style:text-properties fo:font-size="10pt" style:font-size-asian="10pt"/>
    </style:style>
    <style:style style:name="ListLabel_20_803" style:display-name="ListLabel 803" style:family="text">
      <style:text-properties fo:font-size="10pt" style:font-size-asian="10pt"/>
    </style:style>
    <style:style style:name="ListLabel_20_804" style:display-name="ListLabel 804" style:family="text">
      <style:text-properties fo:font-size="10pt" style:font-size-asian="10pt"/>
    </style:style>
    <style:style style:name="ListLabel_20_805" style:display-name="ListLabel 805" style:family="text">
      <style:text-properties fo:font-size="10pt" style:font-size-asian="10pt"/>
    </style:style>
    <style:style style:name="ListLabel_20_806" style:display-name="ListLabel 806" style:family="text">
      <style:text-properties fo:font-size="10pt" style:font-size-asian="10pt"/>
    </style:style>
    <style:style style:name="ListLabel_20_807" style:display-name="ListLabel 807" style:family="text">
      <style:text-properties fo:font-size="10pt" style:font-size-asian="10pt"/>
    </style:style>
    <style:style style:name="ListLabel_20_808" style:display-name="ListLabel 808" style:family="text">
      <style:text-properties fo:font-size="10pt" style:font-size-asian="10pt"/>
    </style:style>
    <style:style style:name="ListLabel_20_809" style:display-name="ListLabel 809" style:family="text">
      <style:text-properties fo:font-size="10pt" style:font-size-asian="10pt"/>
    </style:style>
    <style:style style:name="ListLabel_20_810" style:display-name="ListLabel 810" style:family="text">
      <style:text-properties fo:font-size="10pt" style:font-size-asian="10pt"/>
    </style:style>
    <style:style style:name="ListLabel_20_811" style:display-name="ListLabel 811" style:family="text">
      <style:text-properties fo:font-size="10pt" style:font-size-asian="10pt"/>
    </style:style>
    <style:style style:name="ListLabel_20_812" style:display-name="ListLabel 812" style:family="text">
      <style:text-properties fo:font-size="10pt" style:font-size-asian="10pt"/>
    </style:style>
    <style:style style:name="ListLabel_20_813" style:display-name="ListLabel 813" style:family="text">
      <style:text-properties fo:font-size="10pt" style:font-size-asian="10pt"/>
    </style:style>
    <style:style style:name="ListLabel_20_814" style:display-name="ListLabel 814" style:family="text">
      <style:text-properties fo:font-size="10pt" style:font-size-asian="10pt"/>
    </style:style>
    <style:style style:name="ListLabel_20_815" style:display-name="ListLabel 815" style:family="text">
      <style:text-properties fo:font-size="10pt" style:font-size-asian="10pt"/>
    </style:style>
    <style:style style:name="ListLabel_20_816" style:display-name="ListLabel 816" style:family="text">
      <style:text-properties fo:font-size="10pt" style:font-size-asian="10pt"/>
    </style:style>
    <style:style style:name="ListLabel_20_817" style:display-name="ListLabel 817" style:family="text">
      <style:text-properties fo:font-size="10pt" style:font-size-asian="10pt"/>
    </style:style>
    <style:style style:name="ListLabel_20_818" style:display-name="ListLabel 818" style:family="text">
      <style:text-properties fo:font-size="10pt" style:font-size-asian="10pt"/>
    </style:style>
    <style:style style:name="ListLabel_20_819" style:display-name="ListLabel 819" style:family="text">
      <style:text-properties fo:font-size="10pt" style:font-size-asian="10pt"/>
    </style:style>
    <style:style style:name="ListLabel_20_820" style:display-name="ListLabel 820" style:family="text">
      <style:text-properties fo:font-size="10pt" style:font-size-asian="10pt"/>
    </style:style>
    <style:style style:name="ListLabel_20_821" style:display-name="ListLabel 821" style:family="text">
      <style:text-properties fo:font-size="10pt" style:font-size-asian="10pt"/>
    </style:style>
    <style:style style:name="ListLabel_20_822" style:display-name="ListLabel 822" style:family="text">
      <style:text-properties fo:font-size="10pt" style:font-size-asian="10pt"/>
    </style:style>
    <style:style style:name="ListLabel_20_823" style:display-name="ListLabel 823" style:family="text">
      <style:text-properties fo:font-size="10pt" style:font-size-asian="10pt"/>
    </style:style>
    <style:style style:name="ListLabel_20_824" style:display-name="ListLabel 824" style:family="text">
      <style:text-properties fo:font-size="10pt" style:font-size-asian="10pt"/>
    </style:style>
    <style:style style:name="ListLabel_20_825" style:display-name="ListLabel 825" style:family="text">
      <style:text-properties fo:font-size="10pt" style:font-size-asian="10pt"/>
    </style:style>
    <style:style style:name="ListLabel_20_826" style:display-name="ListLabel 826" style:family="text">
      <style:text-properties fo:font-size="10pt" style:font-size-asian="10pt"/>
    </style:style>
    <style:style style:name="ListLabel_20_827" style:display-name="ListLabel 827" style:family="text">
      <style:text-properties fo:font-size="10pt" style:font-size-asian="10pt"/>
    </style:style>
    <style:style style:name="ListLabel_20_828" style:display-name="ListLabel 828" style:family="text">
      <style:text-properties fo:font-size="10pt" style:font-size-asian="10pt"/>
    </style:style>
    <style:style style:name="ListLabel_20_829" style:display-name="ListLabel 829" style:family="text">
      <style:text-properties fo:font-size="10pt" style:font-size-asian="10pt"/>
    </style:style>
    <style:style style:name="ListLabel_20_830" style:display-name="ListLabel 830" style:family="text">
      <style:text-properties fo:font-size="10pt" style:font-size-asian="10pt"/>
    </style:style>
    <style:style style:name="ListLabel_20_831" style:display-name="ListLabel 831" style:family="text">
      <style:text-properties fo:font-size="10pt" style:font-size-asian="10pt"/>
    </style:style>
    <style:style style:name="ListLabel_20_832" style:display-name="ListLabel 832" style:family="text">
      <style:text-properties fo:font-size="10pt" style:font-size-asian="10pt"/>
    </style:style>
    <style:style style:name="ListLabel_20_833" style:display-name="ListLabel 833" style:family="text">
      <style:text-properties fo:font-size="10pt" style:font-size-asian="10pt"/>
    </style:style>
    <style:style style:name="ListLabel_20_834" style:display-name="ListLabel 834" style:family="text">
      <style:text-properties fo:font-size="10pt" style:font-size-asian="10pt"/>
    </style:style>
    <style:style style:name="ListLabel_20_835" style:display-name="ListLabel 835" style:family="text">
      <style:text-properties fo:font-size="10pt" style:font-size-asian="10pt"/>
    </style:style>
    <style:style style:name="ListLabel_20_836" style:display-name="ListLabel 836" style:family="text">
      <style:text-properties fo:font-size="10pt" style:font-size-asian="10pt"/>
    </style:style>
    <style:style style:name="ListLabel_20_837" style:display-name="ListLabel 837" style:family="text">
      <style:text-properties fo:font-size="10pt" style:font-size-asian="10pt"/>
    </style:style>
    <style:style style:name="ListLabel_20_838" style:display-name="ListLabel 838" style:family="text">
      <style:text-properties fo:font-size="10pt" style:font-size-asian="10pt"/>
    </style:style>
    <style:style style:name="ListLabel_20_839" style:display-name="ListLabel 839" style:family="text">
      <style:text-properties fo:font-size="10pt" style:font-size-asian="10pt"/>
    </style:style>
    <style:style style:name="ListLabel_20_840" style:display-name="ListLabel 840" style:family="text">
      <style:text-properties fo:font-size="10pt" style:font-size-asian="10pt"/>
    </style:style>
    <style:style style:name="ListLabel_20_841" style:display-name="ListLabel 841" style:family="text">
      <style:text-properties fo:font-size="10pt" style:font-size-asian="10pt"/>
    </style:style>
    <style:style style:name="ListLabel_20_842" style:display-name="ListLabel 842" style:family="text">
      <style:text-properties fo:font-size="10pt" style:font-size-asian="10pt"/>
    </style:style>
    <style:style style:name="ListLabel_20_843" style:display-name="ListLabel 843" style:family="text">
      <style:text-properties fo:font-size="10pt" style:font-size-asian="10pt"/>
    </style:style>
    <style:style style:name="ListLabel_20_844" style:display-name="ListLabel 844" style:family="text">
      <style:text-properties fo:font-size="10pt" style:font-size-asian="10pt"/>
    </style:style>
    <style:style style:name="ListLabel_20_845" style:display-name="ListLabel 845" style:family="text">
      <style:text-properties fo:font-size="10pt" style:font-size-asian="10pt"/>
    </style:style>
    <style:style style:name="ListLabel_20_846" style:display-name="ListLabel 846" style:family="text">
      <style:text-properties fo:font-size="10pt" style:font-size-asian="10pt"/>
    </style:style>
    <style:style style:name="ListLabel_20_847" style:display-name="ListLabel 847" style:family="text">
      <style:text-properties fo:font-size="10pt" style:font-size-asian="10pt"/>
    </style:style>
    <style:style style:name="ListLabel_20_848" style:display-name="ListLabel 848" style:family="text">
      <style:text-properties fo:font-size="10pt" style:font-size-asian="10pt"/>
    </style:style>
    <style:style style:name="ListLabel_20_849" style:display-name="ListLabel 849" style:family="text">
      <style:text-properties fo:font-size="10pt" style:font-size-asian="10pt"/>
    </style:style>
    <style:style style:name="ListLabel_20_850" style:display-name="ListLabel 850" style:family="text">
      <style:text-properties fo:font-size="10pt" style:font-size-asian="10pt"/>
    </style:style>
    <style:style style:name="ListLabel_20_851" style:display-name="ListLabel 851" style:family="text">
      <style:text-properties fo:font-size="10pt" style:font-size-asian="10pt"/>
    </style:style>
    <style:style style:name="ListLabel_20_852" style:display-name="ListLabel 852" style:family="text">
      <style:text-properties fo:font-size="10pt" style:font-size-asian="10pt"/>
    </style:style>
    <style:style style:name="ListLabel_20_853" style:display-name="ListLabel 853" style:family="text">
      <style:text-properties fo:font-size="10pt" style:font-size-asian="10pt"/>
    </style:style>
    <style:style style:name="ListLabel_20_854" style:display-name="ListLabel 854" style:family="text">
      <style:text-properties fo:font-size="10pt" style:font-size-asian="10pt"/>
    </style:style>
    <style:style style:name="ListLabel_20_855" style:display-name="ListLabel 855" style:family="text">
      <style:text-properties fo:font-size="10pt" style:font-size-asian="10pt"/>
    </style:style>
    <style:style style:name="ListLabel_20_856" style:display-name="ListLabel 856" style:family="text">
      <style:text-properties fo:font-size="10pt" style:font-size-asian="10pt"/>
    </style:style>
    <style:style style:name="ListLabel_20_857" style:display-name="ListLabel 857" style:family="text">
      <style:text-properties fo:font-size="10pt" style:font-size-asian="10pt"/>
    </style:style>
    <style:style style:name="ListLabel_20_858" style:display-name="ListLabel 858" style:family="text">
      <style:text-properties fo:font-size="10pt" style:font-size-asian="10pt"/>
    </style:style>
    <style:style style:name="ListLabel_20_859" style:display-name="ListLabel 859" style:family="text">
      <style:text-properties fo:font-size="10pt" style:font-size-asian="10pt"/>
    </style:style>
    <style:style style:name="ListLabel_20_860" style:display-name="ListLabel 860" style:family="text">
      <style:text-properties fo:font-size="10pt" style:font-size-asian="10pt"/>
    </style:style>
    <style:style style:name="ListLabel_20_861" style:display-name="ListLabel 861" style:family="text">
      <style:text-properties fo:font-size="10pt" style:font-size-asian="10pt"/>
    </style:style>
    <style:style style:name="ListLabel_20_862" style:display-name="ListLabel 862" style:family="text">
      <style:text-properties fo:font-size="10pt" style:font-size-asian="10pt"/>
    </style:style>
    <style:style style:name="ListLabel_20_863" style:display-name="ListLabel 863" style:family="text">
      <style:text-properties fo:font-size="10pt" style:font-size-asian="10pt"/>
    </style:style>
    <style:style style:name="ListLabel_20_864" style:display-name="ListLabel 864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1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2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3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4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5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7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8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9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0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1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2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3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4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7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9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7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0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bullet text:level="1" text:style-name="ListLabel_20_7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1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7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2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text:style-name="ListLabel_20_7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3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bullet text:level="1" text:style-name="ListLabel_20_7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bullet text:level="1" text:style-name="ListLabel_20_7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text:style-name="ListLabel_20_7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5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text:style-name="ListLabel_20_7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6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text:style-name="ListLabel_20_7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7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text:style-name="ListLabel_20_7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8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bullet text:level="1" text:style-name="ListLabel_20_7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9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bullet text:level="1" text:style-name="ListLabel_20_8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0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text:style-name="ListLabel_20_8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bullet text:level="1" text:style-name="ListLabel_20_8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2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bullet text:level="1" text:style-name="ListLabel_20_8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bullet text:level="1" text:style-name="ListLabel_20_8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bullet text:level="1" text:style-name="ListLabel_20_8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4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bullet text:level="1" text:style-name="ListLabel_20_8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5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sour</meta:initial-creator>
    <meta:editing-cycles>39</meta:editing-cycles>
    <meta:creation-date>2026-04-03T23:19:00</meta:creation-date>
    <dc:date>2026-04-08T00:57:35.551816289</dc:date>
    <meta:editing-duration>PT18H20M39S</meta:editing-duration>
    <meta:generator>LibreOffice/24.2.7.2$Linux_X86_64 LibreOffice_project/420$Build-2</meta:generator>
    <meta:document-statistic meta:table-count="1" meta:image-count="0" meta:object-count="0" meta:page-count="19" meta:paragraph-count="420" meta:word-count="4563" meta:character-count="29526" meta:non-whitespace-character-count="25570"/>
    <meta:user-defined meta:name="AppVersion">14.0000</meta:user-defined>
    <meta:template xlink:type="simple" xlink:actuate="onRequest" xlink:title="Normal.dotm" xlink:href=""/>
  </office:meta>
</office:document-meta>
</file>